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ent.py" manifest:media-type=""/>
  <manifest:file-entry manifest:full-path="Scripts/python/pythonpath/indoc/ichiran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karute.py" manifest:media-type=""/>
  <manifest:file-entry manifest:full-path="Scripts/python/pythonpath/indoc/keik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4" style:family="table-column">
      <style:table-column-properties fo:break-before="auto" style:column-width="13.88mm"/>
    </style:style>
    <style:style style:name="co45" style:family="table-column">
      <style:table-column-properties fo:break-before="auto" style:column-width="44.9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ro16" style:family="table-row">
      <style:table-row-properties style:row-height="8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1.76pt dashed #9999ff" style:direction="ttb" fo:padding="0.71mm" fo:border-right="1.76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ccff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0000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00cc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ccffff" style:diagonal-bl-tr="none" style:diagonal-tl-br="none" fo:border-left="1.76pt dashed #9999ff" fo:padding="0.71mm" fo:border-right="1.76pt dashed #ff00ff" style:rotation-align="none" fo:border-top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0000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ccffff" style:diagonal-bl-tr="none" style:diagonal-tl-br="none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1.76pt dashed #ff00ff" fo:background-color="#ccffff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90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494" style:family="table-cell" style:parent-style-name="Default">
      <style:table-cell-properties fo:border-bottom="1.76pt dashed #ff00ff" fo:border-left="none" fo:border-right="none" fo:border-top="1.76pt dashed #9999ff"/>
    </style:style>
    <style:style style:name="ce35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7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73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74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7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76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7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82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84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38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8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88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9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96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97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399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401" style:family="table-cell" style:parent-style-name="Default">
      <style:table-cell-properties fo:border-bottom="none" fo:background-color="#ff00ff" style:text-align-source="fix" style:repeat-content="false" fo:border-left="1.76pt dashed #9999ff" fo:border-right="1.76pt dashed #ff00ff" fo:border-top="none"/>
      <style:paragraph-properties fo:text-align="center"/>
    </style:style>
    <style:style style:name="ce403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404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40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07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1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1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20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2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2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30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54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5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45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order="none"/>
      <style:text-properties style:font-name="TakaoPMincho" style:font-name-asian="TakaoPMincho"/>
    </style:style>
    <style:style style:name="ce45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96" style:family="table-cell" style:parent-style-name="Default">
      <style:table-cell-properties fo:wrap-option="wrap"/>
    </style:style>
    <style:style style:name="ce49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0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0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2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0">
      <style:table-cell-properties fo:wrap-option="wrap" fo:border="none"/>
      <style:text-properties fo:color="#ffffff"/>
    </style:style>
    <style:style style:name="ce551" style:family="table-cell" style:parent-style-name="Default">
      <style:table-cell-properties fo:wrap-option="wrap" fo:border="none"/>
    </style:style>
    <style:style style:name="ce55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fo:wrap-option="wrap" fo:border="none"/>
    </style:style>
    <style:style style:name="ce5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5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6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5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0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ext-properties style:font-name="ＭＳ Ｐゴシック1" style:font-name-asian="ＭＳ Ｐゴシック1"/>
    </style:style>
    <style:style style:name="ce61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1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fo:border="none" style:vertical-align="middle"/>
    </style:style>
    <style:style style:name="ce622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2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31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fo:wrap-option="wrap" fo:border="none" style:vertical-align="middle"/>
    </style:style>
    <style:style style:name="ce764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 style:data-style-name="N10111">
      <style:table-cell-properties fo:wrap-option="wrap" fo:border="none"/>
      <style:text-properties fo:color="#ffffff"/>
    </style:style>
    <style:style style:name="ce77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23" style:family="table-cell" style:parent-style-name="Default">
      <style:table-cell-properties fo:background-color="transparent" fo:border="none"/>
    </style:style>
    <style:style style:name="ce82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322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324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334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336" style:family="table-cell" style:parent-style-name="Default">
      <style:table-cell-properties fo:border-bottom="none" style:diagonal-bl-tr="none" style:diagonal-tl-br="none" style:text-align-source="fix" style:repeat-content="false" fo:border-left="1.76pt dashed #9999ff" fo:padding="0.71mm" fo:border-right="1.76pt dashed #ff00ff" style:rotation-align="none" fo:border-top="none"/>
      <style:paragraph-properties fo:text-align="start"/>
      <style:text-properties style:font-name="ＭＳ Ｐゴシック1" style:font-name-asian="ＭＳ Ｐゴシック1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100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34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4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3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fo:background-color="#9999ff" fo:border="none"/>
    </style:style>
    <style:style style:name="ce335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5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62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53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11.02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default-cell-style-name="ce62"/>
        <table:table-column table:style-name="co8" table:number-columns-repeated="4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28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60" office:value-type="string" calcext:value-type="string" table:number-columns-spanned="1" table:number-rows-spanned="2">
            <text:p>ｴ結</text:p>
          </table:table-cell>
          <table:table-cell table:style-name="ce53" office:value-type="string" calcext:value-type="string" table:number-columns-spanned="1" table:number-rows-spanned="2">
            <text:p>読影</text:p>
          </table:table-cell>
          <table:table-cell table:style-name="ce53" office:value-type="string" calcext:value-type="string" table:number-columns-spanned="1" table:number-rows-spanned="2">
            <text:p>退処</text:p>
          </table:table-cell>
          <table:table-cell table:style-name="ce54" office:value-type="string" calcext:value-type="string" table:number-columns-spanned="1" table:number-rows-spanned="2">
            <text:p>血液</text:p>
          </table:table-cell>
          <table:table-cell table:style-name="ce64" office:value-type="string" calcext:value-type="string" table:number-columns-spanned="1" table:number-rows-spanned="2">
            <text:p>画像</text:p>
          </table:table-cell>
          <table:table-cell table:style-name="ce64" office:value-type="string" calcext:value-type="string" table:number-columns-spanned="1" table:number-rows-spanned="2">
            <text:p>処置</text:p>
          </table:table-cell>
          <table:table-cell table:style-name="ce64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53" office:value-type="string" calcext:value-type="string" table:number-columns-spanned="1" table:number-rows-spanned="2">
            <text:p>糖尿</text:p>
          </table:table-cell>
          <table:table-cell table:style-name="ce53" office:value-type="string" calcext:value-type="string" table:number-columns-spanned="1" table:number-rows-spanned="2">
            <text:p>熱発</text:p>
          </table:table-cell>
          <table:table-cell table:style-name="ce53" office:value-type="string" calcext:value-type="string" table:number-columns-spanned="1" table:number-rows-spanned="2">
            <text:p>計書</text:p>
          </table:table-cell>
          <table:table-cell table:style-name="ce53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53"/>
          <table:covered-table-cell table:style-name="ce54"/>
          <table:covered-table-cell table:number-columns-repeated="4" table:style-name="ce64"/>
          <table:covered-table-cell table:number-columns-repeated="3" table:style-name="ce53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28"/>
          <table:table-cell table:style-name="ce303" table:number-columns-repeated="3"/>
          <table:table-cell table:style-name="ce328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　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38" table:formula="of:=TODAY()+1-[.F3]" office:value-type="float" office:value="1402" calcext:value-type="float">
            <text:p>1402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55"/>
          <table:table-cell table:style-name="ce469" table:number-columns-repeated="4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5"/>
          <table:table-cell table:style-name="ce57"/>
          <table:table-cell table:style-name="ce441" table:number-columns-repeated="1010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ｻﾝｼｺﾞﾛｸﾅ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71" calcext:value-type="float">
            <text:p>271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303"/>
          <table:table-cell table:style-name="ce303" office:value-type="string" calcext:value-type="string">
            <text:p>待</text:p>
          </table:table-cell>
          <table:table-cell table:style-name="ce55"/>
          <table:table-cell table:style-name="ce469" table:number-columns-repeated="4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461">
            <office:annotation draw:style-name="gr1" draw:text-style-name="P2" svg:width="28.99mm" svg:height="5.96mm" svg:x="206.58mm" svg:y="6.74mm" draw:caption-point-x="-6.1mm" draw:caption-point-y="15.1mm">
              <dc:date>2018-07-28T00:00:00</dc:date>
              <text:p text:style-name="P1"><text:span text:style-name="T1">8/7 11:30 </text:span><text:span text:style-name="T1">面談</text:span></text:p>
            </office:annotation>
          </table:table-cell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5"/>
          <table:table-cell table:style-name="ce58"/>
          <table:table-cell table:style-name="ce446" table:number-columns-repeated="1010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5" calcext:value-type="float">
            <text:p>355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59"/>
          <table:table-cell table:style-name="ce61" table:number-columns-repeated="4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28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5"/>
          <table:table-cell table:style-name="ce60"/>
          <table:table-cell table:style-name="ce451" table:number-columns-repeated="1010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459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47" calcext:value-type="float">
            <text:p>147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59" calcext:value-type="float">
            <text:p>59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328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6" table:number-columns-repeated="2"/>
          <table:table-cell table:style-name="ce17"/>
          <table:table-cell table:style-name="ce27" table:number-columns-repeated="2"/>
          <table:table-cell table:style-name="ce36"/>
          <table:table-cell table:style-name="ce6" table:number-columns-repeated="5"/>
          <table:table-cell table:style-name="ce63"/>
          <table:table-cell table:style-name="ce68" table:number-columns-repeated="4"/>
          <table:table-cell table:style-name="ce6" table:number-columns-repeated="240"/>
          <table:table-cell table:style-name="ce90" table:number-columns-repeated="766"/>
          <table:table-cell table:style-name="ce494" table:number-columns-repeated="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69"/>
        <table:table-column table:style-name="co17" table:number-columns-repeated="29" table:default-cell-style-name="ce109"/>
        <table:table-column table:style-name="co18" table:number-columns-repeated="16" table:default-cell-style-name="ce109"/>
        <table:table-column table:style-name="co19" table:default-cell-style-name="ce109"/>
        <table:table-column table:style-name="co20" table:number-columns-repeated="7" table:default-cell-style-name="ce109"/>
        <table:table-column table:style-name="co18" table:default-cell-style-name="ce109"/>
        <table:table-column table:style-name="co20" table:default-cell-style-name="ce109"/>
        <table:table-column table:style-name="co21" table:default-cell-style-name="ce109"/>
        <table:table-column table:style-name="co20" table:default-cell-style-name="ce109"/>
        <table:table-column table:style-name="co18" table:number-columns-repeated="196" table:default-cell-style-name="ce109"/>
        <table:table-column table:style-name="co18" table:number-columns-repeated="765" table:default-cell-style-name="ce457"/>
        <table:table-column table:style-name="co18" table:number-columns-repeated="5" table:default-cell-style-name="ce328"/>
        <table:table-row table:style-name="ro3">
          <table:table-cell table:style-name="ce351" office:value-type="string" calcext:value-type="string">
            <text:p>一覧へ</text:p>
          </table:table-cell>
          <table:table-cell table:style-name="ce370"/>
          <table:table-cell table:style-name="ce110" office:value-type="string" calcext:value-type="string" table:number-columns-spanned="5" table:number-rows-spanned="1">
            <text:p>COPY</text:p>
          </table:table-cell>
          <table:covered-table-cell table:number-columns-repeated="3" table:style-name="ce385"/>
          <table:covered-table-cell table:style-name="ce391"/>
          <table:table-cell table:style-name="ce328"/>
          <table:table-cell table:style-name="ce110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92"/>
          <table:covered-table-cell table:number-columns-repeated="2" table:style-name="ce120"/>
          <table:table-cell table:style-name="ce120"/>
          <table:table-cell table:style-name="ce110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08" table:number-columns-repeated="3"/>
          <table:table-cell table:number-columns-repeated="7"/>
          <table:table-cell table:style-name="ce110" table:number-columns-repeated="10"/>
          <table:table-cell/>
          <table:table-cell table:style-name="ce439" office:value-type="string" calcext:value-type="string">
            <text:p>00171532</text:p>
          </table:table-cell>
          <table:table-cell table:number-columns-repeated="3"/>
          <table:table-cell table:style-name="ce440" office:value-type="string" calcext:value-type="string">
            <text:p>空枠設定</text:p>
          </table:table-cell>
          <table:table-cell table:style-name="ce432" office:value-type="string" calcext:value-type="string">
            <text:p>この患者のみ有効です。</text:p>
          </table:table-cell>
          <table:table-cell table:style-name="ce432" table:number-columns-repeated="6"/>
          <table:table-cell/>
          <table:table-cell table:style-name="ce432" table:number-columns-repeated="3"/>
          <table:table-cell table:number-columns-repeated="966"/>
        </table:table-row>
        <table:table-row table:style-name="ro4">
          <table:table-cell table:style-name="ce95" office:value-type="string" calcext:value-type="string" table:number-columns-spanned="1" table:number-rows-spanned="2">
            <text:p>コピー可</text:p>
          </table:table-cell>
          <table:table-cell table:style-name="ce371" office:value-type="string" calcext:value-type="string">
            <text:p>7月</text:p>
          </table:table-cell>
          <table:table-cell table:style-name="ce371" table:number-columns-repeated="3"/>
          <table:table-cell table:style-name="ce371" office:value-type="string" calcext:value-type="string">
            <text:p>8月</text:p>
          </table:table-cell>
          <table:table-cell table:style-name="ce371" table:number-columns-repeated="6"/>
          <table:table-cell table:style-name="ce395"/>
          <table:table-cell table:style-name="ce371" table:number-columns-repeated="15"/>
          <table:table-cell table:style-name="ce110" table:number-columns-repeated="7"/>
          <table:table-cell table:style-name="ce432" table:number-columns-repeated="5"/>
          <table:table-cell table:style-name="ce328" table:number-columns-repeated="6"/>
          <table:table-cell table:style-name="ce442"/>
          <table:table-cell table:style-name="ce432" office:value-type="string" calcext:value-type="string">
            <text:p>右の方が優先。</text:p>
          </table:table-cell>
          <table:table-cell table:style-name="ce432" table:number-columns-repeated="971"/>
          <table:table-cell table:number-columns-repeated="5"/>
        </table:table-row>
        <table:table-row table:style-name="ro4">
          <table:covered-table-cell table:style-name="ce95"/>
          <table:table-cell table:style-name="ce372" office:value-type="date" office:date-value="2018-07-28" calcext:value-type="date">
            <text:p>28</text:p>
          </table:table-cell>
          <table:table-cell table:style-name="ce379" office:value-type="date" office:date-value="2018-07-29" calcext:value-type="date">
            <text:p>29</text:p>
          </table:table-cell>
          <table:table-cell table:style-name="ce386" office:value-type="date" office:date-value="2018-07-30" calcext:value-type="date">
            <text:p>30</text:p>
          </table:table-cell>
          <table:table-cell table:style-name="ce386" office:value-type="date" office:date-value="2018-07-31" calcext:value-type="date">
            <text:p>31</text:p>
          </table:table-cell>
          <table:table-cell table:style-name="ce386" office:value-type="date" office:date-value="2018-08-01" calcext:value-type="date">
            <text:p>1</text:p>
          </table:table-cell>
          <table:table-cell table:style-name="ce386" office:value-type="date" office:date-value="2018-08-02" calcext:value-type="date">
            <text:p>2</text:p>
          </table:table-cell>
          <table:table-cell table:style-name="ce386" office:value-type="date" office:date-value="2018-08-03" calcext:value-type="date">
            <text:p>3</text:p>
          </table:table-cell>
          <table:table-cell table:style-name="ce372" office:value-type="date" office:date-value="2018-08-04" calcext:value-type="date">
            <text:p>4</text:p>
          </table:table-cell>
          <table:table-cell table:style-name="ce379" office:value-type="date" office:date-value="2018-08-05" calcext:value-type="date">
            <text:p>5</text:p>
          </table:table-cell>
          <table:table-cell table:style-name="ce386" office:value-type="date" office:date-value="2018-08-06" calcext:value-type="date">
            <text:p>6</text:p>
          </table:table-cell>
          <table:table-cell table:style-name="ce386" office:value-type="date" office:date-value="2018-08-07" calcext:value-type="date">
            <text:p>7</text:p>
          </table:table-cell>
          <table:table-cell table:style-name="ce396" office:value-type="date" office:date-value="2018-08-08" calcext:value-type="date">
            <text:p>8</text:p>
          </table:table-cell>
          <table:table-cell table:style-name="ce386" office:value-type="date" office:date-value="2018-08-09" calcext:value-type="date">
            <text:p>9</text:p>
          </table:table-cell>
          <table:table-cell table:style-name="ce386" office:value-type="date" office:date-value="2018-08-10" calcext:value-type="date">
            <text:p>10</text:p>
          </table:table-cell>
          <table:table-cell table:style-name="ce406" office:value-type="date" office:date-value="2018-08-11" calcext:value-type="date">
            <text:p>11</text:p>
          </table:table-cell>
          <table:table-cell table:style-name="ce379" office:value-type="date" office:date-value="2018-08-12" calcext:value-type="date">
            <text:p>12</text:p>
          </table:table-cell>
          <table:table-cell table:style-name="ce386" office:value-type="date" office:date-value="2018-08-13" calcext:value-type="date">
            <text:p>13</text:p>
          </table:table-cell>
          <table:table-cell table:style-name="ce386" office:value-type="date" office:date-value="2018-08-14" calcext:value-type="date">
            <text:p>14</text:p>
          </table:table-cell>
          <table:table-cell table:style-name="ce386" office:value-type="date" office:date-value="2018-08-15" calcext:value-type="date">
            <text:p>15</text:p>
          </table:table-cell>
          <table:table-cell table:style-name="ce386" office:value-type="date" office:date-value="2018-08-16" calcext:value-type="date">
            <text:p>16</text:p>
          </table:table-cell>
          <table:table-cell table:style-name="ce386" office:value-type="date" office:date-value="2018-08-17" calcext:value-type="date">
            <text:p>17</text:p>
          </table:table-cell>
          <table:table-cell table:style-name="ce372" office:value-type="date" office:date-value="2018-08-18" calcext:value-type="date">
            <text:p>18</text:p>
          </table:table-cell>
          <table:table-cell table:style-name="ce379" office:value-type="date" office:date-value="2018-08-19" calcext:value-type="date">
            <text:p>19</text:p>
          </table:table-cell>
          <table:table-cell table:style-name="ce386" office:value-type="date" office:date-value="2018-08-20" calcext:value-type="date">
            <text:p>20</text:p>
          </table:table-cell>
          <table:table-cell table:style-name="ce386" office:value-type="date" office:date-value="2018-08-21" calcext:value-type="date">
            <text:p>21</text:p>
          </table:table-cell>
          <table:table-cell table:style-name="ce386" office:value-type="date" office:date-value="2018-08-22" calcext:value-type="date">
            <text:p>22</text:p>
          </table:table-cell>
          <table:table-cell table:style-name="ce386" office:value-type="date" office:date-value="2018-08-23" calcext:value-type="date">
            <text:p>23</text:p>
          </table:table-cell>
          <table:table-cell table:style-name="ce409" office:value-type="date" office:date-value="2018-08-24" calcext:value-type="date">
            <text:p>24</text:p>
          </table:table-cell>
          <table:table-cell table:style-name="ce421" office:value-type="date" office:date-value="2018-08-25" calcext:value-type="date">
            <text:p>25</text:p>
          </table:table-cell>
          <table:table-cell table:style-name="ce427" office:value-type="date" office:date-value="2018-08-26" calcext:value-type="date">
            <text:p>26</text:p>
          </table:table-cell>
          <table:table-cell table:style-name="ce409" office:value-type="date" office:date-value="2018-08-27" calcext:value-type="date">
            <text:p>27</text:p>
          </table:table-cell>
          <table:table-cell table:style-name="ce432" table:number-columns-repeated="8"/>
          <table:table-cell table:style-name="ce328" table:number-columns-repeated="6"/>
          <table:table-cell table:style-name="ce357" office:value-type="string" calcext:value-type="string">
            <text:p>週数or月</text:p>
          </table:table-cell>
          <table:table-cell table:style-name="ce443" table:number-columns-repeated="7"/>
          <table:table-cell table:style-name="ce452"/>
          <table:table-cell table:style-name="ce357"/>
          <table:table-cell table:style-name="ce443" office:value-type="string" calcext:value-type="string">
            <text:p>2w</text:p>
          </table:table-cell>
          <table:table-cell table:style-name="ce443" office:value-type="string" calcext:value-type="string">
            <text:p>3w</text:p>
          </table:table-cell>
          <table:table-cell table:style-name="ce432" table:number-columns-repeated="961"/>
          <table:table-cell table:number-columns-repeated="5"/>
        </table:table-row>
        <table:table-row table:style-name="ro4">
          <table:table-cell table:style-name="ce357" office:value-type="string" calcext:value-type="string">
            <text:p>時間枠</text:p>
          </table:table-cell>
          <table:table-cell table:style-name="ce373" office:value-type="string" calcext:value-type="string">
            <text:p>土</text:p>
          </table:table-cell>
          <table:table-cell table:style-name="ce382" office:value-type="string" calcext:value-type="string">
            <text:p>日</text:p>
          </table:table-cell>
          <table:table-cell table:style-name="ce371" office:value-type="string" calcext:value-type="string">
            <text:p>月</text:p>
          </table:table-cell>
          <table:table-cell table:style-name="ce371" office:value-type="string" calcext:value-type="string">
            <text:p>火</text:p>
          </table:table-cell>
          <table:table-cell table:style-name="ce371" office:value-type="string" calcext:value-type="string">
            <text:p>水</text:p>
          </table:table-cell>
          <table:table-cell table:style-name="ce371" office:value-type="string" calcext:value-type="string">
            <text:p>木</text:p>
          </table:table-cell>
          <table:table-cell table:style-name="ce371" office:value-type="string" calcext:value-type="string">
            <text:p>金</text:p>
          </table:table-cell>
          <table:table-cell table:style-name="ce373" office:value-type="string" calcext:value-type="string">
            <text:p>土</text:p>
          </table:table-cell>
          <table:table-cell table:style-name="ce382" office:value-type="string" calcext:value-type="string">
            <text:p>日</text:p>
          </table:table-cell>
          <table:table-cell table:style-name="ce371" office:value-type="string" calcext:value-type="string">
            <text:p>月</text:p>
          </table:table-cell>
          <table:table-cell table:style-name="ce371" office:value-type="string" calcext:value-type="string">
            <text:p>火</text:p>
          </table:table-cell>
          <table:table-cell table:style-name="ce395" office:value-type="string" calcext:value-type="string">
            <text:p>水</text:p>
          </table:table-cell>
          <table:table-cell table:style-name="ce371" office:value-type="string" calcext:value-type="string">
            <text:p>木</text:p>
          </table:table-cell>
          <table:table-cell table:style-name="ce371" office:value-type="string" calcext:value-type="string">
            <text:p>金</text:p>
          </table:table-cell>
          <table:table-cell table:style-name="ce407" office:value-type="string" calcext:value-type="string">
            <text:p>土</text:p>
          </table:table-cell>
          <table:table-cell table:style-name="ce382" office:value-type="string" calcext:value-type="string">
            <text:p>日</text:p>
          </table:table-cell>
          <table:table-cell table:style-name="ce371" office:value-type="string" calcext:value-type="string">
            <text:p>月</text:p>
          </table:table-cell>
          <table:table-cell table:style-name="ce371" office:value-type="string" calcext:value-type="string">
            <text:p>火</text:p>
          </table:table-cell>
          <table:table-cell table:style-name="ce371" office:value-type="string" calcext:value-type="string">
            <text:p>水</text:p>
          </table:table-cell>
          <table:table-cell table:style-name="ce371" office:value-type="string" calcext:value-type="string">
            <text:p>木</text:p>
          </table:table-cell>
          <table:table-cell table:style-name="ce371" office:value-type="string" calcext:value-type="string">
            <text:p>金</text:p>
          </table:table-cell>
          <table:table-cell table:style-name="ce373" office:value-type="string" calcext:value-type="string">
            <text:p>土</text:p>
          </table:table-cell>
          <table:table-cell table:style-name="ce382" office:value-type="string" calcext:value-type="string">
            <text:p>日</text:p>
          </table:table-cell>
          <table:table-cell table:style-name="ce371" office:value-type="string" calcext:value-type="string">
            <text:p>月</text:p>
          </table:table-cell>
          <table:table-cell table:style-name="ce371" office:value-type="string" calcext:value-type="string">
            <text:p>火</text:p>
          </table:table-cell>
          <table:table-cell table:style-name="ce371" office:value-type="string" calcext:value-type="string">
            <text:p>水</text:p>
          </table:table-cell>
          <table:table-cell table:style-name="ce371" office:value-type="string" calcext:value-type="string">
            <text:p>木</text:p>
          </table:table-cell>
          <table:table-cell table:style-name="ce410" office:value-type="string" calcext:value-type="string">
            <text:p>金</text:p>
          </table:table-cell>
          <table:table-cell table:style-name="ce422" office:value-type="string" calcext:value-type="string">
            <text:p>土</text:p>
          </table:table-cell>
          <table:table-cell table:style-name="ce429" office:value-type="string" calcext:value-type="string">
            <text:p>日</text:p>
          </table:table-cell>
          <table:table-cell table:style-name="ce410" office:value-type="string" calcext:value-type="string">
            <text:p>月</text:p>
          </table:table-cell>
          <table:table-cell table:style-name="ce432" table:number-columns-repeated="8"/>
          <table:table-cell table:style-name="ce328" table:number-columns-repeated="6"/>
          <table:table-cell table:style-name="ce357" office:value-type="string" calcext:value-type="string">
            <text:p>曜日or日</text:p>
          </table:table-cell>
          <table:table-cell table:style-name="ce445" office:value-type="string" calcext:value-type="string">
            <text:p>日</text:p>
          </table:table-cell>
          <table:table-cell table:style-name="ce410" office:value-type="string" calcext:value-type="string">
            <text:p>月</text:p>
          </table:table-cell>
          <table:table-cell table:style-name="ce410" office:value-type="string" calcext:value-type="string">
            <text:p>火</text:p>
          </table:table-cell>
          <table:table-cell table:style-name="ce410" office:value-type="string" calcext:value-type="string">
            <text:p>水</text:p>
          </table:table-cell>
          <table:table-cell table:style-name="ce410" office:value-type="string" calcext:value-type="string">
            <text:p>木</text:p>
          </table:table-cell>
          <table:table-cell table:style-name="ce410" office:value-type="string" calcext:value-type="string">
            <text:p>金</text:p>
          </table:table-cell>
          <table:table-cell table:style-name="ce450" office:value-type="string" calcext:value-type="string">
            <text:p>土</text:p>
          </table:table-cell>
          <table:table-cell table:style-name="ce454" office:value-type="string" calcext:value-type="string">
            <text:p>祝</text:p>
          </table:table-cell>
          <table:table-cell table:style-name="ce455" office:value-type="float" office:value="28" calcext:value-type="float">
            <text:p>28</text:p>
          </table:table-cell>
          <table:table-cell table:number-columns-repeated="2" table:style-name="ce410" office:value-type="string" calcext:value-type="string">
            <text:p>火</text:p>
          </table:table-cell>
          <table:table-cell table:style-name="ce432" table:number-columns-repeated="961"/>
          <table:table-cell table:number-columns-repeated="5"/>
        </table:table-row>
        <table:table-row table:style-name="ro4">
          <table:table-cell table:style-name="ce360" office:value-type="time" office:time-value="PT08H00M00S" calcext:value-type="time">
            <text:p>8:00</text:p>
          </table:table-cell>
          <table:table-cell table:number-columns-repeated="11" table:style-name="ce374" office:value-type="string" calcext:value-type="string">
            <text:p>x</text:p>
          </table:table-cell>
          <table:table-cell table:style-name="ce397" office:value-type="string" calcext:value-type="string">
            <text:p>x</text:p>
          </table:table-cell>
          <table:table-cell table:number-columns-repeated="15" table:style-name="ce374" office:value-type="string" calcext:value-type="string">
            <text:p>x</text:p>
          </table:table-cell>
          <table:table-cell table:number-columns-repeated="4" table:style-name="ce412" office:value-type="string" calcext:value-type="string">
            <text:p>x</text:p>
          </table:table-cell>
          <table:table-cell table:style-name="ce357" table:number-columns-repeated="8"/>
          <table:table-cell table:style-name="ce328" table:number-columns-repeated="6"/>
          <table:table-cell table:style-name="ce360" office:value-type="time" office:time-value="PT08H00M00S" calcext:value-type="time">
            <text:p>8:00</text:p>
          </table:table-cell>
          <table:table-cell table:number-columns-repeated="11" table:style-name="ce447" office:value-type="string" calcext:value-type="string">
            <text:p>x</text:p>
          </table:table-cell>
          <table:table-cell table:style-name="ce357" table:number-columns-repeated="961"/>
          <table:table-cell table:number-columns-repeated="5"/>
        </table:table-row>
        <table:table-row table:style-name="ro4">
          <table:table-cell table:style-name="ce364" office:value-type="time" office:time-value="PT08H30M00S" calcext:value-type="time">
            <text:p>8:30</text:p>
          </table:table-cell>
          <table:table-cell table:number-columns-repeated="11" table:style-name="ce374" office:value-type="string" calcext:value-type="string">
            <text:p>x</text:p>
          </table:table-cell>
          <table:table-cell table:style-name="ce397" office:value-type="string" calcext:value-type="string">
            <text:p>x</text:p>
          </table:table-cell>
          <table:table-cell table:number-columns-repeated="15" table:style-name="ce374" office:value-type="string" calcext:value-type="string">
            <text:p>x</text:p>
          </table:table-cell>
          <table:table-cell table:number-columns-repeated="4" table:style-name="ce412" office:value-type="string" calcext:value-type="string">
            <text:p>x</text:p>
          </table:table-cell>
          <table:table-cell table:style-name="ce357" table:number-columns-repeated="8"/>
          <table:table-cell table:style-name="ce328" table:number-columns-repeated="6"/>
          <table:table-cell table:style-name="ce364" office:value-type="time" office:time-value="PT08H30M00S" calcext:value-type="time">
            <text:p>8:30</text:p>
          </table:table-cell>
          <table:table-cell table:number-columns-repeated="11" table:style-name="ce447" office:value-type="string" calcext:value-type="string">
            <text:p>x</text:p>
          </table:table-cell>
          <table:table-cell table:style-name="ce357" table:number-columns-repeated="961"/>
          <table:table-cell table:number-columns-repeated="5"/>
        </table:table-row>
        <table:table-row table:style-name="ro4">
          <table:table-cell table:style-name="ce364" office:value-type="time" office:time-value="PT09H00M00S" calcext:value-type="time">
            <text:p>9:00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style-name="ce399" office:value-type="string" calcext:value-type="string">
            <text:p>/</text:p>
          </table:table-cell>
          <table:table-cell table:style-name="ce375" office:value-type="string" calcext:value-type="string">
            <text:p>/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style-name="ce412" office:value-type="string" calcext:value-type="string">
            <text:p>x</text:p>
          </table:table-cell>
          <table:table-cell table:style-name="ce423" office:value-type="string" calcext:value-type="string">
            <text:p>/</text:p>
          </table:table-cell>
          <table:table-cell table:style-name="ce412" office:value-type="string" calcext:value-type="string">
            <text:p>x</text:p>
          </table:table-cell>
          <table:table-cell table:style-name="ce423" office:value-type="string" calcext:value-type="string">
            <text:p>/</text:p>
          </table:table-cell>
          <table:table-cell table:style-name="ce357" table:number-columns-repeated="8"/>
          <table:table-cell table:style-name="ce328" table:number-columns-repeated="6"/>
          <table:table-cell table:style-name="ce364" office:value-type="time" office:time-value="PT09H00M00S" calcext:value-type="time">
            <text:p>9:00</text:p>
          </table:table-cell>
          <table:table-cell table:style-name="ce447" office:value-type="string" calcext:value-type="string">
            <text:p>x</text:p>
          </table:table-cell>
          <table:table-cell table:number-columns-repeated="4" table:style-name="ce448" office:value-type="string" calcext:value-type="string">
            <text:p>/</text:p>
          </table:table-cell>
          <table:table-cell table:style-name="ce447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7" office:value-type="string" calcext:value-type="string">
            <text:p>x</text:p>
          </table:table-cell>
          <table:table-cell table:number-columns-repeated="3" table:style-name="ce448" office:value-type="string" calcext:value-type="string">
            <text:p>/</text:p>
          </table:table-cell>
          <table:table-cell table:style-name="ce357" table:number-columns-repeated="961"/>
          <table:table-cell table:number-columns-repeated="5"/>
        </table:table-row>
        <table:table-row table:style-name="ro4">
          <table:table-cell table:style-name="ce364" office:value-type="time" office:time-value="PT09H30M00S" calcext:value-type="time">
            <text:p>9:30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style-name="ce399" office:value-type="string" calcext:value-type="string">
            <text:p>/</text:p>
          </table:table-cell>
          <table:table-cell table:style-name="ce375" office:value-type="string" calcext:value-type="string">
            <text:p>/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style-name="ce412" office:value-type="string" calcext:value-type="string">
            <text:p>x</text:p>
          </table:table-cell>
          <table:table-cell table:style-name="ce423" office:value-type="string" calcext:value-type="string">
            <text:p>/</text:p>
          </table:table-cell>
          <table:table-cell table:style-name="ce412" office:value-type="string" calcext:value-type="string">
            <text:p>x</text:p>
          </table:table-cell>
          <table:table-cell table:style-name="ce423" office:value-type="string" calcext:value-type="string">
            <text:p>/</text:p>
          </table:table-cell>
          <table:table-cell table:style-name="ce357" table:number-columns-repeated="8"/>
          <table:table-cell table:style-name="ce328" table:number-columns-repeated="6"/>
          <table:table-cell table:style-name="ce364" office:value-type="time" office:time-value="PT09H30M00S" calcext:value-type="time">
            <text:p>9:30</text:p>
          </table:table-cell>
          <table:table-cell table:style-name="ce447" office:value-type="string" calcext:value-type="string">
            <text:p>x</text:p>
          </table:table-cell>
          <table:table-cell table:number-columns-repeated="4" table:style-name="ce448" office:value-type="string" calcext:value-type="string">
            <text:p>/</text:p>
          </table:table-cell>
          <table:table-cell table:style-name="ce447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7" office:value-type="string" calcext:value-type="string">
            <text:p>x</text:p>
          </table:table-cell>
          <table:table-cell table:number-columns-repeated="3" table:style-name="ce448" office:value-type="string" calcext:value-type="string">
            <text:p>/</text:p>
          </table:table-cell>
          <table:table-cell table:style-name="ce357" table:number-columns-repeated="961"/>
          <table:table-cell table:number-columns-repeated="5"/>
        </table:table-row>
        <table:table-row table:style-name="ro4">
          <table:table-cell table:style-name="ce364" office:value-type="time" office:time-value="PT10H00M00S" calcext:value-type="time">
            <text:p>10:00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style-name="ce399" office:value-type="string" calcext:value-type="string">
            <text:p>/</text:p>
          </table:table-cell>
          <table:table-cell table:style-name="ce375" office:value-type="string" calcext:value-type="string">
            <text:p>/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style-name="ce412" office:value-type="string" calcext:value-type="string">
            <text:p>x</text:p>
          </table:table-cell>
          <table:table-cell table:style-name="ce423" office:value-type="string" calcext:value-type="string">
            <text:p>/</text:p>
          </table:table-cell>
          <table:table-cell table:style-name="ce412" office:value-type="string" calcext:value-type="string">
            <text:p>x</text:p>
          </table:table-cell>
          <table:table-cell table:style-name="ce423" office:value-type="string" calcext:value-type="string">
            <text:p>/</text:p>
          </table:table-cell>
          <table:table-cell table:style-name="ce357" table:number-columns-repeated="8"/>
          <table:table-cell table:style-name="ce328" table:number-columns-repeated="6"/>
          <table:table-cell table:style-name="ce364" office:value-type="time" office:time-value="PT10H00M00S" calcext:value-type="time">
            <text:p>10:00</text:p>
          </table:table-cell>
          <table:table-cell table:style-name="ce447" office:value-type="string" calcext:value-type="string">
            <text:p>x</text:p>
          </table:table-cell>
          <table:table-cell table:number-columns-repeated="4" table:style-name="ce448" office:value-type="string" calcext:value-type="string">
            <text:p>/</text:p>
          </table:table-cell>
          <table:table-cell table:style-name="ce447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7" office:value-type="string" calcext:value-type="string">
            <text:p>x</text:p>
          </table:table-cell>
          <table:table-cell table:number-columns-repeated="3" table:style-name="ce448" office:value-type="string" calcext:value-type="string">
            <text:p>/</text:p>
          </table:table-cell>
          <table:table-cell table:style-name="ce357" table:number-columns-repeated="961"/>
          <table:table-cell table:number-columns-repeated="5"/>
        </table:table-row>
        <table:table-row table:style-name="ro4">
          <table:table-cell table:style-name="ce364" office:value-type="time" office:time-value="PT10H30M00S" calcext:value-type="time">
            <text:p>10:30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87" office:value-type="string" calcext:value-type="string">
            <office:annotation draw:style-name="gr2" draw:text-style-name="P2" svg:width="28.99mm" svg:height="9.49mm" svg:x="54.48mm" svg:y="30.66mm" draw:caption-point-x="-6.1mm" draw:caption-point-y="15.1mm">
              <dc:date>2018-07-28T00:00:00</dc:date>
              <text:p text:style-name="P1"><text:span text:style-name="T1">00171075 </text:span><text:span text:style-name="T1">患者 参 ｶﾝｼﾞｬ ｻﾝ</text:span></text:p>
            </office:annotation>
            <text:p>面</text:p>
          </table:table-cell>
          <table:table-cell table:style-name="ce388"/>
          <table:table-cell table:style-name="ce387" office:value-type="string" calcext:value-type="string">
            <office:annotation draw:style-name="gr2" draw:text-style-name="P2" svg:width="28.99mm" svg:height="9.49mm" svg:x="68.63mm" svg:y="30.66mm" draw:caption-point-x="-6.1mm" draw:caption-point-y="15.1mm">
              <dc:date>2018-07-28T00:00:00</dc:date>
              <text:p text:style-name="P1"><text:span text:style-name="T1">00171075 </text:span><text:span text:style-name="T1">患者 参 ｶﾝｼﾞｬ ｻﾝ</text:span></text:p>
            </office:annotation>
            <text:p>面</text:p>
          </table:table-cell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88"/>
          <table:table-cell table:style-name="ce401" office:value-type="string" calcext:value-type="string">
            <office:annotation draw:style-name="gr3" draw:text-style-name="P2" svg:width="28.99mm" svg:height="5.54mm" svg:x="111.07mm" svg:y="30.66mm" draw:caption-point-x="-6.1mm" draw:caption-point-y="15.1mm">
              <dc:date>2018-07-28T00:00:00</dc:date>
              <text:p text:style-name="P1"><text:span text:style-name="T1">面</text:span></text:p>
            </office:annotation>
            <text:p>面</text:p>
          </table:table-cell>
          <table:table-cell table:style-name="ce388"/>
          <table:table-cell table:number-columns-repeated="3"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88" table:number-columns-repeated="3"/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88" table:number-columns-repeated="3"/>
          <table:table-cell table:style-name="ce413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style-name="ce413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number-columns-repeated="8"/>
          <table:table-cell table:style-name="ce328" table:number-columns-repeated="6"/>
          <table:table-cell table:style-name="ce364" office:value-type="time" office:time-value="PT10H30M00S" calcext:value-type="time">
            <text:p>10:30</text:p>
          </table:table-cell>
          <table:table-cell table:style-name="ce447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9" table:number-columns-repeated="3"/>
          <table:table-cell table:style-name="ce447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7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9" table:number-columns-repeated="2"/>
          <table:table-cell table:number-columns-repeated="966"/>
        </table:table-row>
        <table:table-row table:style-name="ro4">
          <table:table-cell table:style-name="ce364" office:value-type="time" office:time-value="PT11H00M00S" calcext:value-type="time">
            <text:p>11:00</text:p>
          </table:table-cell>
          <table:table-cell table:style-name="ce376" office:value-type="string" calcext:value-type="string">
            <text:p>/</text:p>
          </table:table-cell>
          <table:table-cell table:style-name="ce384" office:value-type="string" calcext:value-type="string">
            <text:p>x</text:p>
          </table:table-cell>
          <table:table-cell table:number-columns-repeated="4" table:style-name="ce376" office:value-type="string" calcext:value-type="string">
            <text:p>/</text:p>
          </table:table-cell>
          <table:table-cell table:style-name="ce384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84" office:value-type="string" calcext:value-type="string">
            <text:p>x</text:p>
          </table:table-cell>
          <table:table-cell table:number-columns-repeated="2" table:style-name="ce376" office:value-type="string" calcext:value-type="string">
            <text:p>/</text:p>
          </table:table-cell>
          <table:table-cell table:style-name="ce403" office:value-type="string" calcext:value-type="string">
            <text:p>/</text:p>
          </table:table-cell>
          <table:table-cell table:style-name="ce376" office:value-type="string" calcext:value-type="string">
            <text:p>/</text:p>
          </table:table-cell>
          <table:table-cell table:number-columns-repeated="3" table:style-name="ce384" office:value-type="string" calcext:value-type="string">
            <text:p>x</text:p>
          </table:table-cell>
          <table:table-cell table:number-columns-repeated="4" table:style-name="ce376" office:value-type="string" calcext:value-type="string">
            <text:p>/</text:p>
          </table:table-cell>
          <table:table-cell table:style-name="ce384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84" office:value-type="string" calcext:value-type="string">
            <text:p>x</text:p>
          </table:table-cell>
          <table:table-cell table:number-columns-repeated="4" table:style-name="ce376" office:value-type="string" calcext:value-type="string">
            <text:p>/</text:p>
          </table:table-cell>
          <table:table-cell table:style-name="ce415" office:value-type="string" calcext:value-type="string">
            <text:p>x</text:p>
          </table:table-cell>
          <table:table-cell table:style-name="ce426" office:value-type="string" calcext:value-type="string">
            <text:p>/</text:p>
          </table:table-cell>
          <table:table-cell table:style-name="ce415" office:value-type="string" calcext:value-type="string">
            <text:p>x</text:p>
          </table:table-cell>
          <table:table-cell table:style-name="ce426" office:value-type="string" calcext:value-type="string">
            <text:p>/</text:p>
          </table:table-cell>
          <table:table-cell table:number-columns-repeated="8"/>
          <table:table-cell table:style-name="ce328" table:number-columns-repeated="6"/>
          <table:table-cell table:style-name="ce364" office:value-type="time" office:time-value="PT11H00M00S" calcext:value-type="time">
            <text:p>11:00</text:p>
          </table:table-cell>
          <table:table-cell table:style-name="ce447" office:value-type="string" calcext:value-type="string">
            <text:p>x</text:p>
          </table:table-cell>
          <table:table-cell table:number-columns-repeated="4" table:style-name="ce448" office:value-type="string" calcext:value-type="string">
            <text:p>/</text:p>
          </table:table-cell>
          <table:table-cell table:style-name="ce447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7" office:value-type="string" calcext:value-type="string">
            <text:p>x</text:p>
          </table:table-cell>
          <table:table-cell table:number-columns-repeated="3" table:style-name="ce448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4" office:value-type="time" office:time-value="PT11H30M00S" calcext:value-type="time">
            <text:p>11:30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88"/>
          <table:table-cell table:number-columns-repeated="2" table:style-name="ce387" office:value-type="string" calcext:value-type="string">
            <text:p>面</text:p>
          </table:table-cell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87" office:value-type="string" calcext:value-type="string">
            <office:annotation draw:style-name="gr4" draw:text-style-name="P2" svg:width="28.99mm" svg:height="13.02mm" svg:x="104mm" svg:y="39.66mm" draw:caption-point-x="-6.1mm" draw:caption-point-y="15.1mm">
              <dc:date>2018-07-28T00:00:00</dc:date>
              <text:p text:style-name="P1"><text:span text:style-name="T1">00171523 </text:span><text:span text:style-name="T1">患者 弐 ｶﾝｼﾞｬ ﾆｻﾝｼｺﾞﾛｸﾅ</text:span></text:p>
            </office:annotation>
            <text:p>面</text:p>
          </table:table-cell>
          <table:table-cell table:style-name="ce404"/>
          <table:table-cell table:style-name="ce387" office:value-type="string" calcext:value-type="string">
            <office:annotation draw:style-name="gr4" draw:text-style-name="P2" svg:width="28.99mm" svg:height="13.02mm" svg:x="118.14mm" svg:y="39.66mm" draw:caption-point-x="-6.1mm" draw:caption-point-y="15.1mm">
              <dc:date>2018-07-28T00:00:00</dc:date>
              <text:p text:style-name="P1"><text:span text:style-name="T1">00054500 </text:span><text:span text:style-name="T1">明石家 さんま ｱｶｼｱ ｻﾝﾏ</text:span></text:p>
            </office:annotation>
            <text:p>面</text:p>
          </table:table-cell>
          <table:table-cell table:number-columns-repeated="3"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88" table:number-columns-repeated="3"/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88" table:number-columns-repeated="3"/>
          <table:table-cell table:style-name="ce413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style-name="ce413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number-columns-repeated="8"/>
          <table:table-cell table:style-name="ce328" table:number-columns-repeated="6"/>
          <table:table-cell table:style-name="ce364" office:value-type="time" office:time-value="PT11H30M00S" calcext:value-type="time">
            <text:p>11:30</text:p>
          </table:table-cell>
          <table:table-cell table:style-name="ce447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9" table:number-columns-repeated="3"/>
          <table:table-cell table:style-name="ce447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7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9" table:number-columns-repeated="2"/>
          <table:table-cell table:number-columns-repeated="966"/>
        </table:table-row>
        <table:table-row table:style-name="ro4">
          <table:table-cell table:style-name="ce367" office:value-type="time" office:time-value="PT12H00M00S" calcext:value-type="time">
            <text:p>12:00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style-name="ce399" office:value-type="string" calcext:value-type="string">
            <text:p>/</text:p>
          </table:table-cell>
          <table:table-cell table:style-name="ce375" office:value-type="string" calcext:value-type="string">
            <text:p>/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number-columns-repeated="3" table:style-name="ce413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number-columns-repeated="8"/>
          <table:table-cell table:style-name="ce328" table:number-columns-repeated="6"/>
          <table:table-cell table:style-name="ce367" office:value-type="time" office:time-value="PT12H00M00S" calcext:value-type="time">
            <text:p>12:00</text:p>
          </table:table-cell>
          <table:table-cell table:style-name="ce447" office:value-type="string" calcext:value-type="string">
            <text:p>x</text:p>
          </table:table-cell>
          <table:table-cell table:number-columns-repeated="4" table:style-name="ce448" office:value-type="string" calcext:value-type="string">
            <text:p>/</text:p>
          </table:table-cell>
          <table:table-cell table:number-columns-repeated="3" table:style-name="ce447" office:value-type="string" calcext:value-type="string">
            <text:p>x</text:p>
          </table:table-cell>
          <table:table-cell table:number-columns-repeated="3" table:style-name="ce448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2H30M00S" calcext:value-type="time">
            <text:p>12:30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99" office:value-type="string" calcext:value-type="string">
            <text:p>/</text:p>
          </table:table-cell>
          <table:table-cell table:style-name="ce375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4" table:style-name="ce413" office:value-type="string" calcext:value-type="string">
            <text:p>x</text:p>
          </table:table-cell>
          <table:table-cell table:number-columns-repeated="8"/>
          <table:table-cell table:style-name="ce328" table:number-columns-repeated="6"/>
          <table:table-cell table:style-name="ce367" office:value-type="time" office:time-value="PT12H30M00S" calcext:value-type="time">
            <text:p>12:30</text:p>
          </table:table-cell>
          <table:table-cell table:number-columns-repeated="2" table:style-name="ce447" office:value-type="string" calcext:value-type="string">
            <text:p>x</text:p>
          </table:table-cell>
          <table:table-cell table:number-columns-repeated="3" table:style-name="ce448" office:value-type="string" calcext:value-type="string">
            <text:p>/</text:p>
          </table:table-cell>
          <table:table-cell table:number-columns-repeated="4" table:style-name="ce447" office:value-type="string" calcext:value-type="string">
            <text:p>x</text:p>
          </table:table-cell>
          <table:table-cell table:number-columns-repeated="2" table:style-name="ce448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3H00M00S" calcext:value-type="time">
            <text:p>13:00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99" office:value-type="string" calcext:value-type="string">
            <text:p>/</text:p>
          </table:table-cell>
          <table:table-cell table:style-name="ce375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4" table:style-name="ce413" office:value-type="string" calcext:value-type="string">
            <text:p>x</text:p>
          </table:table-cell>
          <table:table-cell table:number-columns-repeated="8"/>
          <table:table-cell table:style-name="ce328" table:number-columns-repeated="6"/>
          <table:table-cell table:style-name="ce367" office:value-type="time" office:time-value="PT13H00M00S" calcext:value-type="time">
            <text:p>13:00</text:p>
          </table:table-cell>
          <table:table-cell table:number-columns-repeated="2" table:style-name="ce447" office:value-type="string" calcext:value-type="string">
            <text:p>x</text:p>
          </table:table-cell>
          <table:table-cell table:number-columns-repeated="3" table:style-name="ce448" office:value-type="string" calcext:value-type="string">
            <text:p>/</text:p>
          </table:table-cell>
          <table:table-cell table:number-columns-repeated="4" table:style-name="ce447" office:value-type="string" calcext:value-type="string">
            <text:p>x</text:p>
          </table:table-cell>
          <table:table-cell table:number-columns-repeated="2" table:style-name="ce448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3H30M00S" calcext:value-type="time">
            <text:p>13:30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99" office:value-type="string" calcext:value-type="string">
            <text:p>/</text:p>
          </table:table-cell>
          <table:table-cell table:style-name="ce375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4" table:style-name="ce413" office:value-type="string" calcext:value-type="string">
            <text:p>x</text:p>
          </table:table-cell>
          <table:table-cell table:number-columns-repeated="8"/>
          <table:table-cell table:style-name="ce328" table:number-columns-repeated="6"/>
          <table:table-cell table:style-name="ce367" office:value-type="time" office:time-value="PT13H30M00S" calcext:value-type="time">
            <text:p>13:30</text:p>
          </table:table-cell>
          <table:table-cell table:number-columns-repeated="2" table:style-name="ce447" office:value-type="string" calcext:value-type="string">
            <text:p>x</text:p>
          </table:table-cell>
          <table:table-cell table:number-columns-repeated="3" table:style-name="ce448" office:value-type="string" calcext:value-type="string">
            <text:p>/</text:p>
          </table:table-cell>
          <table:table-cell table:number-columns-repeated="4" table:style-name="ce447" office:value-type="string" calcext:value-type="string">
            <text:p>x</text:p>
          </table:table-cell>
          <table:table-cell table:number-columns-repeated="2" table:style-name="ce448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4H00M00S" calcext:value-type="time">
            <text:p>14:00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99" office:value-type="string" calcext:value-type="string">
            <text:p>/</text:p>
          </table:table-cell>
          <table:table-cell table:style-name="ce375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4" table:style-name="ce413" office:value-type="string" calcext:value-type="string">
            <text:p>x</text:p>
          </table:table-cell>
          <table:table-cell table:number-columns-repeated="8"/>
          <table:table-cell table:style-name="ce328" table:number-columns-repeated="6"/>
          <table:table-cell table:style-name="ce367" office:value-type="time" office:time-value="PT14H00M00S" calcext:value-type="time">
            <text:p>14:00</text:p>
          </table:table-cell>
          <table:table-cell table:number-columns-repeated="2" table:style-name="ce447" office:value-type="string" calcext:value-type="string">
            <text:p>x</text:p>
          </table:table-cell>
          <table:table-cell table:number-columns-repeated="3" table:style-name="ce448" office:value-type="string" calcext:value-type="string">
            <text:p>/</text:p>
          </table:table-cell>
          <table:table-cell table:number-columns-repeated="4" table:style-name="ce447" office:value-type="string" calcext:value-type="string">
            <text:p>x</text:p>
          </table:table-cell>
          <table:table-cell table:number-columns-repeated="2" table:style-name="ce448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4H30M00S" calcext:value-type="time">
            <text:p>14:30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style-name="ce399" office:value-type="string" calcext:value-type="string">
            <text:p>/</text:p>
          </table:table-cell>
          <table:table-cell table:style-name="ce375" office:value-type="string" calcext:value-type="string">
            <text:p>/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number-columns-repeated="3" table:style-name="ce416" office:value-type="string" calcext:value-type="string">
            <text:p>x</text:p>
          </table:table-cell>
          <table:table-cell table:style-name="ce430" office:value-type="string" calcext:value-type="string">
            <text:p>/</text:p>
          </table:table-cell>
          <table:table-cell table:style-name="ce433" table:number-columns-repeated="8"/>
          <table:table-cell table:style-name="ce328" table:number-columns-repeated="6"/>
          <table:table-cell table:style-name="ce367" office:value-type="time" office:time-value="PT14H30M00S" calcext:value-type="time">
            <text:p>14:30</text:p>
          </table:table-cell>
          <table:table-cell table:style-name="ce447" office:value-type="string" calcext:value-type="string">
            <text:p>x</text:p>
          </table:table-cell>
          <table:table-cell table:number-columns-repeated="4" table:style-name="ce448" office:value-type="string" calcext:value-type="string">
            <text:p>/</text:p>
          </table:table-cell>
          <table:table-cell table:number-columns-repeated="3" table:style-name="ce447" office:value-type="string" calcext:value-type="string">
            <text:p>x</text:p>
          </table:table-cell>
          <table:table-cell table:number-columns-repeated="3" table:style-name="ce448" office:value-type="string" calcext:value-type="string">
            <text:p>/</text:p>
          </table:table-cell>
          <table:table-cell table:style-name="ce433" table:number-columns-repeated="961"/>
          <table:table-cell table:number-columns-repeated="5"/>
        </table:table-row>
        <table:table-row table:style-name="ro4">
          <table:table-cell table:style-name="ce367" office:value-type="time" office:time-value="PT15H00M00S" calcext:value-type="time">
            <text:p>15:00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88" table:number-columns-repeated="3"/>
          <table:table-cell table:number-columns-repeated="3"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88"/>
          <table:table-cell table:style-name="ce404"/>
          <table:table-cell table:style-name="ce388"/>
          <table:table-cell table:number-columns-repeated="3"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87" office:value-type="string" calcext:value-type="string">
            <text:p>会</text:p>
          </table:table-cell>
          <table:table-cell table:style-name="ce388" table:number-columns-repeated="2"/>
          <table:table-cell table:number-columns-repeated="3"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87" office:value-type="string" calcext:value-type="string">
            <text:p>会</text:p>
          </table:table-cell>
          <table:table-cell table:style-name="ce388" table:number-columns-repeated="2"/>
          <table:table-cell table:number-columns-repeated="3" table:style-name="ce413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number-columns-repeated="8"/>
          <table:table-cell table:style-name="ce328" table:number-columns-repeated="6"/>
          <table:table-cell table:style-name="ce367" office:value-type="time" office:time-value="PT15H00M00S" calcext:value-type="time">
            <text:p>15:00</text:p>
          </table:table-cell>
          <table:table-cell table:style-name="ce447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9" table:number-columns-repeated="3"/>
          <table:table-cell table:number-columns-repeated="3" table:style-name="ce447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number-columns-repeated="2" table:style-name="ce456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5H30M00S" calcext:value-type="time">
            <text:p>15:30</text:p>
          </table:table-cell>
          <table:table-cell table:style-name="ce375" office:value-type="string" calcext:value-type="string">
            <text:p>/</text:p>
          </table:table-cell>
          <table:table-cell table:style-name="ce374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/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/</text:p>
          </table:table-cell>
          <table:table-cell table:style-name="ce399" office:value-type="string" calcext:value-type="string">
            <text:p>/</text:p>
          </table:table-cell>
          <table:table-cell table:style-name="ce375" office:value-type="string" calcext:value-type="string">
            <text:p>/</text:p>
          </table:table-cell>
          <table:table-cell table:number-columns-repeated="3"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87" office:value-type="string" calcext:value-type="string">
            <text:p>会</text:p>
          </table:table-cell>
          <table:table-cell table:number-columns-repeated="2" table:style-name="ce375" office:value-type="string" calcext:value-type="string">
            <text:p>/</text:p>
          </table:table-cell>
          <table:table-cell table:number-columns-repeated="3"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87" office:value-type="string" calcext:value-type="string">
            <text:p>会</text:p>
          </table:table-cell>
          <table:table-cell table:number-columns-repeated="2" table:style-name="ce375" office:value-type="string" calcext:value-type="string">
            <text:p>/</text:p>
          </table:table-cell>
          <table:table-cell table:number-columns-repeated="3" table:style-name="ce413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number-columns-repeated="8"/>
          <table:table-cell table:style-name="ce328" table:number-columns-repeated="6"/>
          <table:table-cell table:style-name="ce367" office:value-type="time" office:time-value="PT15H30M00S" calcext:value-type="time">
            <text:p>15:30</text:p>
          </table:table-cell>
          <table:table-cell table:style-name="ce447" office:value-type="string" calcext:value-type="string">
            <text:p>x</text:p>
          </table:table-cell>
          <table:table-cell table:number-columns-repeated="4" table:style-name="ce448" office:value-type="string" calcext:value-type="string">
            <text:p>/</text:p>
          </table:table-cell>
          <table:table-cell table:number-columns-repeated="3" table:style-name="ce447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number-columns-repeated="2" table:style-name="ce456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68" office:value-type="time" office:time-value="PT16H00M00S" calcext:value-type="time">
            <text:p>16:00</text:p>
          </table:table-cell>
          <table:table-cell table:number-columns-repeated="3" table:style-name="ce374" office:value-type="string" calcext:value-type="string">
            <text:p>x</text:p>
          </table:table-cell>
          <table:table-cell table:style-name="ce388" table:number-columns-repeated="3"/>
          <table:table-cell table:number-columns-repeated="4" table:style-name="ce374" office:value-type="string" calcext:value-type="string">
            <text:p>x</text:p>
          </table:table-cell>
          <table:table-cell table:style-name="ce388"/>
          <table:table-cell table:style-name="ce404"/>
          <table:table-cell table:style-name="ce388"/>
          <table:table-cell table:number-columns-repeated="4" table:style-name="ce374" office:value-type="string" calcext:value-type="string">
            <text:p>x</text:p>
          </table:table-cell>
          <table:table-cell table:style-name="ce388" table:number-columns-repeated="3"/>
          <table:table-cell table:number-columns-repeated="4" table:style-name="ce374" office:value-type="string" calcext:value-type="string">
            <text:p>x</text:p>
          </table:table-cell>
          <table:table-cell table:style-name="ce388" table:number-columns-repeated="3"/>
          <table:table-cell table:number-columns-repeated="4" table:style-name="ce418" office:value-type="string" calcext:value-type="string">
            <text:p>x</text:p>
          </table:table-cell>
          <table:table-cell table:style-name="ce432" table:number-columns-repeated="8"/>
          <table:table-cell table:style-name="ce328" table:number-columns-repeated="6"/>
          <table:table-cell table:style-name="ce368" office:value-type="time" office:time-value="PT16H00M00S" calcext:value-type="time">
            <text:p>16:00</text:p>
          </table:table-cell>
          <table:table-cell table:number-columns-repeated="2" table:style-name="ce447" office:value-type="string" calcext:value-type="string">
            <text:p>x</text:p>
          </table:table-cell>
          <table:table-cell table:style-name="ce449" table:number-columns-repeated="3"/>
          <table:table-cell table:number-columns-repeated="4" table:style-name="ce447" office:value-type="string" calcext:value-type="string">
            <text:p>x</text:p>
          </table:table-cell>
          <table:table-cell table:style-name="ce449" table:number-columns-repeated="2"/>
          <table:table-cell table:style-name="ce432" table:number-columns-repeated="961"/>
          <table:table-cell table:number-columns-repeated="5"/>
        </table:table-row>
        <table:table-row table:style-name="ro4">
          <table:table-cell table:style-name="ce368" office:value-type="time" office:time-value="PT16H30M00S" calcext:value-type="time">
            <text:p>16:30</text:p>
          </table:table-cell>
          <table:table-cell table:number-columns-repeated="3" table:style-name="ce374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style-name="ce375" office:value-type="string" calcext:value-type="string">
            <text:p>/</text:p>
          </table:table-cell>
          <table:table-cell table:style-name="ce399" office:value-type="string" calcext:value-type="string">
            <text:p>/</text:p>
          </table:table-cell>
          <table:table-cell table:style-name="ce375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4" table:style-name="ce374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/</text:p>
          </table:table-cell>
          <table:table-cell table:number-columns-repeated="4" table:style-name="ce420" office:value-type="string" calcext:value-type="string">
            <text:p>x</text:p>
          </table:table-cell>
          <table:table-cell table:style-name="ce435" table:number-columns-repeated="8"/>
          <table:table-cell table:style-name="ce328" table:number-columns-repeated="6"/>
          <table:table-cell table:style-name="ce120" office:value-type="string" calcext:value-type="string">
            <text:p>16:30</text:p>
          </table:table-cell>
          <table:table-cell table:number-columns-repeated="2" table:style-name="ce447" office:value-type="string" calcext:value-type="string">
            <text:p>x</text:p>
          </table:table-cell>
          <table:table-cell table:number-columns-repeated="3" table:style-name="ce448" office:value-type="string" calcext:value-type="string">
            <text:p>/</text:p>
          </table:table-cell>
          <table:table-cell table:number-columns-repeated="4" table:style-name="ce447" office:value-type="string" calcext:value-type="string">
            <text:p>x</text:p>
          </table:table-cell>
          <table:table-cell table:number-columns-repeated="2" table:style-name="ce448" office:value-type="string" calcext:value-type="string">
            <text:p>/</text:p>
          </table:table-cell>
          <table:table-cell table:style-name="ce435" table:number-columns-repeated="961"/>
          <table:table-cell table:number-columns-repeated="5"/>
        </table:table-row>
        <table:table-row table:style-name="ro4">
          <table:table-cell table:style-name="ce367" office:value-type="time" office:time-value="PT17H00M00S" calcext:value-type="time">
            <text:p>17:00</text:p>
          </table:table-cell>
          <table:table-cell table:number-columns-repeated="11" table:style-name="ce374" office:value-type="string" calcext:value-type="string">
            <text:p>x</text:p>
          </table:table-cell>
          <table:table-cell table:style-name="ce397" office:value-type="string" calcext:value-type="string">
            <text:p>x</text:p>
          </table:table-cell>
          <table:table-cell table:number-columns-repeated="15" table:style-name="ce374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x</text:p>
          </table:table-cell>
          <table:table-cell table:number-columns-repeated="8"/>
          <table:table-cell table:style-name="ce328" table:number-columns-repeated="6"/>
          <table:table-cell table:style-name="ce367" office:value-type="time" office:time-value="PT17H00M00S" calcext:value-type="time">
            <text:p>17:00</text:p>
          </table:table-cell>
          <table:table-cell table:number-columns-repeated="11" table:style-name="ce447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7H30M00S" calcext:value-type="time">
            <text:p>17:30</text:p>
          </table:table-cell>
          <table:table-cell table:number-columns-repeated="11" table:style-name="ce374" office:value-type="string" calcext:value-type="string">
            <text:p>x</text:p>
          </table:table-cell>
          <table:table-cell table:style-name="ce397" office:value-type="string" calcext:value-type="string">
            <text:p>x</text:p>
          </table:table-cell>
          <table:table-cell table:number-columns-repeated="15" table:style-name="ce374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x</text:p>
          </table:table-cell>
          <table:table-cell table:number-columns-repeated="8"/>
          <table:table-cell table:style-name="ce328" table:number-columns-repeated="6"/>
          <table:table-cell table:style-name="ce367" office:value-type="time" office:time-value="PT17H30M00S" calcext:value-type="time">
            <text:p>17:30</text:p>
          </table:table-cell>
          <table:table-cell table:number-columns-repeated="11" table:style-name="ce447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8H00M00S" calcext:value-type="time">
            <text:p>18:00</text:p>
          </table:table-cell>
          <table:table-cell table:number-columns-repeated="11" table:style-name="ce374" office:value-type="string" calcext:value-type="string">
            <text:p>x</text:p>
          </table:table-cell>
          <table:table-cell table:style-name="ce397" office:value-type="string" calcext:value-type="string">
            <text:p>x</text:p>
          </table:table-cell>
          <table:table-cell table:number-columns-repeated="15" table:style-name="ce374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x</text:p>
          </table:table-cell>
          <table:table-cell table:number-columns-repeated="8"/>
          <table:table-cell table:style-name="ce328" table:number-columns-repeated="6"/>
          <table:table-cell table:style-name="ce367" office:value-type="time" office:time-value="PT18H00M00S" calcext:value-type="time">
            <text:p>18:00</text:p>
          </table:table-cell>
          <table:table-cell table:number-columns-repeated="11" table:style-name="ce447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8H30M00S" calcext:value-type="time">
            <text:p>18:30</text:p>
          </table:table-cell>
          <table:table-cell table:number-columns-repeated="11" table:style-name="ce374" office:value-type="string" calcext:value-type="string">
            <text:p>x</text:p>
          </table:table-cell>
          <table:table-cell table:style-name="ce397" office:value-type="string" calcext:value-type="string">
            <text:p>x</text:p>
          </table:table-cell>
          <table:table-cell table:number-columns-repeated="15" table:style-name="ce374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x</text:p>
          </table:table-cell>
          <table:table-cell table:number-columns-repeated="8"/>
          <table:table-cell table:style-name="ce328" table:number-columns-repeated="6"/>
          <table:table-cell table:style-name="ce367" office:value-type="time" office:time-value="PT18H30M00S" calcext:value-type="time">
            <text:p>18:30</text:p>
          </table:table-cell>
          <table:table-cell table:number-columns-repeated="11" table:style-name="ce447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67" office:value-type="time" office:time-value="PT19H00M00S" calcext:value-type="time">
            <text:p>19:00</text:p>
          </table:table-cell>
          <table:table-cell table:number-columns-repeated="11" table:style-name="ce374" office:value-type="string" calcext:value-type="string">
            <text:p>x</text:p>
          </table:table-cell>
          <table:table-cell table:style-name="ce397" office:value-type="string" calcext:value-type="string">
            <text:p>x</text:p>
          </table:table-cell>
          <table:table-cell table:number-columns-repeated="15" table:style-name="ce374" office:value-type="string" calcext:value-type="string">
            <text:p>x</text:p>
          </table:table-cell>
          <table:table-cell table:number-columns-repeated="4" table:style-name="ce416" office:value-type="string" calcext:value-type="string">
            <text:p>x</text:p>
          </table:table-cell>
          <table:table-cell table:style-name="ce433" table:number-columns-repeated="8"/>
          <table:table-cell table:style-name="ce328" table:number-columns-repeated="6"/>
          <table:table-cell table:style-name="ce367" office:value-type="time" office:time-value="PT19H00M00S" calcext:value-type="time">
            <text:p>19:00</text:p>
          </table:table-cell>
          <table:table-cell table:number-columns-repeated="11" table:style-name="ce447" office:value-type="string" calcext:value-type="string">
            <text:p>x</text:p>
          </table:table-cell>
          <table:table-cell table:style-name="ce433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28" table:number-columns-repeated="33"/>
          <table:table-cell table:number-columns-repeated="990"/>
        </table:table-row>
        <table:table-row table:style-name="ro4">
          <table:table-cell/>
          <table:table-cell table:style-name="ce328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office:forms form:automatic-focus="false" form:apply-design-mode="false"/>
        <table:table-column table:style-name="co22" table:default-cell-style-name="ce462"/>
        <table:table-column table:style-name="co23" table:default-cell-style-name="ce464"/>
        <table:table-column table:style-name="co24" table:default-cell-style-name="ce464"/>
        <table:table-column table:style-name="co25" table:default-cell-style-name="ce467"/>
        <table:table-column table:style-name="co25" table:default-cell-style-name="ce472"/>
        <table:table-column table:style-name="co26" table:default-cell-style-name="ce472"/>
        <table:table-column table:style-name="co27" table:default-cell-style-name="ce488"/>
        <table:table-column table:style-name="co28" table:number-columns-repeated="4" table:default-cell-style-name="ce488"/>
        <table:table-column table:style-name="co13" table:number-columns-repeated="246" table:default-cell-style-name="ce488"/>
        <table:table-column table:style-name="co13" table:number-columns-repeated="767" table:default-cell-style-name="ce328"/>
        <table:table-row table:style-name="ro5">
          <table:table-cell table:style-name="ce458" office:value-type="string" calcext:value-type="string">
            <text:p>ID</text:p>
          </table:table-cell>
          <table:table-cell table:style-name="ce463" office:value-type="string" calcext:value-type="string">
            <text:p>漢字名</text:p>
          </table:table-cell>
          <table:table-cell table:style-name="ce463" office:value-type="string" calcext:value-type="string">
            <text:p>ｶﾅ名</text:p>
          </table:table-cell>
          <table:table-cell table:style-name="ce465" office:value-type="string" calcext:value-type="string">
            <text:p>入院日</text:p>
          </table:table-cell>
          <table:table-cell table:style-name="ce468" office:value-type="string" calcext:value-type="string">
            <text:p>ﾘｽﾄ消去日</text:p>
          </table:table-cell>
          <table:table-cell table:style-name="ce468" office:value-type="string" calcext:value-type="string">
            <text:p>経過</text:p>
          </table:table-cell>
          <table:table-cell table:style-name="ce479" office:value-type="string" calcext:value-type="string">
            <text:p>ﾘｽﾄに戻る</text:p>
          </table:table-cell>
          <table:table-cell table:style-name="ce491"/>
          <table:table-cell table:style-name="ce493"/>
          <table:table-cell table:style-name="ce491" table:number-columns-repeated="2"/>
          <table:table-cell table:style-name="ce495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459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66" office:value-type="date" office:date-value="2012-07-28" calcext:value-type="date">
            <text:p>2012/07/28</text:p>
          </table:table-cell>
          <table:table-cell table:style-name="ce470" office:value-type="date" office:date-value="2012-07-31" calcext:value-type="date">
            <text:p>2012/07/31</text:p>
          </table:table-cell>
          <table:table-cell table:style-name="ce468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office:forms form:automatic-focus="false" form:apply-design-mode="false"/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table:style-name="ce496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496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496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496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496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496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496"/>
          <table:table-cell table:number-columns-repeated="1023"/>
        </table:table-row>
        <table:table-row table:style-name="ro6" table:number-rows-repeated="16">
          <table:table-cell table:number-columns-repeated="1024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432"/>
        <table:table-column table:style-name="co32" table:default-cell-style-name="ce432"/>
        <table:table-column table:style-name="co33" table:default-cell-style-name="ce432"/>
        <table:table-column table:style-name="co34" table:default-cell-style-name="ce523"/>
        <table:table-column table:style-name="co35" table:default-cell-style-name="ce432"/>
        <table:table-column table:style-name="co29" table:default-cell-style-name="ce545"/>
        <table:table-column table:style-name="co36" table:number-columns-repeated="3" table:default-cell-style-name="ce545"/>
        <table:table-column table:style-name="co37" table:default-cell-style-name="ce432"/>
        <table:table-column table:style-name="co38" table:default-cell-style-name="ce432"/>
        <table:table-column table:style-name="co39" table:default-cell-style-name="ce432"/>
        <table:table-column table:style-name="co40" table:default-cell-style-name="ce432"/>
        <table:table-column table:style-name="co13" table:number-columns-repeated="243" table:default-cell-style-name="ce432"/>
        <table:table-column table:style-name="co13" table:number-columns-repeated="767" table:default-cell-style-name="ce457"/>
        <table:table-column table:style-name="co13" table:default-cell-style-name="Default"/>
        <table:table-row table:style-name="ro8">
          <table:table-cell table:style-name="ce497" office:value-type="string" calcext:value-type="string" table:number-columns-spanned="1" table:number-rows-spanned="2">
            <text:p>行追加</text:p>
          </table:table-cell>
          <table:table-cell table:style-name="ce497" office:value-type="string" calcext:value-type="string" table:number-columns-spanned="1" table:number-rows-spanned="2">
            <text:p>行区切</text:p>
          </table:table-cell>
          <table:table-cell table:style-name="ce504" office:value-type="string" calcext:value-type="string">
            <text:p>一覧へ</text:p>
          </table:table-cell>
          <table:table-cell table:style-name="ce517" office:value-type="string" calcext:value-type="string">
            <text:p>経過へ</text:p>
          </table:table-cell>
          <table:table-cell table:style-name="ce528" office:value-type="string" calcext:value-type="string" table:number-columns-spanned="1" table:number-rows-spanned="2">
            <text:p>定型句</text:p>
          </table:table-cell>
          <table:table-cell table:style-name="ce220" office:value-type="string" calcext:value-type="string">
            <text:p>2012/8/29 17:31:50Copied</text:p>
          </table:table-cell>
          <table:table-cell table:style-name="ce548" office:value-type="string" calcext:value-type="string" table:number-columns-spanned="1" table:number-rows-spanned="2">
            <text:p>履歴</text:p>
          </table:table-cell>
          <table:table-cell table:style-name="ce548" office:value-type="string" calcext:value-type="string" table:number-columns-spanned="1" table:number-rows-spanned="2">
            <text:p>日付挿入</text:p>
          </table:table-cell>
          <table:table-cell table:style-name="ce548" office:value-type="string" calcext:value-type="string" table:number-columns-spanned="1" table:number-rows-spanned="2">
            <text:p>日付前へ</text:p>
          </table:table-cell>
          <table:table-cell table:style-name="ce558" office:value-type="string" calcext:value-type="string">
            <text:p>COPY</text:p>
          </table:table-cell>
          <table:table-cell table:style-name="ce560" office:value-type="string" calcext:value-type="string">
            <text:p>退院ｻﾏﾘ</text:p>
          </table:table-cell>
          <table:table-cell table:style-name="ce560" office:value-type="string" calcext:value-type="string">
            <text:p>#分離</text:p>
          </table:table-cell>
          <table:table-cell table:number-columns-repeated="242"/>
          <table:table-cell table:style-name="ce457" table:number-columns-repeated="2"/>
          <table:table-cell table:number-columns-repeated="765"/>
          <table:table-cell table:style-name="ce328" table:number-columns-repeated="2"/>
          <table:table-cell/>
        </table:table-row>
        <table:table-row table:style-name="ro9">
          <table:covered-table-cell table:style-name="ce498"/>
          <table:covered-table-cell table:style-name="ce357"/>
          <table:table-cell table:style-name="ce442" office:value-type="string" calcext:value-type="string">
            <text:p>日付</text:p>
          </table:table-cell>
          <table:table-cell table:style-name="ce517" office:value-type="string" calcext:value-type="string">
            <text:p>ﾌﾟﾛﾌﾞﾚﾑ</text:p>
          </table:table-cell>
          <table:covered-table-cell table:style-name="ce529"/>
          <table:table-cell table:style-name="ce220" office:value-type="string" calcext:value-type="string">
            <text:p>ID+漢字名+ｶﾀｶﾅ</text:p>
          </table:table-cell>
          <table:covered-table-cell table:style-name="ce549"/>
          <table:covered-table-cell table:style-name="ce220"/>
          <table:covered-table-cell table:style-name="ce549"/>
          <table:table-cell table:style-name="ce357" table:number-columns-repeated="1014"/>
          <table:table-cell/>
        </table:table-row>
        <table:table-row table:style-name="ro10">
          <table:table-cell table:style-name="ce357"/>
          <table:table-cell table:style-name="ce357" office:value-type="string" calcext:value-type="string">
            <text:p>#</text:p>
          </table:table-cell>
          <table:table-cell table:style-name="ce505" office:value-type="date" office:date-value="2018-05-03" calcext:value-type="date">
            <text:p>2018/05/03</text:p>
          </table:table-cell>
          <table:table-cell table:style-name="ce518" office:value-type="string" calcext:value-type="string">
            <text:p>入院</text:p>
          </table:table-cell>
          <table:table-cell table:style-name="ce530"/>
          <table:table-cell table:style-name="ce538"/>
          <table:table-cell table:style-name="ce550" office:value-type="string" calcext:value-type="string">
            <text:p>2018/5/25</text:p>
          </table:table-cell>
          <table:table-cell table:style-name="ce551"/>
          <table:table-cell table:style-name="ce220"/>
          <table:table-cell table:style-name="ce357"/>
          <table:table-cell table:style-name="ce561"/>
          <table:table-cell table:style-name="ce357" table:number-columns-repeated="1012"/>
          <table:table-cell/>
        </table:table-row>
        <table:table-row table:style-name="ro2">
          <table:table-cell/>
          <table:table-cell table:style-name="ce357" office:value-type="string" calcext:value-type="string">
            <text:p>#</text:p>
          </table:table-cell>
          <table:table-cell table:style-name="ce506"/>
          <table:table-cell table:style-name="ce519" office:value-type="string" calcext:value-type="string">
            <text:p>入院時ECG</text:p>
          </table:table-cell>
          <table:table-cell table:style-name="ce531"/>
          <table:table-cell table:style-name="ce539"/>
          <table:table-cell table:style-name="ce550"/>
          <table:table-cell table:style-name="ce551"/>
          <table:table-cell table:style-name="ce328"/>
          <table:table-cell/>
          <table:table-cell table:style-name="ce43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06"/>
          <table:table-cell table:style-name="ce519" office:value-type="string" calcext:value-type="string">
            <text:p>面談記録</text:p>
          </table:table-cell>
          <table:table-cell table:style-name="ce531"/>
          <table:table-cell table:style-name="ce540" office:value-type="string" calcext:value-type="string">
            <text:p>未</text:p>
          </table:table-cell>
          <table:table-cell table:style-name="ce551" table:number-columns-repeated="2"/>
          <table:table-cell table:style-name="ce328"/>
          <table:table-cell table:style-name="ce433"/>
          <table:table-cell table:number-columns-repeated="1014"/>
        </table:table-row>
        <table:table-row table:style-name="ro2">
          <table:table-cell table:style-name="ce433"/>
          <table:table-cell table:style-name="ce433" office:value-type="string" calcext:value-type="string">
            <text:p>#</text:p>
          </table:table-cell>
          <table:table-cell table:style-name="ce507"/>
          <table:table-cell table:style-name="ce519" office:value-type="string" calcext:value-type="string">
            <text:p>心肺機能低下時</text:p>
          </table:table-cell>
          <table:table-cell table:style-name="ce519"/>
          <table:table-cell table:style-name="ce541" office:value-type="string" calcext:value-type="string">
            <text:p>説明未</text:p>
          </table:table-cell>
          <table:table-cell table:style-name="ce551" table:number-columns-repeated="2"/>
          <table:table-cell table:style-name="ce555"/>
          <table:table-cell table:style-name="ce433" table:number-columns-repeated="1014"/>
          <table:table-cell/>
        </table:table-row>
        <table:table-row table:style-name="ro2">
          <table:table-cell table:style-name="ce499"/>
          <table:table-cell table:style-name="ce499" office:value-type="string" calcext:value-type="string">
            <text:p>#</text:p>
          </table:table-cell>
          <table:table-cell table:style-name="ce508"/>
          <table:table-cell table:style-name="ce520" office:value-type="string" calcext:value-type="string">
            <text:p>4F転床説明</text:p>
          </table:table-cell>
          <table:table-cell table:style-name="ce532"/>
          <table:table-cell table:style-name="ce542" office:value-type="string" calcext:value-type="string">
            <text:p>未</text:p>
          </table:table-cell>
          <table:table-cell table:style-name="ce550"/>
          <table:table-cell table:style-name="ce551"/>
          <table:table-cell table:style-name="ce556"/>
          <table:table-cell table:style-name="ce559"/>
          <table:table-cell table:style-name="ce499" table:number-columns-repeated="246"/>
          <table:table-cell table:style-name="ce564" table:number-columns-repeated="767"/>
          <table:table-cell/>
        </table:table-row>
        <table:table-row table:style-name="ro2">
          <table:table-cell table:number-columns-repeated="2"/>
          <table:table-cell table:style-name="ce509"/>
          <table:table-cell table:style-name="ce519"/>
          <table:table-cell table:style-name="ce531"/>
          <table:table-cell table:style-name="ce540"/>
          <table:table-cell table:style-name="ce328" table:number-columns-repeated="3"/>
          <table:table-cell/>
          <table:table-cell table:style-name="ce433"/>
          <table:table-cell table:number-columns-repeated="1013"/>
        </table:table-row>
        <table:table-row table:style-name="ro2">
          <table:table-cell table:number-columns-repeated="2"/>
          <table:table-cell table:style-name="ce509"/>
          <table:table-cell table:style-name="ce519"/>
          <table:table-cell table:style-name="ce531"/>
          <table:table-cell table:style-name="ce540"/>
          <table:table-cell table:style-name="ce551" table:number-columns-repeated="2"/>
          <table:table-cell table:style-name="ce556"/>
          <table:table-cell/>
          <table:table-cell table:style-name="ce433"/>
          <table:table-cell table:number-columns-repeated="1013"/>
        </table:table-row>
        <table:table-row table:style-name="ro2">
          <table:table-cell table:number-columns-repeated="2"/>
          <table:table-cell table:style-name="ce509"/>
          <table:table-cell table:style-name="ce519"/>
          <table:table-cell table:style-name="ce531"/>
          <table:table-cell table:style-name="ce540"/>
          <table:table-cell table:style-name="ce551" table:number-columns-repeated="2"/>
          <table:table-cell table:style-name="ce328"/>
          <table:table-cell/>
          <table:table-cell table:style-name="ce433"/>
          <table:table-cell table:number-columns-repeated="1013"/>
        </table:table-row>
        <table:table-row table:style-name="ro2">
          <table:table-cell table:number-columns-repeated="2"/>
          <table:table-cell table:style-name="ce509"/>
          <table:table-cell table:style-name="ce519"/>
          <table:table-cell table:style-name="ce531"/>
          <table:table-cell table:style-name="ce540"/>
          <table:table-cell table:style-name="Default" table:number-columns-repeated="3"/>
          <table:table-cell/>
          <table:table-cell table:style-name="ce433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09"/>
          <table:table-cell table:style-name="ce519"/>
          <table:table-cell table:style-name="ce531"/>
          <table:table-cell table:style-name="ce540"/>
          <table:table-cell table:style-name="ce328" table:number-columns-repeated="3"/>
          <table:table-cell/>
          <table:table-cell table:style-name="ce433"/>
          <table:table-cell table:number-columns-repeated="1013"/>
        </table:table-row>
        <table:table-row table:style-name="ro2">
          <table:table-cell table:style-name="ce500" table:number-columns-repeated="2"/>
          <table:table-cell table:style-name="ce510"/>
          <table:table-cell table:style-name="ce521"/>
          <table:table-cell table:style-name="ce533"/>
          <table:table-cell table:style-name="ce543"/>
          <table:table-cell table:style-name="ce328" table:number-columns-repeated="3"/>
          <table:table-cell table:style-name="ce500"/>
          <table:table-cell table:style-name="ce562"/>
          <table:table-cell table:style-name="ce500" table:number-columns-repeated="245"/>
          <table:table-cell table:style-name="ce565" table:number-columns-repeated="767"/>
          <table:table-cell/>
        </table:table-row>
        <table:table-row table:style-name="ro2">
          <table:table-cell table:style-name="ce501" table:number-columns-repeated="2"/>
          <table:table-cell table:style-name="ce511" office:value-type="string" calcext:value-type="string">
            <text:p>本日の記事</text:p>
          </table:table-cell>
          <table:table-cell table:style-name="ce522"/>
          <table:table-cell table:style-name="ce534"/>
          <table:table-cell table:style-name="ce544"/>
          <table:table-cell table:style-name="ce552" table:number-columns-repeated="2"/>
          <table:table-cell table:style-name="ce544"/>
          <table:table-cell table:style-name="ce501" table:number-columns-repeated="1014"/>
          <table:table-cell/>
        </table:table-row>
        <table:table-row table:style-name="ro2">
          <table:table-cell table:number-columns-repeated="2"/>
          <table:table-cell table:style-name="ce512"/>
          <table:table-cell/>
          <table:table-cell table:style-name="ce535"/>
          <table:table-cell/>
          <table:table-cell table:style-name="ce32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13"/>
          <table:table-cell/>
          <table:table-cell table:style-name="ce535"/>
          <table:table-cell/>
          <table:table-cell table:style-name="ce32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13"/>
          <table:table-cell table:number-columns-repeated="3"/>
          <table:table-cell table:style-name="ce32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28" table:number-columns-repeated="3"/>
          <table:table-cell table:style-name="ce357"/>
          <table:table-cell/>
          <table:table-cell table:style-name="ce433" table:number-columns-repeated="2"/>
          <table:table-cell table:number-columns-repeated="1011"/>
        </table:table-row>
        <table:table-row table:style-name="ro2">
          <table:table-cell table:style-name="ce502" table:number-columns-repeated="2"/>
          <table:table-cell table:style-name="ce514" office:value-type="string" calcext:value-type="string">
            <text:p>過去の問題ﾘｽﾄ</text:p>
          </table:table-cell>
          <table:table-cell table:style-name="ce524"/>
          <table:table-cell table:style-name="ce502"/>
          <table:table-cell table:style-name="ce546" table:number-columns-repeated="4"/>
          <table:table-cell table:style-name="ce502"/>
          <table:table-cell table:style-name="ce563"/>
          <table:table-cell table:style-name="ce502" table:number-columns-repeated="1012"/>
          <table:table-cell/>
        </table:table-row>
        <table:table-row table:style-name="ro2">
          <table:table-cell/>
          <table:table-cell table:style-name="ce503" office:value-type="string" calcext:value-type="string">
            <text:p>#</text:p>
          </table:table-cell>
          <table:table-cell table:style-name="ce515"/>
          <table:table-cell table:style-name="ce525" office:value-type="string" calcext:value-type="string">
            <text:p>ﾄﾗﾍﾙﾊﾟｰ確認</text:p>
          </table:table-cell>
          <table:table-cell table:style-name="ce531"/>
          <table:table-cell table:style-name="ce547" office:value-type="string" calcext:value-type="string">
            <text:p>未</text:p>
          </table:table-cell>
          <table:table-cell table:style-name="ce547" table:number-columns-repeated="2"/>
          <table:table-cell table:style-name="ce556"/>
          <table:table-cell/>
          <table:table-cell table:style-name="ce433"/>
          <table:table-cell table:number-columns-repeated="1013"/>
        </table:table-row>
        <table:table-row table:style-name="ro11">
          <table:table-cell/>
          <table:table-cell table:style-name="ce503" office:value-type="string" calcext:value-type="string">
            <text:p>#</text:p>
          </table:table-cell>
          <table:table-cell table:style-name="ce515"/>
          <table:table-cell table:style-name="ce526" office:value-type="string" calcext:value-type="string">
            <text:p>CVﾎﾟｰﾄ,胃瘻説明</text:p>
          </table:table-cell>
          <table:table-cell table:style-name="ce531"/>
          <table:table-cell table:style-name="ce547" office:value-type="string" calcext:value-type="string">
            <text:p>未</text:p>
          </table:table-cell>
          <table:table-cell table:style-name="ce547" table:number-columns-repeated="2"/>
          <table:table-cell table:style-name="ce556" office:value-type="string" calcext:value-type="string">
            <text:p>未</text:p>
          </table:table-cell>
          <table:table-cell/>
          <table:table-cell table:style-name="ce433"/>
          <table:table-cell table:number-columns-repeated="1013"/>
        </table:table-row>
        <table:table-row table:style-name="ro2">
          <table:table-cell table:style-name="ce452" table:number-columns-repeated="2"/>
          <table:table-cell table:style-name="ce516" office:value-type="string" calcext:value-type="string">
            <text:p>過去の記事</text:p>
          </table:table-cell>
          <table:table-cell table:style-name="ce527"/>
          <table:table-cell table:style-name="ce452"/>
          <table:table-cell table:style-name="ce516" office:value-type="string" calcext:value-type="string">
            <text:p>問題ﾘｽﾄへ変換</text:p>
          </table:table-cell>
          <table:table-cell table:style-name="ce553" table:number-columns-repeated="2"/>
          <table:table-cell table:style-name="ce557"/>
          <table:table-cell table:style-name="ce452" table:number-columns-repeated="1014"/>
          <table:table-cell/>
        </table:table-row>
        <table:table-row table:style-name="ro2">
          <table:table-cell table:number-columns-repeated="6"/>
          <table:table-cell table:style-name="ce551" table:number-columns-repeated="2"/>
          <table:table-cell table:style-name="ce328"/>
          <table:table-cell table:number-columns-repeated="1015"/>
        </table:table-row>
        <table:table-row table:style-name="ro2">
          <table:table-cell table:number-columns-repeated="6"/>
          <table:table-cell table:style-name="ce554" table:number-columns-repeated="2"/>
          <table:table-cell table:style-name="ce32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1" table:number-columns-repeated="2"/>
          <table:table-cell table:style-name="ce32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office:forms form:automatic-focus="false" form:apply-design-mode="false"/>
        <table:table-column table:style-name="co35" table:number-columns-repeated="5" table:default-cell-style-name="ce570"/>
        <table:table-column table:style-name="co41" table:default-cell-style-name="ce579"/>
        <table:table-column table:style-name="co42" table:default-cell-style-name="ce570"/>
        <table:table-column table:style-name="co26" table:default-cell-style-name="ce570"/>
        <table:table-column table:style-name="co43" table:default-cell-style-name="ce570"/>
        <table:table-column table:style-name="co18" table:number-columns-repeated="111" table:default-cell-style-name="ce570"/>
        <table:table-column table:style-name="co18" table:default-cell-style-name="ce596"/>
        <table:table-column table:style-name="co18" table:number-columns-repeated="137" table:default-cell-style-name="ce570"/>
        <table:table-column table:style-name="co18" table:number-columns-repeated="766" table:default-cell-style-name="ce616"/>
        <table:table-row table:style-name="ro12">
          <table:table-cell table:style-name="ce567" office:value-type="string" calcext:value-type="string" table:number-columns-spanned="5" table:number-rows-spanned="1">
            <text:p>履歴</text:p>
          </table:table-cell>
          <table:covered-table-cell table:number-columns-repeated="4" table:style-name="ce251"/>
          <table:table-cell table:style-name="ce574" office:value-type="string" calcext:value-type="string">
            <text:p>一覧へ</text:p>
          </table:table-cell>
          <table:table-cell table:style-name="ce58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88" office:value-type="string" calcext:value-type="string">
            <text:p>11月</text:p>
          </table:table-cell>
          <table:table-cell table:number-columns-repeated="2"/>
          <table:table-cell table:style-name="ce588"/>
          <table:table-cell table:style-name="ce596"/>
          <table:table-cell table:style-name="ce597"/>
          <table:table-cell/>
          <table:table-cell table:style-name="ce588"/>
          <table:table-cell table:number-columns-repeated="2"/>
          <table:table-cell table:style-name="ce599"/>
          <table:table-cell table:style-name="ce605"/>
          <table:table-cell table:style-name="ce608"/>
          <table:table-cell table:style-name="ce610" table:number-columns-repeated="10"/>
          <table:table-cell table:style-name="ce605" office:value-type="string" calcext:value-type="string">
            <text:p>12月</text:p>
          </table:table-cell>
          <table:table-cell table:style-name="ce610" table:number-columns-repeated="7"/>
          <table:table-cell table:style-name="ce588"/>
          <table:table-cell table:number-columns-repeated="2"/>
          <table:table-cell table:style-name="ce588"/>
          <table:table-cell table:number-columns-repeated="3"/>
          <table:table-cell table:style-name="ce588"/>
          <table:table-cell table:number-columns-repeated="3"/>
          <table:table-cell table:style-name="ce588"/>
          <table:table-cell table:number-columns-repeated="11"/>
          <table:table-cell table:style-name="ce588" office:value-type="string" calcext:value-type="string">
            <text:p>1月</text:p>
          </table:table-cell>
          <table:table-cell table:number-columns-repeated="7"/>
          <table:table-cell table:style-name="ce588"/>
          <table:table-cell table:number-columns-repeated="2"/>
          <table:table-cell table:style-name="ce588"/>
          <table:table-cell table:number-columns-repeated="3"/>
          <table:table-cell table:style-name="ce588" table:number-columns-repeated="2"/>
          <table:table-cell table:number-columns-repeated="14"/>
          <table:table-cell table:style-name="ce588" office:value-type="string" calcext:value-type="string">
            <text:p>2月</text:p>
          </table:table-cell>
          <table:table-cell table:number-columns-repeated="4"/>
          <table:table-cell table:style-name="ce588"/>
          <table:table-cell table:number-columns-repeated="4"/>
          <table:table-cell table:style-name="ce588"/>
          <table:table-cell table:number-columns-repeated="3"/>
          <table:table-cell table:style-name="ce588"/>
          <table:table-cell/>
          <table:table-cell table:style-name="ce588"/>
          <table:table-cell table:number-columns-repeated="12"/>
          <table:table-cell table:style-name="ce588" office:value-type="string" calcext:value-type="string">
            <text:p>3月</text:p>
          </table:table-cell>
          <table:table-cell table:number-columns-repeated="6"/>
          <table:table-cell table:style-name="ce588"/>
          <table:table-cell table:number-columns-repeated="4"/>
          <table:table-cell table:style-name="ce588"/>
          <table:table-cell table:number-columns-repeated="3"/>
          <table:table-cell table:style-name="ce588" table:number-columns-repeated="2"/>
          <table:table-cell table:number-columns-repeated="13"/>
          <table:table-cell table:style-name="ce588" office:value-type="string" calcext:value-type="string">
            <text:p>4月</text:p>
          </table:table-cell>
          <table:table-cell table:number-columns-repeated="5"/>
          <table:table-cell table:style-name="ce588"/>
          <table:table-cell table:number-columns-repeated="4"/>
          <table:table-cell table:style-name="ce588"/>
          <table:table-cell table:number-columns-repeated="3"/>
          <table:table-cell table:style-name="ce588"/>
          <table:table-cell/>
          <table:table-cell table:style-name="ce588"/>
          <table:table-cell table:number-columns-repeated="12"/>
          <table:table-cell table:style-name="ce588" office:value-type="string" calcext:value-type="string">
            <text:p>5月</text:p>
          </table:table-cell>
          <table:table-cell table:number-columns-repeated="6"/>
          <table:table-cell table:style-name="ce588"/>
          <table:table-cell table:number-columns-repeated="4"/>
          <table:table-cell table:style-name="ce588"/>
          <table:table-cell table:number-columns-repeated="3"/>
          <table:table-cell table:style-name="ce588" table:number-columns-repeated="2"/>
          <table:table-cell table:number-columns-repeated="13"/>
          <table:table-cell table:style-name="ce588" office:value-type="string" calcext:value-type="string">
            <text:p>6月</text:p>
          </table:table-cell>
          <table:table-cell table:number-columns-repeated="5"/>
          <table:table-cell table:style-name="ce588"/>
          <table:table-cell table:number-columns-repeated="5"/>
          <table:table-cell table:style-name="ce588"/>
          <table:table-cell table:number-columns-repeated="3"/>
          <table:table-cell table:style-name="ce588" table:number-columns-repeated="2"/>
          <table:table-cell table:number-columns-repeated="12"/>
          <table:table-cell table:style-name="ce588" office:value-type="string" calcext:value-type="string">
            <text:p>7月</text:p>
          </table:table-cell>
          <table:table-cell table:number-columns-repeated="6"/>
          <table:table-cell table:style-name="ce588"/>
          <table:table-cell table:number-columns-repeated="2"/>
          <table:table-cell table:style-name="ce588"/>
          <table:table-cell table:number-columns-repeated="768"/>
        </table:table-row>
        <table:table-row table:style-name="ro12">
          <table:table-cell table:style-name="ce251" office:value-type="string" calcext:value-type="string" table:number-columns-spanned="1" table:number-rows-spanned="3">
            <text:p>点滴</text:p>
          </table:table-cell>
          <table:table-cell table:style-name="ce251" office:value-type="string" calcext:value-type="string" table:number-columns-spanned="1" table:number-rows-spanned="3">
            <text:p>内服</text:p>
          </table:table-cell>
          <table:table-cell table:style-name="ce251" office:value-type="string" calcext:value-type="string" table:number-columns-spanned="1" table:number-rows-spanned="3">
            <text:p>その他</text:p>
          </table:table-cell>
          <table:table-cell table:style-name="ce251" office:value-type="string" calcext:value-type="string" table:number-columns-spanned="1" table:number-rows-spanned="3">
            <text:p>検査値</text:p>
          </table:table-cell>
          <table:table-cell table:style-name="ce251" office:value-type="string" calcext:value-type="string" table:number-columns-spanned="1" table:number-rows-spanned="3">
            <text:p>採用外</text:p>
          </table:table-cell>
          <table:table-cell table:style-name="ce575" office:value-type="string" calcext:value-type="string">
            <text:p>ID+漢字名+ｶﾀｶﾅ</text:p>
          </table:table-cell>
          <table:table-cell table:style-name="ce582" office:value-type="string" calcext:value-type="string">
            <text:p>用法</text:p>
          </table:table-cell>
          <table:table-cell table:style-name="ce584" office:value-type="string" calcext:value-type="string">
            <text:p>回数</text:p>
          </table:table-cell>
          <table:table-cell table:style-name="ce585" office:value-type="string" calcext:value-type="string">
            <text:p>限定</text:p>
          </table:table-cell>
          <table:table-cell table:style-name="ce589" office:value-type="date" office:date-value="2015-11-08" calcext:value-type="date">
            <text:p>8</text:p>
          </table:table-cell>
          <table:table-cell table:style-name="ce592" office:value-type="date" office:date-value="2015-11-09" calcext:value-type="date">
            <text:p>9</text:p>
          </table:table-cell>
          <table:table-cell table:style-name="ce592" office:value-type="date" office:date-value="2015-11-10" calcext:value-type="date">
            <text:p>10</text:p>
          </table:table-cell>
          <table:table-cell table:style-name="ce592" office:value-type="date" office:date-value="2015-11-11" calcext:value-type="date">
            <text:p>11</text:p>
          </table:table-cell>
          <table:table-cell table:style-name="ce592" office:value-type="date" office:date-value="2015-11-12" calcext:value-type="date">
            <text:p>12</text:p>
          </table:table-cell>
          <table:table-cell table:style-name="ce592" office:value-type="date" office:date-value="2015-11-13" calcext:value-type="date">
            <text:p>13</text:p>
          </table:table-cell>
          <table:table-cell table:style-name="ce598" office:value-type="date" office:date-value="2015-11-14" calcext:value-type="date">
            <text:p>14</text:p>
          </table:table-cell>
          <table:table-cell table:style-name="ce589" office:value-type="date" office:date-value="2015-11-15" calcext:value-type="date">
            <text:p>15</text:p>
          </table:table-cell>
          <table:table-cell table:style-name="ce592" office:value-type="date" office:date-value="2015-11-16" calcext:value-type="date">
            <text:p>16</text:p>
          </table:table-cell>
          <table:table-cell table:style-name="ce592" office:value-type="date" office:date-value="2015-11-17" calcext:value-type="date">
            <text:p>17</text:p>
          </table:table-cell>
          <table:table-cell table:style-name="ce600" office:value-type="date" office:date-value="2015-11-18" calcext:value-type="date">
            <text:p>18</text:p>
          </table:table-cell>
          <table:table-cell table:style-name="ce592" office:value-type="date" office:date-value="2015-11-19" calcext:value-type="date">
            <text:p>19</text:p>
          </table:table-cell>
          <table:table-cell table:style-name="ce592" office:value-type="date" office:date-value="2015-11-21" calcext:value-type="date">
            <text:p>21</text:p>
          </table:table-cell>
          <table:table-cell table:style-name="ce598" office:value-type="date" office:date-value="2015-11-21" calcext:value-type="date">
            <text:p>21</text:p>
          </table:table-cell>
          <table:table-cell table:style-name="ce589" office:value-type="date" office:date-value="2015-11-22" calcext:value-type="date">
            <text:p>22</text:p>
          </table:table-cell>
          <table:table-cell table:style-name="ce611" office:value-type="date" office:date-value="2015-11-23" calcext:value-type="date">
            <text:p>23</text:p>
          </table:table-cell>
          <table:table-cell table:style-name="ce592" office:value-type="date" office:date-value="2015-11-24" calcext:value-type="date">
            <text:p>24</text:p>
          </table:table-cell>
          <table:table-cell table:style-name="ce592" office:value-type="date" office:date-value="2015-11-25" calcext:value-type="date">
            <text:p>25</text:p>
          </table:table-cell>
          <table:table-cell table:style-name="ce592" office:value-type="date" office:date-value="2015-11-26" calcext:value-type="date">
            <text:p>26</text:p>
          </table:table-cell>
          <table:table-cell table:style-name="ce592" office:value-type="date" office:date-value="2015-11-27" calcext:value-type="date">
            <text:p>27</text:p>
          </table:table-cell>
          <table:table-cell table:style-name="ce598" office:value-type="date" office:date-value="2015-11-28" calcext:value-type="date">
            <text:p>28</text:p>
          </table:table-cell>
          <table:table-cell table:style-name="ce589" office:value-type="date" office:date-value="2015-11-29" calcext:value-type="date">
            <text:p>29</text:p>
          </table:table-cell>
          <table:table-cell table:style-name="ce592" office:value-type="date" office:date-value="2015-11-30" calcext:value-type="date">
            <text:p>30</text:p>
          </table:table-cell>
          <table:table-cell table:style-name="ce592" office:value-type="date" office:date-value="2015-12-01" calcext:value-type="date">
            <text:p>1</text:p>
          </table:table-cell>
          <table:table-cell table:style-name="ce592" office:value-type="date" office:date-value="2015-12-02" calcext:value-type="date">
            <text:p>2</text:p>
          </table:table-cell>
          <table:table-cell table:style-name="ce592" office:value-type="date" office:date-value="2015-12-03" calcext:value-type="date">
            <text:p>3</text:p>
          </table:table-cell>
          <table:table-cell table:style-name="ce592" office:value-type="date" office:date-value="2015-12-04" calcext:value-type="date">
            <text:p>4</text:p>
          </table:table-cell>
          <table:table-cell table:style-name="ce598" office:value-type="date" office:date-value="2015-12-05" calcext:value-type="date">
            <text:p>5</text:p>
          </table:table-cell>
          <table:table-cell table:style-name="ce589" office:value-type="date" office:date-value="2015-12-06" calcext:value-type="date">
            <text:p>6</text:p>
          </table:table-cell>
          <table:table-cell table:style-name="ce592" office:value-type="date" office:date-value="2015-12-07" calcext:value-type="date">
            <text:p>7</text:p>
          </table:table-cell>
          <table:table-cell table:style-name="ce592" office:value-type="date" office:date-value="2015-12-08" calcext:value-type="date">
            <text:p>8</text:p>
          </table:table-cell>
          <table:table-cell table:style-name="ce592" office:value-type="date" office:date-value="2015-12-09" calcext:value-type="date">
            <text:p>9</text:p>
          </table:table-cell>
          <table:table-cell table:style-name="ce592" office:value-type="date" office:date-value="2015-12-10" calcext:value-type="date">
            <text:p>10</text:p>
          </table:table-cell>
          <table:table-cell table:style-name="ce592" office:value-type="date" office:date-value="2015-12-11" calcext:value-type="date">
            <text:p>11</text:p>
          </table:table-cell>
          <table:table-cell table:style-name="ce598" office:value-type="date" office:date-value="2015-12-12" calcext:value-type="date">
            <text:p>12</text:p>
          </table:table-cell>
          <table:table-cell table:style-name="ce589" office:value-type="date" office:date-value="2015-12-13" calcext:value-type="date">
            <text:p>13</text:p>
          </table:table-cell>
          <table:table-cell table:style-name="ce592" office:value-type="date" office:date-value="2015-12-14" calcext:value-type="date">
            <text:p>14</text:p>
          </table:table-cell>
          <table:table-cell table:style-name="ce592" office:value-type="date" office:date-value="2015-12-15" calcext:value-type="date">
            <text:p>15</text:p>
          </table:table-cell>
          <table:table-cell table:style-name="ce592" office:value-type="date" office:date-value="2015-12-16" calcext:value-type="date">
            <text:p>16</text:p>
          </table:table-cell>
          <table:table-cell table:style-name="ce592" office:value-type="date" office:date-value="2015-12-17" calcext:value-type="date">
            <text:p>17</text:p>
          </table:table-cell>
          <table:table-cell table:style-name="ce592" office:value-type="date" office:date-value="2015-12-18" calcext:value-type="date">
            <text:p>18</text:p>
          </table:table-cell>
          <table:table-cell table:style-name="ce598" office:value-type="date" office:date-value="2015-12-19" calcext:value-type="date">
            <text:p>19</text:p>
          </table:table-cell>
          <table:table-cell table:style-name="ce589" office:value-type="date" office:date-value="2015-12-20" calcext:value-type="date">
            <text:p>20</text:p>
          </table:table-cell>
          <table:table-cell table:style-name="ce592" office:value-type="date" office:date-value="2015-12-21" calcext:value-type="date">
            <text:p>21</text:p>
          </table:table-cell>
          <table:table-cell table:style-name="ce592" office:value-type="date" office:date-value="2015-12-22" calcext:value-type="date">
            <text:p>22</text:p>
          </table:table-cell>
          <table:table-cell table:style-name="ce611" office:value-type="date" office:date-value="2015-12-23" calcext:value-type="date">
            <text:p>23</text:p>
          </table:table-cell>
          <table:table-cell table:style-name="ce592" office:value-type="date" office:date-value="2015-12-24" calcext:value-type="date">
            <text:p>24</text:p>
          </table:table-cell>
          <table:table-cell table:style-name="ce592" office:value-type="date" office:date-value="2015-12-25" calcext:value-type="date">
            <text:p>25</text:p>
          </table:table-cell>
          <table:table-cell table:style-name="ce598" office:value-type="date" office:date-value="2015-12-26" calcext:value-type="date">
            <text:p>26</text:p>
          </table:table-cell>
          <table:table-cell table:style-name="ce589" office:value-type="date" office:date-value="2015-12-27" calcext:value-type="date">
            <text:p>27</text:p>
          </table:table-cell>
          <table:table-cell table:style-name="ce592" office:value-type="date" office:date-value="2015-12-28" calcext:value-type="date">
            <text:p>28</text:p>
          </table:table-cell>
          <table:table-cell table:style-name="ce592" office:value-type="date" office:date-value="2015-12-29" calcext:value-type="date">
            <text:p>29</text:p>
          </table:table-cell>
          <table:table-cell table:style-name="ce611" office:value-type="date" office:date-value="2015-12-30" calcext:value-type="date">
            <text:p>30</text:p>
          </table:table-cell>
          <table:table-cell table:style-name="ce611" office:value-type="date" office:date-value="2015-12-31" calcext:value-type="date">
            <text:p>31</text:p>
          </table:table-cell>
          <table:table-cell table:style-name="ce592" office:value-type="date" office:date-value="2016-01-01" calcext:value-type="date">
            <text:p>1</text:p>
          </table:table-cell>
          <table:table-cell table:style-name="ce598" office:value-type="date" office:date-value="2016-01-02" calcext:value-type="date">
            <text:p>2</text:p>
          </table:table-cell>
          <table:table-cell table:style-name="ce589" office:value-type="date" office:date-value="2016-01-03" calcext:value-type="date">
            <text:p>3</text:p>
          </table:table-cell>
          <table:table-cell table:style-name="ce592" office:value-type="date" office:date-value="2016-01-04" calcext:value-type="date">
            <text:p>4</text:p>
          </table:table-cell>
          <table:table-cell table:style-name="ce592" office:value-type="date" office:date-value="2016-01-05" calcext:value-type="date">
            <text:p>5</text:p>
          </table:table-cell>
          <table:table-cell table:style-name="ce592" office:value-type="date" office:date-value="2016-01-06" calcext:value-type="date">
            <text:p>6</text:p>
          </table:table-cell>
          <table:table-cell table:style-name="ce592" office:value-type="date" office:date-value="2016-01-07" calcext:value-type="date">
            <text:p>7</text:p>
          </table:table-cell>
          <table:table-cell table:style-name="ce592" office:value-type="date" office:date-value="2016-01-08" calcext:value-type="date">
            <text:p>8</text:p>
          </table:table-cell>
          <table:table-cell table:style-name="ce598" office:value-type="date" office:date-value="2016-01-09" calcext:value-type="date">
            <text:p>9</text:p>
          </table:table-cell>
          <table:table-cell table:style-name="ce589" office:value-type="date" office:date-value="2016-01-10" calcext:value-type="date">
            <text:p>10</text:p>
          </table:table-cell>
          <table:table-cell table:style-name="ce592" office:value-type="date" office:date-value="2016-01-11" calcext:value-type="date">
            <text:p>11</text:p>
          </table:table-cell>
          <table:table-cell table:style-name="ce592" office:value-type="date" office:date-value="2016-01-12" calcext:value-type="date">
            <text:p>12</text:p>
          </table:table-cell>
          <table:table-cell table:style-name="ce592" office:value-type="date" office:date-value="2016-01-13" calcext:value-type="date">
            <text:p>13</text:p>
          </table:table-cell>
          <table:table-cell table:style-name="ce592" office:value-type="date" office:date-value="2016-01-14" calcext:value-type="date">
            <text:p>14</text:p>
          </table:table-cell>
          <table:table-cell table:style-name="ce592" office:value-type="date" office:date-value="2016-01-15" calcext:value-type="date">
            <text:p>15</text:p>
          </table:table-cell>
          <table:table-cell table:style-name="ce598" office:value-type="date" office:date-value="2016-01-16" calcext:value-type="date">
            <text:p>16</text:p>
          </table:table-cell>
          <table:table-cell table:style-name="ce589" office:value-type="date" office:date-value="2016-01-17" calcext:value-type="date">
            <text:p>17</text:p>
          </table:table-cell>
          <table:table-cell table:style-name="ce592" office:value-type="date" office:date-value="2016-01-18" calcext:value-type="date">
            <text:p>18</text:p>
          </table:table-cell>
          <table:table-cell table:style-name="ce592" office:value-type="date" office:date-value="2016-01-19" calcext:value-type="date">
            <text:p>19</text:p>
          </table:table-cell>
          <table:table-cell table:style-name="ce592" office:value-type="date" office:date-value="2016-01-20" calcext:value-type="date">
            <text:p>20</text:p>
          </table:table-cell>
          <table:table-cell table:style-name="ce592" office:value-type="date" office:date-value="2016-01-21" calcext:value-type="date">
            <text:p>21</text:p>
          </table:table-cell>
          <table:table-cell table:style-name="ce592" office:value-type="date" office:date-value="2016-01-22" calcext:value-type="date">
            <text:p>22</text:p>
          </table:table-cell>
          <table:table-cell table:style-name="ce598" office:value-type="date" office:date-value="2016-01-23" calcext:value-type="date">
            <text:p>23</text:p>
          </table:table-cell>
          <table:table-cell table:style-name="ce589" office:value-type="date" office:date-value="2016-01-24" calcext:value-type="date">
            <text:p>24</text:p>
          </table:table-cell>
          <table:table-cell table:style-name="ce592" office:value-type="date" office:date-value="2016-01-25" calcext:value-type="date">
            <text:p>25</text:p>
          </table:table-cell>
          <table:table-cell table:style-name="ce592" office:value-type="date" office:date-value="2016-01-26" calcext:value-type="date">
            <text:p>26</text:p>
          </table:table-cell>
          <table:table-cell table:style-name="ce592" office:value-type="date" office:date-value="2016-01-27" calcext:value-type="date">
            <text:p>27</text:p>
          </table:table-cell>
          <table:table-cell table:style-name="ce592" office:value-type="date" office:date-value="2016-01-28" calcext:value-type="date">
            <text:p>28</text:p>
          </table:table-cell>
          <table:table-cell table:style-name="ce592" office:value-type="date" office:date-value="2016-01-29" calcext:value-type="date">
            <text:p>29</text:p>
          </table:table-cell>
          <table:table-cell table:style-name="ce598" office:value-type="date" office:date-value="2016-01-30" calcext:value-type="date">
            <text:p>30</text:p>
          </table:table-cell>
          <table:table-cell table:style-name="ce589" office:value-type="date" office:date-value="2016-01-31" calcext:value-type="date">
            <text:p>31</text:p>
          </table:table-cell>
          <table:table-cell table:style-name="ce592" office:value-type="date" office:date-value="2016-02-01" calcext:value-type="date">
            <text:p>1</text:p>
          </table:table-cell>
          <table:table-cell table:style-name="ce592" office:value-type="date" office:date-value="2016-02-02" calcext:value-type="date">
            <text:p>2</text:p>
          </table:table-cell>
          <table:table-cell table:style-name="ce592" office:value-type="date" office:date-value="2016-02-03" calcext:value-type="date">
            <text:p>3</text:p>
          </table:table-cell>
          <table:table-cell table:style-name="ce592" office:value-type="date" office:date-value="2016-02-04" calcext:value-type="date">
            <text:p>4</text:p>
          </table:table-cell>
          <table:table-cell table:style-name="ce592" office:value-type="date" office:date-value="2016-02-05" calcext:value-type="date">
            <text:p>5</text:p>
          </table:table-cell>
          <table:table-cell table:style-name="ce598" office:value-type="date" office:date-value="2016-02-06" calcext:value-type="date">
            <text:p>6</text:p>
          </table:table-cell>
          <table:table-cell table:style-name="ce589" office:value-type="date" office:date-value="2016-02-07" calcext:value-type="date">
            <text:p>7</text:p>
          </table:table-cell>
          <table:table-cell table:style-name="ce592" office:value-type="date" office:date-value="2016-02-08" calcext:value-type="date">
            <text:p>8</text:p>
          </table:table-cell>
          <table:table-cell table:style-name="ce592" office:value-type="date" office:date-value="2016-02-09" calcext:value-type="date">
            <text:p>9</text:p>
          </table:table-cell>
          <table:table-cell table:style-name="ce592" office:value-type="date" office:date-value="2016-02-10" calcext:value-type="date">
            <text:p>10</text:p>
          </table:table-cell>
          <table:table-cell table:style-name="ce592" office:value-type="date" office:date-value="2016-02-11" calcext:value-type="date">
            <text:p>11</text:p>
          </table:table-cell>
          <table:table-cell table:style-name="ce592" office:value-type="date" office:date-value="2016-02-12" calcext:value-type="date">
            <text:p>12</text:p>
          </table:table-cell>
          <table:table-cell table:style-name="ce598" office:value-type="date" office:date-value="2016-02-13" calcext:value-type="date">
            <text:p>13</text:p>
          </table:table-cell>
          <table:table-cell table:style-name="ce589" office:value-type="date" office:date-value="2016-02-14" calcext:value-type="date">
            <text:p>14</text:p>
          </table:table-cell>
          <table:table-cell table:style-name="ce592" office:value-type="date" office:date-value="2016-02-15" calcext:value-type="date">
            <text:p>15</text:p>
          </table:table-cell>
          <table:table-cell table:style-name="ce592" office:value-type="date" office:date-value="2016-02-16" calcext:value-type="date">
            <text:p>16</text:p>
          </table:table-cell>
          <table:table-cell table:style-name="ce592" office:value-type="date" office:date-value="2016-02-17" calcext:value-type="date">
            <text:p>17</text:p>
          </table:table-cell>
          <table:table-cell table:style-name="ce592" office:value-type="date" office:date-value="2016-02-18" calcext:value-type="date">
            <text:p>18</text:p>
          </table:table-cell>
          <table:table-cell table:style-name="ce592" office:value-type="date" office:date-value="2016-02-19" calcext:value-type="date">
            <text:p>19</text:p>
          </table:table-cell>
          <table:table-cell table:style-name="ce598" office:value-type="date" office:date-value="2016-02-20" calcext:value-type="date">
            <text:p>20</text:p>
          </table:table-cell>
          <table:table-cell table:style-name="ce589" office:value-type="date" office:date-value="2016-02-21" calcext:value-type="date">
            <text:p>21</text:p>
          </table:table-cell>
          <table:table-cell table:style-name="ce592" office:value-type="date" office:date-value="2016-02-22" calcext:value-type="date">
            <text:p>22</text:p>
          </table:table-cell>
          <table:table-cell table:style-name="ce592" office:value-type="date" office:date-value="2016-02-23" calcext:value-type="date">
            <text:p>23</text:p>
          </table:table-cell>
          <table:table-cell table:style-name="ce592" office:value-type="date" office:date-value="2016-02-24" calcext:value-type="date">
            <text:p>24</text:p>
          </table:table-cell>
          <table:table-cell table:style-name="ce592" office:value-type="date" office:date-value="2016-02-25" calcext:value-type="date">
            <text:p>25</text:p>
          </table:table-cell>
          <table:table-cell table:style-name="ce592" office:value-type="date" office:date-value="2016-02-26" calcext:value-type="date">
            <text:p>26</text:p>
          </table:table-cell>
          <table:table-cell table:style-name="ce598" office:value-type="date" office:date-value="2016-02-27" calcext:value-type="date">
            <text:p>27</text:p>
          </table:table-cell>
          <table:table-cell table:style-name="ce589" office:value-type="date" office:date-value="2016-02-28" calcext:value-type="date">
            <text:p>28</text:p>
          </table:table-cell>
          <table:table-cell table:style-name="ce592" office:value-type="date" office:date-value="2016-02-29" calcext:value-type="date">
            <text:p>29</text:p>
          </table:table-cell>
          <table:table-cell table:style-name="ce592" office:value-type="date" office:date-value="2016-03-01" calcext:value-type="date">
            <text:p>1</text:p>
          </table:table-cell>
          <table:table-cell table:style-name="ce592" office:value-type="date" office:date-value="2016-03-02" calcext:value-type="date">
            <text:p>2</text:p>
          </table:table-cell>
          <table:table-cell table:style-name="ce592" office:value-type="date" office:date-value="2016-03-03" calcext:value-type="date">
            <text:p>3</text:p>
          </table:table-cell>
          <table:table-cell table:style-name="ce592" office:value-type="date" office:date-value="2016-03-04" calcext:value-type="date">
            <text:p>4</text:p>
          </table:table-cell>
          <table:table-cell table:style-name="ce598" office:value-type="date" office:date-value="2016-03-05" calcext:value-type="date">
            <text:p>5</text:p>
          </table:table-cell>
          <table:table-cell table:style-name="ce589" office:value-type="date" office:date-value="2016-03-06" calcext:value-type="date">
            <text:p>6</text:p>
          </table:table-cell>
          <table:table-cell table:style-name="ce592" office:value-type="date" office:date-value="2016-03-07" calcext:value-type="date">
            <text:p>7</text:p>
          </table:table-cell>
          <table:table-cell table:style-name="ce592" office:value-type="date" office:date-value="2016-03-08" calcext:value-type="date">
            <text:p>8</text:p>
          </table:table-cell>
          <table:table-cell table:style-name="ce592" office:value-type="date" office:date-value="2016-03-09" calcext:value-type="date">
            <text:p>9</text:p>
          </table:table-cell>
          <table:table-cell table:style-name="ce592" office:value-type="date" office:date-value="2016-03-10" calcext:value-type="date">
            <text:p>10</text:p>
          </table:table-cell>
          <table:table-cell table:style-name="ce592" office:value-type="date" office:date-value="2016-03-11" calcext:value-type="date">
            <text:p>11</text:p>
          </table:table-cell>
          <table:table-cell table:style-name="ce598" office:value-type="date" office:date-value="2016-03-12" calcext:value-type="date">
            <text:p>12</text:p>
          </table:table-cell>
          <table:table-cell table:style-name="ce589" office:value-type="date" office:date-value="2016-03-13" calcext:value-type="date">
            <text:p>13</text:p>
          </table:table-cell>
          <table:table-cell table:style-name="ce592" office:value-type="date" office:date-value="2016-03-14" calcext:value-type="date">
            <text:p>14</text:p>
          </table:table-cell>
          <table:table-cell table:style-name="ce592" office:value-type="date" office:date-value="2016-03-15" calcext:value-type="date">
            <text:p>15</text:p>
          </table:table-cell>
          <table:table-cell table:style-name="ce592" office:value-type="date" office:date-value="2016-03-16" calcext:value-type="date">
            <text:p>16</text:p>
          </table:table-cell>
          <table:table-cell table:style-name="ce592" office:value-type="date" office:date-value="2016-03-17" calcext:value-type="date">
            <text:p>17</text:p>
          </table:table-cell>
          <table:table-cell table:style-name="ce592" office:value-type="date" office:date-value="2016-03-18" calcext:value-type="date">
            <text:p>18</text:p>
          </table:table-cell>
          <table:table-cell table:style-name="ce598" office:value-type="date" office:date-value="2016-03-19" calcext:value-type="date">
            <text:p>19</text:p>
          </table:table-cell>
          <table:table-cell table:style-name="ce589" office:value-type="date" office:date-value="2016-03-20" calcext:value-type="date">
            <text:p>20</text:p>
          </table:table-cell>
          <table:table-cell table:style-name="ce592" office:value-type="date" office:date-value="2016-03-21" calcext:value-type="date">
            <text:p>21</text:p>
          </table:table-cell>
          <table:table-cell table:style-name="ce592" office:value-type="date" office:date-value="2016-03-22" calcext:value-type="date">
            <text:p>22</text:p>
          </table:table-cell>
          <table:table-cell table:style-name="ce592" office:value-type="date" office:date-value="2016-03-23" calcext:value-type="date">
            <text:p>23</text:p>
          </table:table-cell>
          <table:table-cell table:style-name="ce592" office:value-type="date" office:date-value="2016-03-24" calcext:value-type="date">
            <text:p>24</text:p>
          </table:table-cell>
          <table:table-cell table:style-name="ce592" office:value-type="date" office:date-value="2016-03-25" calcext:value-type="date">
            <text:p>25</text:p>
          </table:table-cell>
          <table:table-cell table:style-name="ce598" office:value-type="date" office:date-value="2016-03-26" calcext:value-type="date">
            <text:p>26</text:p>
          </table:table-cell>
          <table:table-cell table:style-name="ce589" office:value-type="date" office:date-value="2016-03-27" calcext:value-type="date">
            <text:p>27</text:p>
          </table:table-cell>
          <table:table-cell table:style-name="ce592" office:value-type="date" office:date-value="2016-03-28" calcext:value-type="date">
            <text:p>28</text:p>
          </table:table-cell>
          <table:table-cell table:style-name="ce592" office:value-type="date" office:date-value="2016-03-29" calcext:value-type="date">
            <text:p>29</text:p>
          </table:table-cell>
          <table:table-cell table:style-name="ce592" office:value-type="date" office:date-value="2016-03-30" calcext:value-type="date">
            <text:p>30</text:p>
          </table:table-cell>
          <table:table-cell table:style-name="ce592" office:value-type="date" office:date-value="2016-03-31" calcext:value-type="date">
            <text:p>31</text:p>
          </table:table-cell>
          <table:table-cell table:style-name="ce592" office:value-type="date" office:date-value="2016-04-01" calcext:value-type="date">
            <text:p>1</text:p>
          </table:table-cell>
          <table:table-cell table:style-name="ce598" office:value-type="date" office:date-value="2016-04-02" calcext:value-type="date">
            <text:p>2</text:p>
          </table:table-cell>
          <table:table-cell table:style-name="ce589" office:value-type="date" office:date-value="2016-04-03" calcext:value-type="date">
            <text:p>3</text:p>
          </table:table-cell>
          <table:table-cell table:style-name="ce592" office:value-type="date" office:date-value="2016-04-04" calcext:value-type="date">
            <text:p>4</text:p>
          </table:table-cell>
          <table:table-cell table:style-name="ce592" office:value-type="date" office:date-value="2016-04-05" calcext:value-type="date">
            <text:p>5</text:p>
          </table:table-cell>
          <table:table-cell table:style-name="ce592" office:value-type="date" office:date-value="2016-04-06" calcext:value-type="date">
            <text:p>6</text:p>
          </table:table-cell>
          <table:table-cell table:style-name="ce592" office:value-type="date" office:date-value="2016-04-07" calcext:value-type="date">
            <text:p>7</text:p>
          </table:table-cell>
          <table:table-cell table:style-name="ce592" office:value-type="date" office:date-value="2016-04-08" calcext:value-type="date">
            <text:p>8</text:p>
          </table:table-cell>
          <table:table-cell table:style-name="ce598" office:value-type="date" office:date-value="2016-04-09" calcext:value-type="date">
            <text:p>9</text:p>
          </table:table-cell>
          <table:table-cell table:style-name="ce589" office:value-type="date" office:date-value="2016-04-10" calcext:value-type="date">
            <text:p>10</text:p>
          </table:table-cell>
          <table:table-cell table:style-name="ce592" office:value-type="date" office:date-value="2016-04-11" calcext:value-type="date">
            <text:p>11</text:p>
          </table:table-cell>
          <table:table-cell table:style-name="ce592" office:value-type="date" office:date-value="2016-04-12" calcext:value-type="date">
            <text:p>12</text:p>
          </table:table-cell>
          <table:table-cell table:style-name="ce592" office:value-type="date" office:date-value="2016-04-13" calcext:value-type="date">
            <text:p>13</text:p>
          </table:table-cell>
          <table:table-cell table:style-name="ce592" office:value-type="date" office:date-value="2016-04-14" calcext:value-type="date">
            <text:p>14</text:p>
          </table:table-cell>
          <table:table-cell table:style-name="ce592" office:value-type="date" office:date-value="2016-04-15" calcext:value-type="date">
            <text:p>15</text:p>
          </table:table-cell>
          <table:table-cell table:style-name="ce598" office:value-type="date" office:date-value="2016-04-16" calcext:value-type="date">
            <text:p>16</text:p>
          </table:table-cell>
          <table:table-cell table:style-name="ce589" office:value-type="date" office:date-value="2016-04-17" calcext:value-type="date">
            <text:p>17</text:p>
          </table:table-cell>
          <table:table-cell table:style-name="ce592" office:value-type="date" office:date-value="2016-04-18" calcext:value-type="date">
            <text:p>18</text:p>
          </table:table-cell>
          <table:table-cell table:style-name="ce592" office:value-type="date" office:date-value="2016-04-19" calcext:value-type="date">
            <text:p>19</text:p>
          </table:table-cell>
          <table:table-cell table:style-name="ce592" office:value-type="date" office:date-value="2016-04-20" calcext:value-type="date">
            <text:p>20</text:p>
          </table:table-cell>
          <table:table-cell table:style-name="ce592" office:value-type="date" office:date-value="2016-04-21" calcext:value-type="date">
            <text:p>21</text:p>
          </table:table-cell>
          <table:table-cell table:style-name="ce592" office:value-type="date" office:date-value="2016-04-22" calcext:value-type="date">
            <text:p>22</text:p>
          </table:table-cell>
          <table:table-cell table:style-name="ce598" office:value-type="date" office:date-value="2016-04-23" calcext:value-type="date">
            <text:p>23</text:p>
          </table:table-cell>
          <table:table-cell table:style-name="ce589" office:value-type="date" office:date-value="2016-04-24" calcext:value-type="date">
            <text:p>24</text:p>
          </table:table-cell>
          <table:table-cell table:style-name="ce592" office:value-type="date" office:date-value="2016-04-25" calcext:value-type="date">
            <text:p>25</text:p>
          </table:table-cell>
          <table:table-cell table:style-name="ce592" office:value-type="date" office:date-value="2016-04-26" calcext:value-type="date">
            <text:p>26</text:p>
          </table:table-cell>
          <table:table-cell table:style-name="ce592" office:value-type="date" office:date-value="2016-04-27" calcext:value-type="date">
            <text:p>27</text:p>
          </table:table-cell>
          <table:table-cell table:style-name="ce592" office:value-type="date" office:date-value="2016-04-28" calcext:value-type="date">
            <text:p>28</text:p>
          </table:table-cell>
          <table:table-cell table:style-name="ce592" office:value-type="date" office:date-value="2016-04-29" calcext:value-type="date">
            <text:p>29</text:p>
          </table:table-cell>
          <table:table-cell table:style-name="ce598" office:value-type="date" office:date-value="2016-04-30" calcext:value-type="date">
            <text:p>30</text:p>
          </table:table-cell>
          <table:table-cell table:style-name="ce589" office:value-type="date" office:date-value="2016-05-01" calcext:value-type="date">
            <text:p>1</text:p>
          </table:table-cell>
          <table:table-cell table:style-name="ce592" office:value-type="date" office:date-value="2016-05-02" calcext:value-type="date">
            <text:p>2</text:p>
          </table:table-cell>
          <table:table-cell table:style-name="ce592" office:value-type="date" office:date-value="2016-05-03" calcext:value-type="date">
            <text:p>3</text:p>
          </table:table-cell>
          <table:table-cell table:style-name="ce592" office:value-type="date" office:date-value="2016-05-04" calcext:value-type="date">
            <text:p>4</text:p>
          </table:table-cell>
          <table:table-cell table:style-name="ce592" office:value-type="date" office:date-value="2016-05-05" calcext:value-type="date">
            <text:p>5</text:p>
          </table:table-cell>
          <table:table-cell table:style-name="ce592" office:value-type="date" office:date-value="2016-05-06" calcext:value-type="date">
            <text:p>6</text:p>
          </table:table-cell>
          <table:table-cell table:style-name="ce598" office:value-type="date" office:date-value="2016-05-07" calcext:value-type="date">
            <text:p>7</text:p>
          </table:table-cell>
          <table:table-cell table:style-name="ce589" office:value-type="date" office:date-value="2016-05-08" calcext:value-type="date">
            <text:p>8</text:p>
          </table:table-cell>
          <table:table-cell table:style-name="ce592" office:value-type="date" office:date-value="2016-05-09" calcext:value-type="date">
            <text:p>9</text:p>
          </table:table-cell>
          <table:table-cell table:style-name="ce592" office:value-type="date" office:date-value="2016-05-10" calcext:value-type="date">
            <text:p>10</text:p>
          </table:table-cell>
          <table:table-cell table:style-name="ce592" office:value-type="date" office:date-value="2016-05-11" calcext:value-type="date">
            <text:p>11</text:p>
          </table:table-cell>
          <table:table-cell table:style-name="ce592" office:value-type="date" office:date-value="2016-05-12" calcext:value-type="date">
            <text:p>12</text:p>
          </table:table-cell>
          <table:table-cell table:style-name="ce592" office:value-type="date" office:date-value="2016-05-13" calcext:value-type="date">
            <text:p>13</text:p>
          </table:table-cell>
          <table:table-cell table:style-name="ce598" office:value-type="date" office:date-value="2016-05-14" calcext:value-type="date">
            <text:p>14</text:p>
          </table:table-cell>
          <table:table-cell table:style-name="ce589" office:value-type="date" office:date-value="2016-05-15" calcext:value-type="date">
            <text:p>15</text:p>
          </table:table-cell>
          <table:table-cell table:style-name="ce592" office:value-type="date" office:date-value="2016-05-16" calcext:value-type="date">
            <text:p>16</text:p>
          </table:table-cell>
          <table:table-cell table:style-name="ce592" office:value-type="date" office:date-value="2016-05-17" calcext:value-type="date">
            <text:p>17</text:p>
          </table:table-cell>
          <table:table-cell table:style-name="ce592" office:value-type="date" office:date-value="2016-05-18" calcext:value-type="date">
            <text:p>18</text:p>
          </table:table-cell>
          <table:table-cell table:style-name="ce592" office:value-type="date" office:date-value="2016-05-19" calcext:value-type="date">
            <text:p>19</text:p>
          </table:table-cell>
          <table:table-cell table:style-name="ce592" office:value-type="date" office:date-value="2016-05-20" calcext:value-type="date">
            <text:p>20</text:p>
          </table:table-cell>
          <table:table-cell table:style-name="ce598" office:value-type="date" office:date-value="2016-05-21" calcext:value-type="date">
            <text:p>21</text:p>
          </table:table-cell>
          <table:table-cell table:style-name="ce589" office:value-type="date" office:date-value="2016-05-22" calcext:value-type="date">
            <text:p>22</text:p>
          </table:table-cell>
          <table:table-cell table:style-name="ce592" office:value-type="date" office:date-value="2016-05-23" calcext:value-type="date">
            <text:p>23</text:p>
          </table:table-cell>
          <table:table-cell table:style-name="ce592" office:value-type="date" office:date-value="2016-05-24" calcext:value-type="date">
            <text:p>24</text:p>
          </table:table-cell>
          <table:table-cell table:style-name="ce592" office:value-type="date" office:date-value="2016-05-25" calcext:value-type="date">
            <text:p>25</text:p>
          </table:table-cell>
          <table:table-cell table:style-name="ce592" office:value-type="date" office:date-value="2016-05-26" calcext:value-type="date">
            <text:p>26</text:p>
          </table:table-cell>
          <table:table-cell table:style-name="ce592" office:value-type="date" office:date-value="2016-05-27" calcext:value-type="date">
            <text:p>27</text:p>
          </table:table-cell>
          <table:table-cell table:style-name="ce598" office:value-type="date" office:date-value="2016-05-28" calcext:value-type="date">
            <text:p>28</text:p>
          </table:table-cell>
          <table:table-cell table:style-name="ce589" office:value-type="date" office:date-value="2016-05-29" calcext:value-type="date">
            <text:p>29</text:p>
          </table:table-cell>
          <table:table-cell table:style-name="ce592" office:value-type="date" office:date-value="2016-05-30" calcext:value-type="date">
            <text:p>30</text:p>
          </table:table-cell>
          <table:table-cell table:style-name="ce592" office:value-type="date" office:date-value="2016-05-31" calcext:value-type="date">
            <text:p>31</text:p>
          </table:table-cell>
          <table:table-cell table:style-name="ce592" office:value-type="date" office:date-value="2016-06-01" calcext:value-type="date">
            <text:p>1</text:p>
          </table:table-cell>
          <table:table-cell table:style-name="ce592" office:value-type="date" office:date-value="2016-06-02" calcext:value-type="date">
            <text:p>2</text:p>
          </table:table-cell>
          <table:table-cell table:style-name="ce592" office:value-type="date" office:date-value="2016-06-03" calcext:value-type="date">
            <text:p>3</text:p>
          </table:table-cell>
          <table:table-cell table:style-name="ce598" office:value-type="date" office:date-value="2016-06-04" calcext:value-type="date">
            <text:p>4</text:p>
          </table:table-cell>
          <table:table-cell table:style-name="ce589" office:value-type="date" office:date-value="2016-06-05" calcext:value-type="date">
            <text:p>5</text:p>
          </table:table-cell>
          <table:table-cell table:style-name="ce592" office:value-type="date" office:date-value="2016-06-06" calcext:value-type="date">
            <text:p>6</text:p>
          </table:table-cell>
          <table:table-cell table:style-name="ce592" office:value-type="date" office:date-value="2016-06-07" calcext:value-type="date">
            <text:p>7</text:p>
          </table:table-cell>
          <table:table-cell table:style-name="ce592" office:value-type="date" office:date-value="2016-06-08" calcext:value-type="date">
            <text:p>8</text:p>
          </table:table-cell>
          <table:table-cell table:style-name="ce592" office:value-type="date" office:date-value="2016-06-09" calcext:value-type="date">
            <text:p>9</text:p>
          </table:table-cell>
          <table:table-cell table:style-name="ce592" office:value-type="date" office:date-value="2016-06-10" calcext:value-type="date">
            <text:p>10</text:p>
          </table:table-cell>
          <table:table-cell table:style-name="ce598" office:value-type="date" office:date-value="2016-06-11" calcext:value-type="date">
            <text:p>11</text:p>
          </table:table-cell>
          <table:table-cell table:style-name="ce589" office:value-type="date" office:date-value="2016-06-12" calcext:value-type="date">
            <text:p>12</text:p>
          </table:table-cell>
          <table:table-cell table:style-name="ce592" office:value-type="date" office:date-value="2016-06-13" calcext:value-type="date">
            <text:p>13</text:p>
          </table:table-cell>
          <table:table-cell table:style-name="ce592" office:value-type="date" office:date-value="2016-06-14" calcext:value-type="date">
            <text:p>14</text:p>
          </table:table-cell>
          <table:table-cell table:style-name="ce592" office:value-type="date" office:date-value="2016-06-15" calcext:value-type="date">
            <text:p>15</text:p>
          </table:table-cell>
          <table:table-cell table:style-name="ce592" office:value-type="date" office:date-value="2016-06-16" calcext:value-type="date">
            <text:p>16</text:p>
          </table:table-cell>
          <table:table-cell table:style-name="ce592" office:value-type="date" office:date-value="2016-06-17" calcext:value-type="date">
            <text:p>17</text:p>
          </table:table-cell>
          <table:table-cell table:style-name="ce598" office:value-type="date" office:date-value="2016-06-18" calcext:value-type="date">
            <text:p>18</text:p>
          </table:table-cell>
          <table:table-cell table:style-name="ce589" office:value-type="date" office:date-value="2016-06-19" calcext:value-type="date">
            <text:p>19</text:p>
          </table:table-cell>
          <table:table-cell table:style-name="ce592" office:value-type="date" office:date-value="2016-06-20" calcext:value-type="date">
            <text:p>20</text:p>
          </table:table-cell>
          <table:table-cell table:style-name="ce592" office:value-type="date" office:date-value="2016-06-21" calcext:value-type="date">
            <text:p>21</text:p>
          </table:table-cell>
          <table:table-cell table:style-name="ce592" office:value-type="date" office:date-value="2016-06-22" calcext:value-type="date">
            <text:p>22</text:p>
          </table:table-cell>
          <table:table-cell table:style-name="ce592" office:value-type="date" office:date-value="2016-06-23" calcext:value-type="date">
            <text:p>23</text:p>
          </table:table-cell>
          <table:table-cell table:style-name="ce592" office:value-type="date" office:date-value="2016-06-24" calcext:value-type="date">
            <text:p>24</text:p>
          </table:table-cell>
          <table:table-cell table:style-name="ce598" office:value-type="date" office:date-value="2016-06-25" calcext:value-type="date">
            <text:p>25</text:p>
          </table:table-cell>
          <table:table-cell table:style-name="ce589" office:value-type="date" office:date-value="2016-06-26" calcext:value-type="date">
            <text:p>26</text:p>
          </table:table-cell>
          <table:table-cell table:style-name="ce592" office:value-type="date" office:date-value="2016-06-27" calcext:value-type="date">
            <text:p>27</text:p>
          </table:table-cell>
          <table:table-cell table:style-name="ce592" office:value-type="date" office:date-value="2016-06-28" calcext:value-type="date">
            <text:p>28</text:p>
          </table:table-cell>
          <table:table-cell table:style-name="ce592" office:value-type="date" office:date-value="2016-06-29" calcext:value-type="date">
            <text:p>29</text:p>
          </table:table-cell>
          <table:table-cell table:style-name="ce592" office:value-type="date" office:date-value="2016-06-30" calcext:value-type="date">
            <text:p>30</text:p>
          </table:table-cell>
          <table:table-cell table:style-name="ce592" office:value-type="date" office:date-value="2016-07-01" calcext:value-type="date">
            <text:p>1</text:p>
          </table:table-cell>
          <table:table-cell table:style-name="ce598" office:value-type="date" office:date-value="2016-07-02" calcext:value-type="date">
            <text:p>2</text:p>
          </table:table-cell>
          <table:table-cell table:style-name="ce589" office:value-type="date" office:date-value="2016-07-03" calcext:value-type="date">
            <text:p>3</text:p>
          </table:table-cell>
          <table:table-cell table:style-name="ce592" office:value-type="date" office:date-value="2016-07-04" calcext:value-type="date">
            <text:p>4</text:p>
          </table:table-cell>
          <table:table-cell table:style-name="ce592" office:value-type="date" office:date-value="2016-07-05" calcext:value-type="date">
            <text:p>5</text:p>
          </table:table-cell>
          <table:table-cell table:style-name="ce592" office:value-type="date" office:date-value="2016-07-06" calcext:value-type="date">
            <text:p>6</text:p>
          </table:table-cell>
          <table:table-cell table:style-name="ce592" office:value-type="date" office:date-value="2016-07-07" calcext:value-type="date">
            <text:p>7</text:p>
          </table:table-cell>
          <table:table-cell table:style-name="ce592" office:value-type="date" office:date-value="2016-07-08" calcext:value-type="date">
            <text:p>8</text:p>
          </table:table-cell>
          <table:table-cell table:style-name="ce598" office:value-type="date" office:date-value="2016-07-09" calcext:value-type="date">
            <text:p>9</text:p>
          </table:table-cell>
          <table:table-cell table:style-name="ce589" office:value-type="date" office:date-value="2016-07-10" calcext:value-type="date">
            <text:p>10</text:p>
          </table:table-cell>
          <table:table-cell table:style-name="ce592" office:value-type="date" office:date-value="2016-07-11" calcext:value-type="date">
            <text:p>11</text:p>
          </table:table-cell>
          <table:table-cell table:style-name="ce592" office:value-type="date" office:date-value="2016-07-12" calcext:value-type="date">
            <text:p>12</text:p>
          </table:table-cell>
          <table:table-cell table:style-name="ce614" table:number-columns-repeated="767"/>
        </table:table-row>
        <table:table-row table:style-name="ro12">
          <table:covered-table-cell table:number-columns-repeated="5" table:style-name="ce251"/>
          <table:table-cell table:style-name="ce258" office:value-type="string" calcext:value-type="string">
            <text:p>薬品整理</text:p>
          </table:table-cell>
          <table:table-cell table:style-name="ce259" office:value-type="string" calcext:value-type="string" table:number-columns-spanned="2" table:number-rows-spanned="1">
            <text:p>検血</text:p>
          </table:table-cell>
          <table:covered-table-cell table:style-name="ce259"/>
          <table:table-cell table:style-name="ce586" office:value-type="string" calcext:value-type="string">
            <text:p>透析</text:p>
          </table:table-cell>
          <table:table-cell table:style-name="ce590" office:value-type="string" calcext:value-type="string">
            <text:p>○</text:p>
          </table:table-cell>
          <table:table-cell table:style-name="ce593" table:number-columns-repeated="2"/>
          <table:table-cell table:style-name="ce585"/>
          <table:table-cell table:style-name="ce593" table:number-columns-repeated="3"/>
          <table:table-cell table:style-name="ce585"/>
          <table:table-cell table:style-name="ce593" table:number-columns-repeated="2"/>
          <table:table-cell table:style-name="ce601"/>
          <table:table-cell table:style-name="ce593" table:number-columns-repeated="100"/>
          <table:table-cell table:style-name="ce585"/>
          <table:table-cell table:style-name="ce593" table:number-columns-repeated="903"/>
        </table:table-row>
        <table:table-row table:style-name="ro12">
          <table:covered-table-cell table:number-columns-repeated="5" table:style-name="ce251"/>
          <table:table-cell table:style-name="ce259" office:value-type="string" calcext:value-type="string">
            <text:p>薬品名抽出</text:p>
          </table:table-cell>
          <table:table-cell table:style-name="ce258" office:value-type="string" calcext:value-type="string" table:number-columns-spanned="2" table:number-rows-spanned="1">
            <text:p>画像・処置</text:p>
          </table:table-cell>
          <table:covered-table-cell table:style-name="ce258"/>
          <table:table-cell table:style-name="ce587" office:value-type="string" calcext:value-type="string">
            <text:p>月水金</text:p>
          </table:table-cell>
          <table:table-cell table:style-name="ce590" office:value-type="string" calcext:value-type="string">
            <text:p>胸Xp</text:p>
          </table:table-cell>
          <table:table-cell table:style-name="ce594" table:number-columns-repeated="2"/>
          <table:table-cell table:style-name="ce595"/>
          <table:table-cell table:style-name="ce594" table:number-columns-repeated="5"/>
          <table:table-cell table:style-name="ce593"/>
          <table:table-cell table:style-name="ce602"/>
          <table:table-cell table:style-name="ce607"/>
          <table:table-cell table:style-name="ce594"/>
          <table:table-cell table:style-name="ce593"/>
          <table:table-cell table:style-name="ce607"/>
          <table:table-cell table:style-name="ce593" table:number-columns-repeated="96"/>
          <table:table-cell table:style-name="ce585"/>
          <table:table-cell table:style-name="ce593" table:number-columns-repeated="105"/>
          <table:table-cell table:style-name="ce594" table:number-columns-repeated="15"/>
          <table:table-cell table:style-name="ce593" table:number-columns-repeated="783"/>
        </table:table-row>
        <table:table-row table:style-name="ro12">
          <table:table-cell table:style-name="ce569" table:number-columns-repeated="5"/>
          <table:table-cell table:style-name="ce578" office:value-type="string" calcext:value-type="string">
            <text:p>黒</text:p>
          </table:table-cell>
          <table:table-cell table:style-name="ce583" table:number-columns-repeated="3"/>
          <table:table-cell table:style-name="ce591" table:number-columns-repeated="10"/>
          <table:table-cell table:style-name="ce603"/>
          <table:table-cell table:style-name="ce591" table:number-columns-repeated="1004"/>
        </table:table-row>
        <table:table-row table:style-name="ro12" table:number-rows-repeated="6">
          <table:table-cell table:number-columns-repeated="19"/>
          <table:table-cell table:style-name="ce599"/>
          <table:table-cell table:number-columns-repeated="1004"/>
        </table:table-row>
        <table:table-row table:style-name="ro12">
          <table:table-cell table:style-name="ce571" table:number-columns-repeated="5"/>
          <table:table-cell table:style-name="ce580"/>
          <table:table-cell table:style-name="ce571" table:number-columns-repeated="13"/>
          <table:table-cell table:style-name="ce604"/>
          <table:table-cell table:style-name="ce571" table:number-columns-repeated="100"/>
          <table:table-cell table:style-name="ce612"/>
          <table:table-cell table:style-name="ce571" table:number-columns-repeated="903"/>
        </table:table-row>
        <table:table-row table:style-name="ro12">
          <table:table-cell table:number-columns-repeated="13"/>
          <table:table-cell table:style-name="ce596"/>
          <table:table-cell table:number-columns-repeated="5"/>
          <table:table-cell table:style-name="ce599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599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1" table:default-cell-style-name="ce432"/>
        <table:table-column table:style-name="co32" table:default-cell-style-name="ce432"/>
        <table:table-column table:style-name="co33" table:default-cell-style-name="ce432"/>
        <table:table-column table:style-name="co34" table:default-cell-style-name="ce523"/>
        <table:table-column table:style-name="co35" table:default-cell-style-name="ce432"/>
        <table:table-column table:style-name="co29" table:default-cell-style-name="ce545"/>
        <table:table-column table:style-name="co36" table:number-columns-repeated="3" table:default-cell-style-name="ce545"/>
        <table:table-column table:style-name="co37" table:default-cell-style-name="ce432"/>
        <table:table-column table:style-name="co38" table:default-cell-style-name="ce432"/>
        <table:table-column table:style-name="co39" table:default-cell-style-name="ce432"/>
        <table:table-column table:style-name="co40" table:default-cell-style-name="ce432"/>
        <table:table-column table:style-name="co13" table:number-columns-repeated="243" table:default-cell-style-name="ce432"/>
        <table:table-column table:style-name="co13" table:number-columns-repeated="767" table:default-cell-style-name="ce457"/>
        <table:table-column table:style-name="co13" table:default-cell-style-name="ce328"/>
        <table:table-row table:style-name="ro8">
          <table:table-cell table:style-name="ce497" office:value-type="string" calcext:value-type="string" table:number-columns-spanned="1" table:number-rows-spanned="2">
            <text:p>行追加</text:p>
          </table:table-cell>
          <table:table-cell table:style-name="ce497" office:value-type="string" calcext:value-type="string" table:number-columns-spanned="1" table:number-rows-spanned="2">
            <text:p>行区切</text:p>
          </table:table-cell>
          <table:table-cell table:style-name="ce504" office:value-type="string" calcext:value-type="string">
            <text:p>一覧へ</text:p>
          </table:table-cell>
          <table:table-cell table:style-name="ce517" office:value-type="string" calcext:value-type="string">
            <text:p>経過へ</text:p>
          </table:table-cell>
          <table:table-cell table:style-name="ce528" office:value-type="string" calcext:value-type="string" table:number-columns-spanned="1" table:number-rows-spanned="2">
            <text:p>定型句</text:p>
          </table:table-cell>
          <table:table-cell table:style-name="ce764" office:value-type="string" calcext:value-type="string">
            <text:p>2018/07/15 18:32:39 Copied</text:p>
          </table:table-cell>
          <table:table-cell table:style-name="ce548" office:value-type="string" calcext:value-type="string" table:number-columns-spanned="1" table:number-rows-spanned="2">
            <text:p>履歴</text:p>
          </table:table-cell>
          <table:table-cell table:style-name="ce548" office:value-type="string" calcext:value-type="string" table:number-columns-spanned="1" table:number-rows-spanned="2">
            <text:p>日付挿入</text:p>
          </table:table-cell>
          <table:table-cell table:style-name="ce548" office:value-type="string" calcext:value-type="string" table:number-columns-spanned="1" table:number-rows-spanned="2">
            <text:p>日付前へ</text:p>
          </table:table-cell>
          <table:table-cell table:style-name="ce558" office:value-type="string" calcext:value-type="string">
            <text:p>COPY</text:p>
          </table:table-cell>
          <table:table-cell table:style-name="ce560" office:value-type="string" calcext:value-type="string">
            <text:p>退院ｻﾏﾘ</text:p>
          </table:table-cell>
          <table:table-cell table:style-name="ce560" office:value-type="string" calcext:value-type="string">
            <text:p>#分離</text:p>
          </table:table-cell>
          <table:table-cell table:number-columns-repeated="242"/>
          <table:table-cell table:style-name="ce457" table:number-columns-repeated="2"/>
          <table:table-cell table:number-columns-repeated="765"/>
          <table:table-cell table:style-name="ce328" table:number-columns-repeated="2"/>
          <table:table-cell/>
        </table:table-row>
        <table:table-row table:style-name="ro9">
          <table:covered-table-cell table:style-name="ce498"/>
          <table:covered-table-cell table:style-name="ce357"/>
          <table:table-cell table:style-name="ce442" office:value-type="string" calcext:value-type="string">
            <text:p>日付</text:p>
          </table:table-cell>
          <table:table-cell table:style-name="ce517" office:value-type="string" calcext:value-type="string">
            <text:p>ﾌﾟﾛﾌﾞﾚﾑ</text:p>
          </table:table-cell>
          <table:covered-table-cell table:style-name="ce529"/>
          <table:table-cell table:style-name="ce220" office:value-type="string" calcext:value-type="string">
            <text:p>00171072 患者 五 ｶﾝｼﾞｬ ｺﾞ</text:p>
          </table:table-cell>
          <table:covered-table-cell table:style-name="ce549"/>
          <table:covered-table-cell table:style-name="ce220"/>
          <table:covered-table-cell table:style-name="ce549"/>
          <table:table-cell table:style-name="ce357" table:number-columns-repeated="1014"/>
          <table:table-cell/>
        </table:table-row>
        <table:table-row table:style-name="ro10">
          <table:table-cell table:style-name="ce357"/>
          <table:table-cell table:style-name="ce357" office:value-type="string" calcext:value-type="string">
            <text:p>#</text:p>
          </table:table-cell>
          <table:table-cell table:style-name="ce631" office:value-type="date" office:date-value="2018-03-05" calcext:value-type="date">
            <text:p>2018/03/05</text:p>
          </table:table-cell>
          <table:table-cell table:style-name="ce518" office:value-type="string" calcext:value-type="string">
            <text:p>入院</text:p>
          </table:table-cell>
          <table:table-cell table:style-name="ce530"/>
          <table:table-cell table:style-name="ce538" office:value-type="string" calcext:value-type="string">
            <text:p>未</text:p>
          </table:table-cell>
          <table:table-cell table:style-name="ce550" office:value-type="string" calcext:value-type="string">
            <text:p>2018/5/25</text:p>
          </table:table-cell>
          <table:table-cell table:style-name="ce770" office:value-type="date" office:date-value="2018-07-14" calcext:value-type="date">
            <text:p>2018/7/14</text:p>
          </table:table-cell>
          <table:table-cell table:style-name="ce220"/>
          <table:table-cell table:style-name="ce357"/>
          <table:table-cell table:style-name="ce561"/>
          <table:table-cell table:style-name="ce357" table:number-columns-repeated="1012"/>
          <table:table-cell/>
        </table:table-row>
        <table:table-row table:style-name="ro2">
          <table:table-cell/>
          <table:table-cell table:style-name="ce357" office:value-type="string" calcext:value-type="string">
            <text:p>#</text:p>
          </table:table-cell>
          <table:table-cell table:style-name="ce506"/>
          <table:table-cell table:style-name="ce519" office:value-type="string" calcext:value-type="string">
            <text:p>入院時ECG</text:p>
          </table:table-cell>
          <table:table-cell table:style-name="ce531"/>
          <table:table-cell table:style-name="ce539" office:value-type="string" calcext:value-type="string">
            <text:p>説明未</text:p>
          </table:table-cell>
          <table:table-cell table:style-name="ce550"/>
          <table:table-cell table:style-name="ce551"/>
          <table:table-cell table:style-name="ce328"/>
          <table:table-cell/>
          <table:table-cell table:style-name="ce433"/>
          <table:table-cell table:number-columns-repeated="1013"/>
        </table:table-row>
        <table:table-row table:style-name="ro2">
          <table:table-cell/>
          <table:table-cell table:style-name="ce617" office:value-type="string" calcext:value-type="string">
            <text:p>#</text:p>
          </table:table-cell>
          <table:table-cell table:style-name="ce506"/>
          <table:table-cell table:style-name="ce519" office:value-type="string" calcext:value-type="string">
            <text:p>面談記録</text:p>
          </table:table-cell>
          <table:table-cell table:style-name="ce531"/>
          <table:table-cell table:style-name="ce540" office:value-type="string" calcext:value-type="string">
            <text:p>未</text:p>
          </table:table-cell>
          <table:table-cell table:style-name="ce551" table:number-columns-repeated="2"/>
          <table:table-cell table:style-name="ce328"/>
          <table:table-cell table:style-name="ce433"/>
          <table:table-cell table:number-columns-repeated="1014"/>
        </table:table-row>
        <table:table-row table:style-name="ro2">
          <table:table-cell table:style-name="ce433"/>
          <table:table-cell table:style-name="ce619" office:value-type="string" calcext:value-type="string">
            <text:p>#</text:p>
          </table:table-cell>
          <table:table-cell table:style-name="ce507"/>
          <table:table-cell table:style-name="ce519" office:value-type="string" calcext:value-type="string">
            <text:p>心肺機能低下時</text:p>
          </table:table-cell>
          <table:table-cell table:style-name="ce519"/>
          <table:table-cell table:style-name="ce541" office:value-type="string" calcext:value-type="string">
            <text:p>説明未</text:p>
          </table:table-cell>
          <table:table-cell table:style-name="ce551" table:number-columns-repeated="2"/>
          <table:table-cell table:style-name="ce555"/>
          <table:table-cell table:style-name="ce433" table:number-columns-repeated="1014"/>
          <table:table-cell/>
        </table:table-row>
        <table:table-row table:style-name="ro2">
          <table:table-cell/>
          <table:table-cell table:style-name="ce617" office:value-type="string" calcext:value-type="string">
            <text:p>#</text:p>
          </table:table-cell>
          <table:table-cell table:style-name="ce509"/>
          <table:table-cell table:style-name="ce519" office:value-type="string" calcext:value-type="string">
            <text:p>4F転床説明</text:p>
          </table:table-cell>
          <table:table-cell table:style-name="ce531"/>
          <table:table-cell table:style-name="ce540" office:value-type="string" calcext:value-type="string">
            <text:p>未</text:p>
          </table:table-cell>
          <table:table-cell table:style-name="ce550"/>
          <table:table-cell table:style-name="ce551"/>
          <table:table-cell table:style-name="ce556"/>
          <table:table-cell table:style-name="ce433"/>
          <table:table-cell table:number-columns-repeated="1014"/>
        </table:table-row>
        <table:table-row table:style-name="ro2">
          <table:table-cell table:style-name="ce501"/>
          <table:table-cell table:style-name="ce620"/>
          <table:table-cell table:style-name="ce634" office:value-type="string" calcext:value-type="string">
            <text:p>本日の記事</text:p>
          </table:table-cell>
          <table:table-cell table:style-name="ce522"/>
          <table:table-cell table:style-name="ce534"/>
          <table:table-cell table:style-name="ce544"/>
          <table:table-cell table:style-name="ce552" table:number-columns-repeated="2"/>
          <table:table-cell table:style-name="ce544"/>
          <table:table-cell table:style-name="ce501" table:number-columns-repeated="1014"/>
          <table:table-cell/>
        </table:table-row>
        <table:table-row table:style-name="ro6">
          <table:table-cell table:style-name="ce328"/>
          <table:table-cell table:style-name="ce621" table:number-columns-repeated="2"/>
          <table:table-cell table:style-name="ce735"/>
          <table:table-cell table:style-name="ce328"/>
          <table:table-cell table:style-name="ce551" office:value-type="string" calcext:value-type="string">
            <text:p>aa</text:p>
          </table:table-cell>
          <table:table-cell table:style-name="ce328" table:number-columns-repeated="1017"/>
          <table:table-cell/>
        </table:table-row>
        <table:table-row table:style-name="ro6" table:number-rows-repeated="6">
          <table:table-cell table:style-name="ce328"/>
          <table:table-cell table:style-name="ce621" table:number-columns-repeated="2"/>
          <table:table-cell table:style-name="ce735"/>
          <table:table-cell table:style-name="ce328"/>
          <table:table-cell table:style-name="ce551"/>
          <table:table-cell table:style-name="ce328" table:number-columns-repeated="1017"/>
          <table:table-cell/>
        </table:table-row>
        <table:table-row table:style-name="ro6">
          <table:table-cell table:style-name="ce328" table:number-columns-repeated="3"/>
          <table:table-cell table:style-name="ce551"/>
          <table:table-cell table:style-name="ce328"/>
          <table:table-cell table:style-name="ce551"/>
          <table:table-cell table:style-name="ce328" table:number-columns-repeated="1017"/>
          <table:table-cell/>
        </table:table-row>
        <table:table-row table:style-name="ro6" table:number-rows-repeated="13">
          <table:table-cell table:style-name="ce328"/>
          <table:table-cell table:style-name="ce621" table:number-columns-repeated="2"/>
          <table:table-cell table:style-name="ce735"/>
          <table:table-cell table:style-name="ce328"/>
          <table:table-cell table:style-name="ce551"/>
          <table:table-cell table:style-name="ce328" table:number-columns-repeated="1017"/>
          <table:table-cell/>
        </table:table-row>
        <table:table-row table:style-name="ro2">
          <table:table-cell table:style-name="ce502"/>
          <table:table-cell table:style-name="ce622"/>
          <table:table-cell table:style-name="ce641" office:value-type="string" calcext:value-type="string">
            <text:p>過去の問題ﾘｽﾄ</text:p>
          </table:table-cell>
          <table:table-cell table:style-name="ce524"/>
          <table:table-cell table:style-name="ce502"/>
          <table:table-cell table:style-name="ce546" table:number-columns-repeated="4"/>
          <table:table-cell table:style-name="ce502"/>
          <table:table-cell table:style-name="ce563"/>
          <table:table-cell table:style-name="ce502" table:number-columns-repeated="1012"/>
          <table:table-cell/>
        </table:table-row>
        <table:table-row table:style-name="ro2">
          <table:table-cell/>
          <table:table-cell table:style-name="ce624" office:value-type="string" calcext:value-type="string">
            <text:p>#</text:p>
          </table:table-cell>
          <table:table-cell table:style-name="ce515"/>
          <table:table-cell table:style-name="ce525" office:value-type="string" calcext:value-type="string">
            <text:p>ﾄﾗﾍﾙﾊﾟｰ確認</text:p>
          </table:table-cell>
          <table:table-cell table:style-name="ce531"/>
          <table:table-cell table:style-name="ce547" office:value-type="string" calcext:value-type="string">
            <text:p>未</text:p>
          </table:table-cell>
          <table:table-cell table:style-name="ce547" table:number-columns-repeated="2"/>
          <table:table-cell table:style-name="ce556"/>
          <table:table-cell/>
          <table:table-cell table:style-name="ce433"/>
          <table:table-cell table:number-columns-repeated="1013"/>
        </table:table-row>
        <table:table-row table:style-name="ro11">
          <table:table-cell/>
          <table:table-cell table:style-name="ce624" office:value-type="string" calcext:value-type="string">
            <text:p>#</text:p>
          </table:table-cell>
          <table:table-cell table:style-name="ce515"/>
          <table:table-cell table:style-name="ce526" office:value-type="string" calcext:value-type="string">
            <text:p>CVﾎﾟｰﾄ,胃瘻説明</text:p>
          </table:table-cell>
          <table:table-cell table:style-name="ce531"/>
          <table:table-cell table:style-name="ce547" office:value-type="string" calcext:value-type="string">
            <text:p>未</text:p>
          </table:table-cell>
          <table:table-cell table:style-name="ce547" table:number-columns-repeated="2"/>
          <table:table-cell table:style-name="ce556" office:value-type="string" calcext:value-type="string">
            <text:p>未</text:p>
          </table:table-cell>
          <table:table-cell/>
          <table:table-cell table:style-name="ce433"/>
          <table:table-cell table:number-columns-repeated="1013"/>
        </table:table-row>
        <table:table-row table:style-name="ro2">
          <table:table-cell table:style-name="ce452"/>
          <table:table-cell table:style-name="ce627"/>
          <table:table-cell table:style-name="ce733" office:value-type="string" calcext:value-type="string">
            <text:p>過去の記事</text:p>
          </table:table-cell>
          <table:table-cell table:style-name="ce527"/>
          <table:table-cell table:style-name="ce452"/>
          <table:table-cell table:style-name="ce553" office:value-type="string" calcext:value-type="string">
            <text:p>問題ﾘｽﾄへ変換</text:p>
          </table:table-cell>
          <table:table-cell table:style-name="ce553" table:number-columns-repeated="2"/>
          <table:table-cell table:style-name="ce557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17" table:number-columns-repeated="2"/>
          <table:table-cell table:number-columns-repeated="3"/>
          <table:table-cell table:style-name="ce551" table:number-columns-repeated="2"/>
          <table:table-cell table:style-name="ce328"/>
          <table:table-cell table:number-columns-repeated="1015"/>
        </table:table-row>
        <table:table-row table:style-name="ro2">
          <table:table-cell/>
          <table:table-cell table:style-name="ce617" table:number-columns-repeated="2"/>
          <table:table-cell table:number-columns-repeated="3"/>
          <table:table-cell table:style-name="ce554" table:number-columns-repeated="2"/>
          <table:table-cell table:style-name="ce328"/>
          <table:table-cell table:number-columns-repeated="1015"/>
        </table:table-row>
        <table:table-row table:style-name="ro2" table:number-rows-repeated="2">
          <table:table-cell/>
          <table:table-cell table:style-name="ce617" table:number-columns-repeated="2"/>
          <table:table-cell table:number-columns-repeated="3"/>
          <table:table-cell table:style-name="ce551" table:number-columns-repeated="2"/>
          <table:table-cell table:style-name="ce32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1" table:number-columns-repeated="2"/>
          <table:table-cell table:style-name="ce32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office:forms form:automatic-focus="false" form:apply-design-mode="false"/>
        <table:table-column table:style-name="co35" table:number-columns-repeated="5" table:default-cell-style-name="ce570"/>
        <table:table-column table:style-name="co41" table:default-cell-style-name="ce579"/>
        <table:table-column table:style-name="co42" table:default-cell-style-name="ce570"/>
        <table:table-column table:style-name="co26" table:default-cell-style-name="ce570"/>
        <table:table-column table:style-name="co44" table:default-cell-style-name="ce570"/>
        <table:table-column table:style-name="co18" table:number-columns-repeated="4" table:default-cell-style-name="ce579"/>
        <table:table-column table:style-name="co18" table:default-cell-style-name="ce337"/>
        <table:table-column table:style-name="co18" table:number-columns-repeated="106" table:default-cell-style-name="ce579"/>
        <table:table-column table:style-name="co18" table:default-cell-style-name="ce837"/>
        <table:table-column table:style-name="co18" table:number-columns-repeated="137" table:default-cell-style-name="ce579"/>
        <table:table-column table:style-name="co18" table:number-columns-repeated="766" table:default-cell-style-name="ce851"/>
        <table:table-row table:style-name="ro12">
          <table:table-cell table:style-name="ce771" office:value-type="string" calcext:value-type="string" table:number-columns-spanned="5" table:number-rows-spanned="1">
            <text:p>履歴</text:p>
          </table:table-cell>
          <table:covered-table-cell table:number-columns-repeated="4" table:style-name="ce251"/>
          <table:table-cell table:style-name="ce574" office:value-type="string" calcext:value-type="string">
            <text:p>一覧へ</text:p>
          </table:table-cell>
          <table:table-cell table:style-name="ce58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23" office:value-type="string" calcext:value-type="string">
            <text:p>3月</text:p>
          </table:table-cell>
          <table:table-cell table:style-name="ce823" table:number-columns-repeated="3"/>
          <table:table-cell table:style-name="ce334"/>
          <table:table-cell table:style-name="ce823" table:number-columns-repeated="22"/>
          <table:table-cell table:style-name="ce823" office:value-type="string" calcext:value-type="string">
            <text:p>4月</text:p>
          </table:table-cell>
          <table:table-cell table:style-name="ce823" table:number-columns-repeated="29"/>
          <table:table-cell table:style-name="ce823" office:value-type="string" calcext:value-type="string">
            <text:p>5月</text:p>
          </table:table-cell>
          <table:table-cell table:style-name="ce823" table:number-columns-repeated="30"/>
          <table:table-cell table:style-name="ce823" office:value-type="string" calcext:value-type="string">
            <text:p>6月</text:p>
          </table:table-cell>
          <table:table-cell table:style-name="ce823" table:number-columns-repeated="57"/>
          <table:table-cell table:style-name="ce849"/>
          <table:table-cell table:style-name="ce823" table:number-columns-repeated="868"/>
        </table:table-row>
        <table:table-row table:style-name="ro12">
          <table:table-cell table:style-name="ce251" office:value-type="string" calcext:value-type="string" table:number-columns-spanned="1" table:number-rows-spanned="3">
            <text:p>点滴</text:p>
          </table:table-cell>
          <table:table-cell table:style-name="ce251" office:value-type="string" calcext:value-type="string" table:number-columns-spanned="1" table:number-rows-spanned="3">
            <text:p>内服</text:p>
          </table:table-cell>
          <table:table-cell table:style-name="ce251" office:value-type="string" calcext:value-type="string" table:number-columns-spanned="1" table:number-rows-spanned="3">
            <text:p>その他</text:p>
          </table:table-cell>
          <table:table-cell table:style-name="ce251" office:value-type="string" calcext:value-type="string" table:number-columns-spanned="1" table:number-rows-spanned="3">
            <text:p>検査値</text:p>
          </table:table-cell>
          <table:table-cell table:style-name="ce251" office:value-type="string" calcext:value-type="string" table:number-columns-spanned="1" table:number-rows-spanned="3">
            <text:p>採用外</text:p>
          </table:table-cell>
          <table:table-cell table:style-name="ce575" office:value-type="string" calcext:value-type="string">
            <text:p>00171072 患者 五 ｶﾝｼﾞｬ ｺﾞ</text:p>
          </table:table-cell>
          <table:table-cell table:style-name="ce582" office:value-type="string" calcext:value-type="string">
            <text:p>用法</text:p>
          </table:table-cell>
          <table:table-cell table:style-name="ce584" office:value-type="string" calcext:value-type="string">
            <text:p>回数</text:p>
          </table:table-cell>
          <table:table-cell table:style-name="ce585" office:value-type="string" calcext:value-type="string">
            <text:p>限定</text:p>
          </table:table-cell>
          <table:table-cell table:style-name="ce386" office:value-type="date" office:date-value="2018-03-05" calcext:value-type="date">
            <text:p>5</text:p>
          </table:table-cell>
          <table:table-cell table:style-name="ce386" office:value-type="date" office:date-value="2018-03-06" calcext:value-type="date">
            <text:p>6</text:p>
          </table:table-cell>
          <table:table-cell table:style-name="ce386" office:value-type="date" office:date-value="2018-03-07" calcext:value-type="date">
            <text:p>7</text:p>
          </table:table-cell>
          <table:table-cell table:style-name="ce386" office:value-type="date" office:date-value="2018-03-08" calcext:value-type="date">
            <text:p>8</text:p>
          </table:table-cell>
          <table:table-cell table:style-name="ce396" office:value-type="date" office:date-value="2018-03-09" calcext:value-type="date">
            <text:p>9</text:p>
          </table:table-cell>
          <table:table-cell table:style-name="ce372" office:value-type="date" office:date-value="2018-03-10" calcext:value-type="date">
            <text:p>10</text:p>
          </table:table-cell>
          <table:table-cell table:style-name="ce379" office:value-type="date" office:date-value="2018-03-11" calcext:value-type="date">
            <text:p>11</text:p>
          </table:table-cell>
          <table:table-cell table:style-name="ce386" office:value-type="date" office:date-value="2018-03-12" calcext:value-type="date">
            <text:p>12</text:p>
          </table:table-cell>
          <table:table-cell table:style-name="ce386" office:value-type="date" office:date-value="2018-03-13" calcext:value-type="date">
            <text:p>13</text:p>
          </table:table-cell>
          <table:table-cell table:style-name="ce386" office:value-type="date" office:date-value="2018-03-14" calcext:value-type="date">
            <text:p>14</text:p>
          </table:table-cell>
          <table:table-cell table:style-name="ce386" office:value-type="date" office:date-value="2018-03-15" calcext:value-type="date">
            <text:p>15</text:p>
          </table:table-cell>
          <table:table-cell table:style-name="ce386" office:value-type="date" office:date-value="2018-03-16" calcext:value-type="date">
            <text:p>16</text:p>
          </table:table-cell>
          <table:table-cell table:style-name="ce372" office:value-type="date" office:date-value="2018-03-17" calcext:value-type="date">
            <text:p>17</text:p>
          </table:table-cell>
          <table:table-cell table:style-name="ce379" office:value-type="date" office:date-value="2018-03-18" calcext:value-type="date">
            <text:p>18</text:p>
          </table:table-cell>
          <table:table-cell table:style-name="ce386" office:value-type="date" office:date-value="2018-03-19" calcext:value-type="date">
            <text:p>19</text:p>
          </table:table-cell>
          <table:table-cell table:style-name="ce386" office:value-type="date" office:date-value="2018-03-20" calcext:value-type="date">
            <text:p>20</text:p>
          </table:table-cell>
          <table:table-cell table:style-name="ce843" office:value-type="date" office:date-value="2018-03-21" calcext:value-type="date">
            <text:p>21</text:p>
          </table:table-cell>
          <table:table-cell table:style-name="ce386" office:value-type="date" office:date-value="2018-03-22" calcext:value-type="date">
            <text:p>22</text:p>
          </table:table-cell>
          <table:table-cell table:style-name="ce386" office:value-type="date" office:date-value="2018-03-23" calcext:value-type="date">
            <text:p>23</text:p>
          </table:table-cell>
          <table:table-cell table:style-name="ce372" office:value-type="date" office:date-value="2018-03-24" calcext:value-type="date">
            <text:p>24</text:p>
          </table:table-cell>
          <table:table-cell table:style-name="ce379" office:value-type="date" office:date-value="2018-03-25" calcext:value-type="date">
            <text:p>25</text:p>
          </table:table-cell>
          <table:table-cell table:style-name="ce386" office:value-type="date" office:date-value="2018-03-26" calcext:value-type="date">
            <text:p>26</text:p>
          </table:table-cell>
          <table:table-cell table:style-name="ce386" office:value-type="date" office:date-value="2018-03-27" calcext:value-type="date">
            <text:p>27</text:p>
          </table:table-cell>
          <table:table-cell table:style-name="ce386" office:value-type="date" office:date-value="2018-03-28" calcext:value-type="date">
            <text:p>28</text:p>
          </table:table-cell>
          <table:table-cell table:style-name="ce386" office:value-type="date" office:date-value="2018-03-29" calcext:value-type="date">
            <text:p>29</text:p>
          </table:table-cell>
          <table:table-cell table:style-name="ce386" office:value-type="date" office:date-value="2018-03-30" calcext:value-type="date">
            <text:p>30</text:p>
          </table:table-cell>
          <table:table-cell table:style-name="ce372" office:value-type="date" office:date-value="2018-03-31" calcext:value-type="date">
            <text:p>31</text:p>
          </table:table-cell>
          <table:table-cell table:style-name="ce379" office:value-type="date" office:date-value="2018-04-01" calcext:value-type="date">
            <text:p>1</text:p>
          </table:table-cell>
          <table:table-cell table:style-name="ce386" office:value-type="date" office:date-value="2018-04-02" calcext:value-type="date">
            <text:p>2</text:p>
          </table:table-cell>
          <table:table-cell table:style-name="ce386" office:value-type="date" office:date-value="2018-04-03" calcext:value-type="date">
            <text:p>3</text:p>
          </table:table-cell>
          <table:table-cell table:style-name="ce386" office:value-type="date" office:date-value="2018-04-04" calcext:value-type="date">
            <text:p>4</text:p>
          </table:table-cell>
          <table:table-cell table:style-name="ce386" office:value-type="date" office:date-value="2018-04-05" calcext:value-type="date">
            <text:p>5</text:p>
          </table:table-cell>
          <table:table-cell table:style-name="ce386" office:value-type="date" office:date-value="2018-04-06" calcext:value-type="date">
            <text:p>6</text:p>
          </table:table-cell>
          <table:table-cell table:style-name="ce372" office:value-type="date" office:date-value="2018-04-07" calcext:value-type="date">
            <text:p>7</text:p>
          </table:table-cell>
          <table:table-cell table:style-name="ce379" office:value-type="date" office:date-value="2018-04-08" calcext:value-type="date">
            <text:p>8</text:p>
          </table:table-cell>
          <table:table-cell table:style-name="ce386" office:value-type="date" office:date-value="2018-04-09" calcext:value-type="date">
            <text:p>9</text:p>
          </table:table-cell>
          <table:table-cell table:style-name="ce386" office:value-type="date" office:date-value="2018-04-10" calcext:value-type="date">
            <text:p>10</text:p>
          </table:table-cell>
          <table:table-cell table:style-name="ce386" office:value-type="date" office:date-value="2018-04-11" calcext:value-type="date">
            <text:p>11</text:p>
          </table:table-cell>
          <table:table-cell table:style-name="ce386" office:value-type="date" office:date-value="2018-04-12" calcext:value-type="date">
            <text:p>12</text:p>
          </table:table-cell>
          <table:table-cell table:style-name="ce386" office:value-type="date" office:date-value="2018-04-13" calcext:value-type="date">
            <text:p>13</text:p>
          </table:table-cell>
          <table:table-cell table:style-name="ce372" office:value-type="date" office:date-value="2018-04-14" calcext:value-type="date">
            <text:p>14</text:p>
          </table:table-cell>
          <table:table-cell table:style-name="ce379" office:value-type="date" office:date-value="2018-04-15" calcext:value-type="date">
            <text:p>15</text:p>
          </table:table-cell>
          <table:table-cell table:style-name="ce386" office:value-type="date" office:date-value="2018-04-16" calcext:value-type="date">
            <text:p>16</text:p>
          </table:table-cell>
          <table:table-cell table:style-name="ce386" office:value-type="date" office:date-value="2018-04-17" calcext:value-type="date">
            <text:p>17</text:p>
          </table:table-cell>
          <table:table-cell table:style-name="ce386" office:value-type="date" office:date-value="2018-04-18" calcext:value-type="date">
            <text:p>18</text:p>
          </table:table-cell>
          <table:table-cell table:style-name="ce386" office:value-type="date" office:date-value="2018-04-19" calcext:value-type="date">
            <text:p>19</text:p>
          </table:table-cell>
          <table:table-cell table:style-name="ce386" office:value-type="date" office:date-value="2018-04-20" calcext:value-type="date">
            <text:p>20</text:p>
          </table:table-cell>
          <table:table-cell table:style-name="ce372" office:value-type="date" office:date-value="2018-04-21" calcext:value-type="date">
            <text:p>21</text:p>
          </table:table-cell>
          <table:table-cell table:style-name="ce379" office:value-type="date" office:date-value="2018-04-22" calcext:value-type="date">
            <text:p>22</text:p>
          </table:table-cell>
          <table:table-cell table:style-name="ce386" office:value-type="date" office:date-value="2018-04-23" calcext:value-type="date">
            <text:p>23</text:p>
          </table:table-cell>
          <table:table-cell table:style-name="ce386" office:value-type="date" office:date-value="2018-04-24" calcext:value-type="date">
            <text:p>24</text:p>
          </table:table-cell>
          <table:table-cell table:style-name="ce386" office:value-type="date" office:date-value="2018-04-25" calcext:value-type="date">
            <text:p>25</text:p>
          </table:table-cell>
          <table:table-cell table:style-name="ce386" office:value-type="date" office:date-value="2018-04-26" calcext:value-type="date">
            <text:p>26</text:p>
          </table:table-cell>
          <table:table-cell table:style-name="ce386" office:value-type="date" office:date-value="2018-04-27" calcext:value-type="date">
            <text:p>27</text:p>
          </table:table-cell>
          <table:table-cell table:style-name="ce372" office:value-type="date" office:date-value="2018-04-28" calcext:value-type="date">
            <text:p>28</text:p>
          </table:table-cell>
          <table:table-cell table:style-name="ce379" office:value-type="date" office:date-value="2018-04-29" calcext:value-type="date">
            <text:p>29</text:p>
          </table:table-cell>
          <table:table-cell table:style-name="ce843" office:value-type="date" office:date-value="2018-04-30" calcext:value-type="date">
            <text:p>30</text:p>
          </table:table-cell>
          <table:table-cell table:style-name="ce386" office:value-type="date" office:date-value="2018-05-01" calcext:value-type="date">
            <text:p>1</text:p>
          </table:table-cell>
          <table:table-cell table:style-name="ce386" office:value-type="date" office:date-value="2018-05-02" calcext:value-type="date">
            <text:p>2</text:p>
          </table:table-cell>
          <table:table-cell table:style-name="ce843" office:value-type="date" office:date-value="2018-05-03" calcext:value-type="date">
            <text:p>3</text:p>
          </table:table-cell>
          <table:table-cell table:style-name="ce843" office:value-type="date" office:date-value="2018-05-04" calcext:value-type="date">
            <text:p>4</text:p>
          </table:table-cell>
          <table:table-cell table:style-name="ce406" office:value-type="date" office:date-value="2018-05-05" calcext:value-type="date">
            <text:p>5</text:p>
          </table:table-cell>
          <table:table-cell table:style-name="ce379" office:value-type="date" office:date-value="2018-05-06" calcext:value-type="date">
            <text:p>6</text:p>
          </table:table-cell>
          <table:table-cell table:style-name="ce386" office:value-type="date" office:date-value="2018-05-07" calcext:value-type="date">
            <text:p>7</text:p>
          </table:table-cell>
          <table:table-cell table:style-name="ce386" office:value-type="date" office:date-value="2018-05-08" calcext:value-type="date">
            <text:p>8</text:p>
          </table:table-cell>
          <table:table-cell table:style-name="ce386" office:value-type="date" office:date-value="2018-05-09" calcext:value-type="date">
            <text:p>9</text:p>
          </table:table-cell>
          <table:table-cell table:style-name="ce386" office:value-type="date" office:date-value="2018-05-10" calcext:value-type="date">
            <text:p>10</text:p>
          </table:table-cell>
          <table:table-cell table:style-name="ce386" office:value-type="date" office:date-value="2018-05-11" calcext:value-type="date">
            <text:p>11</text:p>
          </table:table-cell>
          <table:table-cell table:style-name="ce372" office:value-type="date" office:date-value="2018-05-12" calcext:value-type="date">
            <text:p>12</text:p>
          </table:table-cell>
          <table:table-cell table:style-name="ce379" office:value-type="date" office:date-value="2018-05-13" calcext:value-type="date">
            <text:p>13</text:p>
          </table:table-cell>
          <table:table-cell table:style-name="ce386" office:value-type="date" office:date-value="2018-05-14" calcext:value-type="date">
            <text:p>14</text:p>
          </table:table-cell>
          <table:table-cell table:style-name="ce386" office:value-type="date" office:date-value="2018-05-15" calcext:value-type="date">
            <text:p>15</text:p>
          </table:table-cell>
          <table:table-cell table:style-name="ce386" office:value-type="date" office:date-value="2018-05-16" calcext:value-type="date">
            <text:p>16</text:p>
          </table:table-cell>
          <table:table-cell table:style-name="ce386" office:value-type="date" office:date-value="2018-05-17" calcext:value-type="date">
            <text:p>17</text:p>
          </table:table-cell>
          <table:table-cell table:style-name="ce386" office:value-type="date" office:date-value="2018-05-18" calcext:value-type="date">
            <text:p>18</text:p>
          </table:table-cell>
          <table:table-cell table:style-name="ce372" office:value-type="date" office:date-value="2018-05-19" calcext:value-type="date">
            <text:p>19</text:p>
          </table:table-cell>
          <table:table-cell table:style-name="ce379" office:value-type="date" office:date-value="2018-05-20" calcext:value-type="date">
            <text:p>20</text:p>
          </table:table-cell>
          <table:table-cell table:style-name="ce386" office:value-type="date" office:date-value="2018-05-21" calcext:value-type="date">
            <text:p>21</text:p>
          </table:table-cell>
          <table:table-cell table:style-name="ce386" office:value-type="date" office:date-value="2018-05-22" calcext:value-type="date">
            <text:p>22</text:p>
          </table:table-cell>
          <table:table-cell table:style-name="ce386" office:value-type="date" office:date-value="2018-05-23" calcext:value-type="date">
            <text:p>23</text:p>
          </table:table-cell>
          <table:table-cell table:style-name="ce386" office:value-type="date" office:date-value="2018-05-24" calcext:value-type="date">
            <text:p>24</text:p>
          </table:table-cell>
          <table:table-cell table:style-name="ce386" office:value-type="date" office:date-value="2018-05-25" calcext:value-type="date">
            <text:p>25</text:p>
          </table:table-cell>
          <table:table-cell table:style-name="ce372" office:value-type="date" office:date-value="2018-05-26" calcext:value-type="date">
            <text:p>26</text:p>
          </table:table-cell>
          <table:table-cell table:style-name="ce379" office:value-type="date" office:date-value="2018-05-27" calcext:value-type="date">
            <text:p>27</text:p>
          </table:table-cell>
          <table:table-cell table:style-name="ce386" office:value-type="date" office:date-value="2018-05-28" calcext:value-type="date">
            <text:p>28</text:p>
          </table:table-cell>
          <table:table-cell table:style-name="ce386" office:value-type="date" office:date-value="2018-05-29" calcext:value-type="date">
            <text:p>29</text:p>
          </table:table-cell>
          <table:table-cell table:style-name="ce386" office:value-type="date" office:date-value="2018-05-30" calcext:value-type="date">
            <text:p>30</text:p>
          </table:table-cell>
          <table:table-cell table:style-name="ce386" office:value-type="date" office:date-value="2018-05-31" calcext:value-type="date">
            <text:p>31</text:p>
          </table:table-cell>
          <table:table-cell table:style-name="ce386" office:value-type="date" office:date-value="2018-06-01" calcext:value-type="date">
            <text:p>1</text:p>
          </table:table-cell>
          <table:table-cell table:style-name="ce372" office:value-type="date" office:date-value="2018-06-02" calcext:value-type="date">
            <text:p>2</text:p>
          </table:table-cell>
          <table:table-cell table:style-name="ce379" office:value-type="date" office:date-value="2018-06-03" calcext:value-type="date">
            <text:p>3</text:p>
          </table:table-cell>
          <table:table-cell table:style-name="ce386" office:value-type="date" office:date-value="2018-06-04" calcext:value-type="date">
            <text:p>4</text:p>
          </table:table-cell>
          <table:table-cell table:style-name="ce386" office:value-type="date" office:date-value="2018-06-05" calcext:value-type="date">
            <text:p>5</text:p>
          </table:table-cell>
          <table:table-cell table:style-name="ce386" office:value-type="date" office:date-value="2018-06-06" calcext:value-type="date">
            <text:p>6</text:p>
          </table:table-cell>
          <table:table-cell table:style-name="ce386" office:value-type="date" office:date-value="2018-06-07" calcext:value-type="date">
            <text:p>7</text:p>
          </table:table-cell>
          <table:table-cell table:style-name="ce386" office:value-type="date" office:date-value="2018-06-08" calcext:value-type="date">
            <text:p>8</text:p>
          </table:table-cell>
          <table:table-cell table:style-name="ce372" office:value-type="date" office:date-value="2018-06-09" calcext:value-type="date">
            <text:p>9</text:p>
          </table:table-cell>
          <table:table-cell table:style-name="ce379" office:value-type="date" office:date-value="2018-06-10" calcext:value-type="date">
            <text:p>10</text:p>
          </table:table-cell>
          <table:table-cell table:style-name="ce386" office:value-type="date" office:date-value="2018-06-11" calcext:value-type="date">
            <text:p>11</text:p>
          </table:table-cell>
          <table:table-cell table:style-name="ce386" office:value-type="date" office:date-value="2018-06-12" calcext:value-type="date">
            <text:p>12</text:p>
          </table:table-cell>
          <table:table-cell table:style-name="ce386" office:value-type="date" office:date-value="2018-06-13" calcext:value-type="date">
            <text:p>13</text:p>
          </table:table-cell>
          <table:table-cell table:style-name="ce328" table:number-columns-repeated="914"/>
        </table:table-row>
        <table:table-row table:style-name="ro12">
          <table:covered-table-cell table:number-columns-repeated="5" table:style-name="ce251"/>
          <table:table-cell table:style-name="ce258" office:value-type="string" calcext:value-type="string">
            <text:p>薬品整理</text:p>
          </table:table-cell>
          <table:table-cell table:style-name="ce259" office:value-type="string" calcext:value-type="string" table:number-columns-spanned="2" table:number-rows-spanned="1">
            <text:p>検血</text:p>
          </table:table-cell>
          <table:covered-table-cell table:style-name="ce259"/>
          <table:table-cell table:style-name="ce586" office:value-type="string" calcext:value-type="string">
            <text:p>透析</text:p>
          </table:table-cell>
          <table:table-cell table:style-name="ce590" office:value-type="string" calcext:value-type="string">
            <text:p>○</text:p>
          </table:table-cell>
          <table:table-cell table:style-name="ce593" table:number-columns-repeated="2"/>
          <table:table-cell table:style-name="ce585"/>
          <table:table-cell table:style-name="ce601"/>
          <table:table-cell table:style-name="ce593" table:number-columns-repeated="2"/>
          <table:table-cell table:style-name="ce585"/>
          <table:table-cell table:style-name="ce593" table:number-columns-repeated="103"/>
          <table:table-cell table:style-name="ce585"/>
          <table:table-cell table:style-name="ce593" table:number-columns-repeated="903"/>
        </table:table-row>
        <table:table-row table:style-name="ro12">
          <table:covered-table-cell table:number-columns-repeated="5" table:style-name="ce251"/>
          <table:table-cell table:style-name="ce259" office:value-type="string" calcext:value-type="string">
            <text:p>薬品名抽出</text:p>
          </table:table-cell>
          <table:table-cell table:style-name="ce258" office:value-type="string" calcext:value-type="string" table:number-columns-spanned="2" table:number-rows-spanned="1">
            <text:p>画像・処置</text:p>
          </table:table-cell>
          <table:covered-table-cell table:style-name="ce258"/>
          <table:table-cell table:style-name="ce587" office:value-type="string" calcext:value-type="string">
            <text:p>火木土</text:p>
          </table:table-cell>
          <table:table-cell table:style-name="ce824" office:value-type="string" calcext:value-type="string">
            <text:p>胸Xp</text:p>
          </table:table-cell>
          <table:table-cell table:style-name="ce830" table:number-columns-repeated="2"/>
          <table:table-cell table:style-name="ce833"/>
          <table:table-cell table:style-name="ce336"/>
          <table:table-cell table:style-name="ce830" table:number-columns-repeated="4"/>
          <table:table-cell table:style-name="ce841"/>
          <table:table-cell table:style-name="ce842" table:number-columns-repeated="2"/>
          <table:table-cell table:style-name="ce830"/>
          <table:table-cell table:style-name="ce841"/>
          <table:table-cell table:style-name="ce842"/>
          <table:table-cell table:style-name="ce841" table:number-columns-repeated="96"/>
          <table:table-cell table:style-name="ce848"/>
          <table:table-cell table:style-name="ce841" table:number-columns-repeated="105"/>
          <table:table-cell table:style-name="ce830" table:number-columns-repeated="15"/>
          <table:table-cell table:style-name="ce841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37" office:value-type="string" calcext:value-type="string">
            <text:p>変</text:p>
          </table:table-cell>
          <table:table-cell table:style-name="ce839" table:number-columns-repeated="1008"/>
        </table:table-row>
        <table:table-row table:style-name="ro12">
          <table:table-cell table:style-name="ce569" table:number-columns-repeated="5"/>
          <table:table-cell table:style-name="ce578" office:value-type="string" calcext:value-type="string">
            <text:p>黒</text:p>
          </table:table-cell>
          <table:table-cell table:style-name="ce583" table:number-columns-repeated="3"/>
          <table:table-cell table:style-name="ce825" table:number-columns-repeated="4"/>
          <table:table-cell table:style-name="ce338"/>
          <table:table-cell table:style-name="ce825" table:number-columns-repeated="1010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79" office:value-type="string" calcext:value-type="string">
            <text:p>皮下注</text:p>
          </table:table-cell>
          <table:table-cell table:number-columns-repeated="2"/>
          <table:table-cell table:style-name="ce320"/>
          <table:table-cell table:style-name="ce322"/>
          <table:table-cell table:style-name="ce320"/>
          <table:table-cell table:style-name="ce324"/>
          <table:table-cell table:style-name="ce339"/>
          <table:table-cell table:style-name="ce325" table:number-columns-repeated="3"/>
          <table:table-cell table:style-name="ce322"/>
          <table:table-cell table:style-name="ce322" office:value-type="string" calcext:value-type="string">
            <text:p>12-5-0</text:p>
          </table:table-cell>
          <table:table-cell table:style-name="ce325" table:number-columns-repeated="2"/>
          <table:table-cell table:style-name="ce322" table:number-columns-repeated="3"/>
          <table:table-cell table:style-name="ce325"/>
          <table:table-cell table:style-name="ce322"/>
          <table:table-cell table:style-name="ce331" table:number-columns-repeated="232"/>
          <table:table-cell table:style-name="ce335" table:number-columns-repeated="766"/>
        </table:table-row>
        <table:table-row table:style-name="ro12">
          <table:table-cell table:number-columns-repeated="5"/>
          <table:table-cell table:style-name="ce328" office:value-type="string" calcext:value-type="string">
            <text:p>﻿ﾛｷｿﾆﾝﾃｰﾌﾟ100mg(7枚/P) 10袋</text:p>
          </table:table-cell>
          <table:table-cell table:style-name="ce371" office:value-type="string" calcext:value-type="string">
            <text:p>外用</text:p>
          </table:table-cell>
          <table:table-cell table:style-name="ce32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28" office:value-type="string" calcext:value-type="string">
            <text:p>沈降炭酸ｶﾙｼｳﾑ錠500mg｢三和｣ 3錠</text:p>
          </table:table-cell>
          <table:table-cell table:style-name="ce371" office:value-type="string" calcext:value-type="string">
            <text:p>分3</text:p>
          </table:table-cell>
          <table:table-cell table:style-name="ce32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28" office:value-type="string" calcext:value-type="string">
            <text:p>ﾋﾞｰﾏｽ配合錠 6錠</text:p>
          </table:table-cell>
          <table:table-cell table:style-name="ce371" office:value-type="string" calcext:value-type="string">
            <text:p>分3</text:p>
          </table:table-cell>
          <table:table-cell table:style-name="ce32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28" office:value-type="string" calcext:value-type="string">
            <text:p>ｱﾀﾞﾗｰﾄCR錠20mg 1錠</text:p>
          </table:table-cell>
          <table:table-cell table:style-name="ce371" office:value-type="string" calcext:value-type="string">
            <text:p>夕</text:p>
          </table:table-cell>
          <table:table-cell table:style-name="ce32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28" office:value-type="string" calcext:value-type="string">
            <text:p>﻿ﾌｪｷｿﾌｪﾅｼﾞﾝ塩酸塩錠60mg｢ﾄｰﾜ｣ 2錠</text:p>
          </table:table-cell>
          <table:table-cell table:style-name="ce371" office:value-type="string" calcext:value-type="string">
            <text:p>分2</text:p>
          </table:table-cell>
          <table:table-cell table:style-name="ce328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328" office:value-type="string" calcext:value-type="string">
            <text:p>PL配合顆粒 3g</text:p>
          </table:table-cell>
          <table:table-cell table:style-name="ce371" office:value-type="string" calcext:value-type="string">
            <text:p>分3</text:p>
          </table:table-cell>
          <table:table-cell table:style-name="ce328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28" office:value-type="string" calcext:value-type="string">
            <text:p>ﾊﾟﾘｴｯﾄ錠10mg 1錠</text:p>
          </table:table-cell>
          <table:table-cell table:style-name="ce371" office:value-type="string" calcext:value-type="string">
            <text:p>朝</text:p>
          </table:table-cell>
          <table:table-cell table:style-name="ce32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28" office:value-type="string" calcext:value-type="string">
            <text:p>ｼﾞｪﾆﾅｯｸ錠200mg 2錠</text:p>
          </table:table-cell>
          <table:table-cell table:style-name="ce371" office:value-type="string" calcext:value-type="string">
            <text:p>夕</text:p>
          </table:table-cell>
          <table:table-cell table:style-name="ce32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28" office:value-type="string" calcext:value-type="string">
            <text:p>ﾍﾞﾆｼﾞﾋﾟﾝ塩酸塩錠4mg｢ﾀﾅﾍﾞ｣ 1錠</text:p>
          </table:table-cell>
          <table:table-cell table:style-name="ce371" office:value-type="string" calcext:value-type="string">
            <text:p>夕</text:p>
          </table:table-cell>
          <table:table-cell table:style-name="ce32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28" office:value-type="string" calcext:value-type="string">
            <text:p>ﾒｲﾝﾃｰﾄ錠2.5mg 1錠</text:p>
          </table:table-cell>
          <table:table-cell table:style-name="ce371" office:value-type="string" calcext:value-type="string">
            <text:p>朝</text:p>
          </table:table-cell>
          <table:table-cell table:style-name="ce32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28" office:value-type="string" calcext:value-type="string">
            <text:p>ｵﾙﾍﾞｽｺ200μgｲﾝﾍﾗｰ56吸入用 1ｷｯﾄ</text:p>
          </table:table-cell>
          <table:table-cell table:style-name="ce371" office:value-type="string" calcext:value-type="string">
            <text:p>吸入</text:p>
          </table:table-cell>
          <table:table-cell table:style-name="ce32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28" office:value-type="string" calcext:value-type="string">
            <text:p>ﾎﾞﾚｰｽﾌﾟﾚｰ1%(10ml/本)2本</text:p>
          </table:table-cell>
          <table:table-cell table:style-name="ce371" office:value-type="string" calcext:value-type="string">
            <text:p>外用</text:p>
          </table:table-cell>
          <table:table-cell table:style-name="ce32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28" office:value-type="string" calcext:value-type="string">
            <text:p>ｿﾘﾀ-T1 500mL</text:p>
          </table:table-cell>
          <table:table-cell table:style-name="ce371"/>
          <table:table-cell table:style-name="ce32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28" office:value-type="string" calcext:value-type="string">
            <text:p>ｿﾘﾀ-T3 500mL</text:p>
          </table:table-cell>
          <table:table-cell table:style-name="ce371"/>
          <table:table-cell table:style-name="ce32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28" office:value-type="string" calcext:value-type="string">
            <text:p>ﾋｭｰﾏﾘﾝR注</text:p>
          </table:table-cell>
          <table:table-cell table:style-name="ce371" office:value-type="string" calcext:value-type="string">
            <text:p>混注</text:p>
          </table:table-cell>
          <table:table-cell table:style-name="ce328" table:number-columns-repeated="2"/>
          <table:table-cell table:number-columns-repeated="1015"/>
        </table:table-row>
        <table:table-row table:style-name="ro12" table:number-rows-repeated="2">
          <table:table-cell table:number-columns-repeated="5"/>
          <table:table-cell table:style-name="ce328" table:number-columns-repeated="4"/>
          <table:table-cell table:number-columns-repeated="1015"/>
        </table:table-row>
        <table:table-row table:style-name="ro16">
          <table:table-cell table:style-name="ce571" table:number-columns-repeated="5"/>
          <table:table-cell table:style-name="ce494" table:number-columns-repeated="4"/>
          <table:table-cell table:style-name="ce580" table:number-columns-repeated="4"/>
          <table:table-cell table:style-name="ce340"/>
          <table:table-cell table:style-name="ce580" table:number-columns-repeated="106"/>
          <table:table-cell table:style-name="ce861"/>
          <table:table-cell table:style-name="ce580" table:number-columns-repeated="137"/>
          <table:table-cell table:style-name="ce862" table:number-columns-repeated="766"/>
        </table:table-row>
        <table:table-row table:style-name="ro12" table:number-rows-repeated="48">
          <table:table-cell table:number-columns-repeated="5"/>
          <table:table-cell table:style-name="ce328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Width": 86, "OptionCheck": false, "CheckBox2sate": 1, "Height": 101, "CloseCheck": true, "CheckBox1sate": 0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CheckBox1sate": 0, "Width": 357, "CloseCheck": true, "OptionCheck": false, "Height": 193, "CheckBox2sate": 1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</table:table>
      <table:table table:name="00054500" table:style-name="ta1">
        <table:table-column table:style-name="co31" table:default-cell-style-name="ce432"/>
        <table:table-column table:style-name="co32" table:default-cell-style-name="ce432"/>
        <table:table-column table:style-name="co33" table:default-cell-style-name="ce432"/>
        <table:table-column table:style-name="co34" table:default-cell-style-name="ce523"/>
        <table:table-column table:style-name="co35" table:default-cell-style-name="ce432"/>
        <table:table-column table:style-name="co29" table:default-cell-style-name="ce545"/>
        <table:table-column table:style-name="co36" table:number-columns-repeated="3" table:default-cell-style-name="ce545"/>
        <table:table-column table:style-name="co37" table:default-cell-style-name="ce432"/>
        <table:table-column table:style-name="co38" table:default-cell-style-name="ce432"/>
        <table:table-column table:style-name="co39" table:default-cell-style-name="ce432"/>
        <table:table-column table:style-name="co40" table:default-cell-style-name="ce432"/>
        <table:table-column table:style-name="co13" table:number-columns-repeated="243" table:default-cell-style-name="ce432"/>
        <table:table-column table:style-name="co13" table:number-columns-repeated="767" table:default-cell-style-name="ce457"/>
        <table:table-column table:style-name="co13" table:default-cell-style-name="ce328"/>
        <table:table-row table:style-name="ro8">
          <table:table-cell table:style-name="ce497" office:value-type="string" calcext:value-type="string" table:number-columns-spanned="1" table:number-rows-spanned="2">
            <text:p>行追加</text:p>
          </table:table-cell>
          <table:table-cell table:style-name="ce497" office:value-type="string" calcext:value-type="string" table:number-columns-spanned="1" table:number-rows-spanned="2">
            <text:p>行区切</text:p>
          </table:table-cell>
          <table:table-cell table:style-name="ce504" office:value-type="string" calcext:value-type="string">
            <text:p>一覧へ</text:p>
          </table:table-cell>
          <table:table-cell table:style-name="ce517" office:value-type="string" calcext:value-type="string">
            <text:p>経過へ</text:p>
          </table:table-cell>
          <table:table-cell table:style-name="ce528" office:value-type="string" calcext:value-type="string" table:number-columns-spanned="1" table:number-rows-spanned="2">
            <text:p>定型句</text:p>
          </table:table-cell>
          <table:table-cell table:style-name="ce220"/>
          <table:table-cell table:style-name="ce548" office:value-type="string" calcext:value-type="string" table:number-columns-spanned="1" table:number-rows-spanned="2">
            <text:p>履歴</text:p>
          </table:table-cell>
          <table:table-cell table:style-name="ce548" office:value-type="string" calcext:value-type="string" table:number-columns-spanned="1" table:number-rows-spanned="2">
            <text:p>日付挿入</text:p>
          </table:table-cell>
          <table:table-cell table:style-name="ce548" office:value-type="string" calcext:value-type="string" table:number-columns-spanned="1" table:number-rows-spanned="2">
            <text:p>日付前へ</text:p>
          </table:table-cell>
          <table:table-cell table:style-name="ce558" office:value-type="string" calcext:value-type="string">
            <text:p>COPY</text:p>
          </table:table-cell>
          <table:table-cell table:style-name="ce560" office:value-type="string" calcext:value-type="string">
            <text:p>退院ｻﾏﾘ</text:p>
          </table:table-cell>
          <table:table-cell table:style-name="ce560" office:value-type="string" calcext:value-type="string">
            <text:p>#分離</text:p>
          </table:table-cell>
          <table:table-cell table:number-columns-repeated="242"/>
          <table:table-cell table:style-name="ce457" table:number-columns-repeated="2"/>
          <table:table-cell table:number-columns-repeated="765"/>
          <table:table-cell table:style-name="ce328" table:number-columns-repeated="2"/>
          <table:table-cell/>
        </table:table-row>
        <table:table-row table:style-name="ro9">
          <table:covered-table-cell table:style-name="ce498"/>
          <table:covered-table-cell table:style-name="ce357"/>
          <table:table-cell table:style-name="ce442" office:value-type="string" calcext:value-type="string">
            <text:p>日付</text:p>
          </table:table-cell>
          <table:table-cell table:style-name="ce517" office:value-type="string" calcext:value-type="string">
            <text:p>ﾌﾟﾛﾌﾞﾚﾑ</text:p>
          </table:table-cell>
          <table:covered-table-cell table:style-name="ce529"/>
          <table:table-cell table:style-name="ce220" office:value-type="string" calcext:value-type="string">
            <text:p>00054500 明石家 さんま ｱｶｼｱ ｻﾝﾏ</text:p>
          </table:table-cell>
          <table:covered-table-cell table:style-name="ce549"/>
          <table:covered-table-cell table:style-name="ce220"/>
          <table:covered-table-cell table:style-name="ce549"/>
          <table:table-cell table:style-name="ce357" table:number-columns-repeated="1014"/>
          <table:table-cell/>
        </table:table-row>
        <table:table-row table:style-name="ro10">
          <table:table-cell table:style-name="ce357"/>
          <table:table-cell table:style-name="ce357" office:value-type="string" calcext:value-type="string">
            <text:p>#</text:p>
          </table:table-cell>
          <table:table-cell table:style-name="ce631" office:value-type="date" office:date-value="2018-06-01" calcext:value-type="date">
            <text:p>2018/06/01</text:p>
          </table:table-cell>
          <table:table-cell table:style-name="ce518" office:value-type="string" calcext:value-type="string">
            <text:p>入院</text:p>
          </table:table-cell>
          <table:table-cell table:style-name="ce530"/>
          <table:table-cell table:style-name="ce538"/>
          <table:table-cell table:style-name="ce550" office:value-type="string" calcext:value-type="string">
            <text:p>2018/5/25</text:p>
          </table:table-cell>
          <table:table-cell table:style-name="ce551"/>
          <table:table-cell table:style-name="ce220"/>
          <table:table-cell table:style-name="ce357"/>
          <table:table-cell table:style-name="ce561"/>
          <table:table-cell table:style-name="ce357" table:number-columns-repeated="1012"/>
          <table:table-cell/>
        </table:table-row>
        <table:table-row table:style-name="ro2">
          <table:table-cell/>
          <table:table-cell table:style-name="ce357" office:value-type="string" calcext:value-type="string">
            <text:p>#</text:p>
          </table:table-cell>
          <table:table-cell table:style-name="ce506"/>
          <table:table-cell table:style-name="ce519" office:value-type="string" calcext:value-type="string">
            <text:p>入院時ECG</text:p>
          </table:table-cell>
          <table:table-cell table:style-name="ce531"/>
          <table:table-cell table:style-name="ce539"/>
          <table:table-cell table:style-name="ce550"/>
          <table:table-cell table:style-name="ce551"/>
          <table:table-cell table:style-name="ce328"/>
          <table:table-cell/>
          <table:table-cell table:style-name="ce43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06"/>
          <table:table-cell table:style-name="ce519" office:value-type="string" calcext:value-type="string">
            <text:p>面談記録</text:p>
          </table:table-cell>
          <table:table-cell table:style-name="ce531"/>
          <table:table-cell table:style-name="ce540" office:value-type="string" calcext:value-type="string">
            <text:p>未</text:p>
          </table:table-cell>
          <table:table-cell table:style-name="ce551" table:number-columns-repeated="2"/>
          <table:table-cell table:style-name="ce328"/>
          <table:table-cell table:style-name="ce433"/>
          <table:table-cell table:number-columns-repeated="1014"/>
        </table:table-row>
        <table:table-row table:style-name="ro2">
          <table:table-cell table:style-name="ce433"/>
          <table:table-cell table:style-name="ce433" office:value-type="string" calcext:value-type="string">
            <text:p>#</text:p>
          </table:table-cell>
          <table:table-cell table:style-name="ce507"/>
          <table:table-cell table:style-name="ce519" office:value-type="string" calcext:value-type="string">
            <text:p>心肺機能低下時</text:p>
          </table:table-cell>
          <table:table-cell table:style-name="ce519"/>
          <table:table-cell table:style-name="ce541" office:value-type="string" calcext:value-type="string">
            <text:p>説明未</text:p>
          </table:table-cell>
          <table:table-cell table:style-name="ce551" table:number-columns-repeated="2"/>
          <table:table-cell table:style-name="ce555"/>
          <table:table-cell table:style-name="ce433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09"/>
          <table:table-cell table:style-name="ce519" office:value-type="string" calcext:value-type="string">
            <text:p>4F転床説明</text:p>
          </table:table-cell>
          <table:table-cell table:style-name="ce531"/>
          <table:table-cell table:style-name="ce540" office:value-type="string" calcext:value-type="string">
            <text:p>未</text:p>
          </table:table-cell>
          <table:table-cell table:style-name="ce550"/>
          <table:table-cell table:style-name="ce551"/>
          <table:table-cell table:style-name="ce556"/>
          <table:table-cell table:style-name="ce433"/>
          <table:table-cell table:number-columns-repeated="1014"/>
        </table:table-row>
        <table:table-row table:style-name="ro2">
          <table:table-cell table:number-columns-repeated="2"/>
          <table:table-cell table:style-name="ce509"/>
          <table:table-cell table:style-name="ce519"/>
          <table:table-cell table:style-name="ce531"/>
          <table:table-cell table:style-name="ce540"/>
          <table:table-cell table:style-name="ce328" table:number-columns-repeated="3"/>
          <table:table-cell/>
          <table:table-cell table:style-name="ce433"/>
          <table:table-cell table:number-columns-repeated="1013"/>
        </table:table-row>
        <table:table-row table:style-name="ro2">
          <table:table-cell table:number-columns-repeated="2"/>
          <table:table-cell table:style-name="ce509"/>
          <table:table-cell table:style-name="ce519"/>
          <table:table-cell table:style-name="ce531"/>
          <table:table-cell table:style-name="ce540"/>
          <table:table-cell table:style-name="ce551" table:number-columns-repeated="2"/>
          <table:table-cell table:style-name="ce556"/>
          <table:table-cell/>
          <table:table-cell table:style-name="ce433"/>
          <table:table-cell table:number-columns-repeated="1013"/>
        </table:table-row>
        <table:table-row table:style-name="ro2">
          <table:table-cell table:number-columns-repeated="2"/>
          <table:table-cell table:style-name="ce509"/>
          <table:table-cell table:style-name="ce519"/>
          <table:table-cell table:style-name="ce531"/>
          <table:table-cell table:style-name="ce540"/>
          <table:table-cell table:style-name="ce551" table:number-columns-repeated="2"/>
          <table:table-cell table:style-name="ce328"/>
          <table:table-cell/>
          <table:table-cell table:style-name="ce433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09"/>
          <table:table-cell table:style-name="ce519"/>
          <table:table-cell table:style-name="ce531"/>
          <table:table-cell table:style-name="ce540"/>
          <table:table-cell table:style-name="ce328" table:number-columns-repeated="3"/>
          <table:table-cell/>
          <table:table-cell table:style-name="ce433"/>
          <table:table-cell table:number-columns-repeated="1013"/>
        </table:table-row>
        <table:table-row table:style-name="ro2">
          <table:table-cell table:style-name="ce501" table:number-columns-repeated="2"/>
          <table:table-cell table:style-name="ce511" office:value-type="string" calcext:value-type="string">
            <text:p>本日の記事</text:p>
          </table:table-cell>
          <table:table-cell table:style-name="ce522"/>
          <table:table-cell table:style-name="ce534"/>
          <table:table-cell table:style-name="ce544"/>
          <table:table-cell table:style-name="ce552" table:number-columns-repeated="2"/>
          <table:table-cell table:style-name="ce544"/>
          <table:table-cell table:style-name="ce501" table:number-columns-repeated="1014"/>
          <table:table-cell/>
        </table:table-row>
        <table:table-row table:style-name="ro2">
          <table:table-cell table:number-columns-repeated="2"/>
          <table:table-cell table:style-name="ce512"/>
          <table:table-cell/>
          <table:table-cell table:style-name="ce535"/>
          <table:table-cell/>
          <table:table-cell table:style-name="ce32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13"/>
          <table:table-cell/>
          <table:table-cell table:style-name="ce535"/>
          <table:table-cell/>
          <table:table-cell table:style-name="ce32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13"/>
          <table:table-cell table:number-columns-repeated="3"/>
          <table:table-cell table:style-name="ce32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28" table:number-columns-repeated="3"/>
          <table:table-cell table:style-name="ce357"/>
          <table:table-cell/>
          <table:table-cell table:style-name="ce433" table:number-columns-repeated="2"/>
          <table:table-cell table:number-columns-repeated="1011"/>
        </table:table-row>
        <table:table-row table:style-name="ro2">
          <table:table-cell table:style-name="ce502" table:number-columns-repeated="2"/>
          <table:table-cell table:style-name="ce514" office:value-type="string" calcext:value-type="string">
            <text:p>過去の問題ﾘｽﾄ</text:p>
          </table:table-cell>
          <table:table-cell table:style-name="ce524"/>
          <table:table-cell table:style-name="ce502"/>
          <table:table-cell table:style-name="ce546" table:number-columns-repeated="4"/>
          <table:table-cell table:style-name="ce502"/>
          <table:table-cell table:style-name="ce563"/>
          <table:table-cell table:style-name="ce502" table:number-columns-repeated="1012"/>
          <table:table-cell/>
        </table:table-row>
        <table:table-row table:style-name="ro2">
          <table:table-cell/>
          <table:table-cell table:style-name="ce503" office:value-type="string" calcext:value-type="string">
            <text:p>#</text:p>
          </table:table-cell>
          <table:table-cell table:style-name="ce515"/>
          <table:table-cell table:style-name="ce525" office:value-type="string" calcext:value-type="string">
            <text:p>ﾄﾗﾍﾙﾊﾟｰ確認</text:p>
          </table:table-cell>
          <table:table-cell table:style-name="ce531"/>
          <table:table-cell table:style-name="ce547" office:value-type="string" calcext:value-type="string">
            <text:p>未</text:p>
          </table:table-cell>
          <table:table-cell table:style-name="ce547" table:number-columns-repeated="2"/>
          <table:table-cell table:style-name="ce556"/>
          <table:table-cell/>
          <table:table-cell table:style-name="ce433"/>
          <table:table-cell table:number-columns-repeated="1013"/>
        </table:table-row>
        <table:table-row table:style-name="ro11">
          <table:table-cell/>
          <table:table-cell table:style-name="ce503" office:value-type="string" calcext:value-type="string">
            <text:p>#</text:p>
          </table:table-cell>
          <table:table-cell table:style-name="ce515"/>
          <table:table-cell table:style-name="ce526" office:value-type="string" calcext:value-type="string">
            <text:p>CVﾎﾟｰﾄ,胃瘻説明</text:p>
          </table:table-cell>
          <table:table-cell table:style-name="ce531"/>
          <table:table-cell table:style-name="ce547" office:value-type="string" calcext:value-type="string">
            <text:p>未</text:p>
          </table:table-cell>
          <table:table-cell table:style-name="ce547" table:number-columns-repeated="2"/>
          <table:table-cell table:style-name="ce556" office:value-type="string" calcext:value-type="string">
            <text:p>未</text:p>
          </table:table-cell>
          <table:table-cell/>
          <table:table-cell table:style-name="ce433"/>
          <table:table-cell table:number-columns-repeated="1013"/>
        </table:table-row>
        <table:table-row table:style-name="ro2">
          <table:table-cell table:style-name="ce452" table:number-columns-repeated="2"/>
          <table:table-cell table:style-name="ce516" office:value-type="string" calcext:value-type="string">
            <text:p>過去の記事</text:p>
          </table:table-cell>
          <table:table-cell table:style-name="ce527"/>
          <table:table-cell table:style-name="ce452"/>
          <table:table-cell table:style-name="ce516" office:value-type="string" calcext:value-type="string">
            <text:p>問題ﾘｽﾄへ変換</text:p>
          </table:table-cell>
          <table:table-cell table:style-name="ce553" table:number-columns-repeated="2"/>
          <table:table-cell table:style-name="ce557"/>
          <table:table-cell table:style-name="ce452" table:number-columns-repeated="1014"/>
          <table:table-cell/>
        </table:table-row>
        <table:table-row table:style-name="ro2">
          <table:table-cell table:number-columns-repeated="6"/>
          <table:table-cell table:style-name="ce551" table:number-columns-repeated="2"/>
          <table:table-cell table:style-name="ce328"/>
          <table:table-cell table:number-columns-repeated="1015"/>
        </table:table-row>
        <table:table-row table:style-name="ro2">
          <table:table-cell table:number-columns-repeated="6"/>
          <table:table-cell table:style-name="ce554" table:number-columns-repeated="2"/>
          <table:table-cell table:style-name="ce32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1" table:number-columns-repeated="2"/>
          <table:table-cell table:style-name="ce32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432"/>
        <table:table-column table:style-name="co32" table:default-cell-style-name="ce432"/>
        <table:table-column table:style-name="co33" table:default-cell-style-name="ce432"/>
        <table:table-column table:style-name="co34" table:default-cell-style-name="ce523"/>
        <table:table-column table:style-name="co35" table:default-cell-style-name="ce432"/>
        <table:table-column table:style-name="co29" table:default-cell-style-name="ce545"/>
        <table:table-column table:style-name="co36" table:number-columns-repeated="3" table:default-cell-style-name="ce545"/>
        <table:table-column table:style-name="co37" table:default-cell-style-name="ce432"/>
        <table:table-column table:style-name="co38" table:default-cell-style-name="ce432"/>
        <table:table-column table:style-name="co39" table:default-cell-style-name="ce432"/>
        <table:table-column table:style-name="co40" table:default-cell-style-name="ce432"/>
        <table:table-column table:style-name="co13" table:number-columns-repeated="243" table:default-cell-style-name="ce432"/>
        <table:table-column table:style-name="co13" table:number-columns-repeated="767" table:default-cell-style-name="ce457"/>
        <table:table-column table:style-name="co13" table:default-cell-style-name="ce328"/>
        <table:table-row table:style-name="ro8">
          <table:table-cell table:style-name="ce497" office:value-type="string" calcext:value-type="string" table:number-columns-spanned="1" table:number-rows-spanned="2">
            <text:p>行追加</text:p>
          </table:table-cell>
          <table:table-cell table:style-name="ce497" office:value-type="string" calcext:value-type="string" table:number-columns-spanned="1" table:number-rows-spanned="2">
            <text:p>行区切</text:p>
          </table:table-cell>
          <table:table-cell table:style-name="ce504" office:value-type="string" calcext:value-type="string">
            <text:p>一覧へ</text:p>
          </table:table-cell>
          <table:table-cell table:style-name="ce517" office:value-type="string" calcext:value-type="string">
            <text:p>経過へ</text:p>
          </table:table-cell>
          <table:table-cell table:style-name="ce528" office:value-type="string" calcext:value-type="string" table:number-columns-spanned="1" table:number-rows-spanned="2">
            <text:p>定型句</text:p>
          </table:table-cell>
          <table:table-cell table:style-name="ce853" office:value-type="string" calcext:value-type="string">
            <text:p>2018/07/23 21:23:01 Copied</text:p>
          </table:table-cell>
          <table:table-cell table:style-name="ce548" office:value-type="string" calcext:value-type="string" table:number-columns-spanned="1" table:number-rows-spanned="2">
            <text:p>履歴</text:p>
          </table:table-cell>
          <table:table-cell table:style-name="ce548" office:value-type="string" calcext:value-type="string" table:number-columns-spanned="1" table:number-rows-spanned="2">
            <text:p>日付挿入</text:p>
          </table:table-cell>
          <table:table-cell table:style-name="ce548" office:value-type="string" calcext:value-type="string" table:number-columns-spanned="1" table:number-rows-spanned="2">
            <text:p>日付前へ</text:p>
          </table:table-cell>
          <table:table-cell table:style-name="ce558" office:value-type="string" calcext:value-type="string">
            <text:p>COPY</text:p>
          </table:table-cell>
          <table:table-cell table:style-name="ce560" office:value-type="string" calcext:value-type="string">
            <text:p>退院ｻﾏﾘ</text:p>
          </table:table-cell>
          <table:table-cell table:style-name="ce560" office:value-type="string" calcext:value-type="string">
            <text:p>#分離</text:p>
          </table:table-cell>
          <table:table-cell table:number-columns-repeated="242"/>
          <table:table-cell table:style-name="ce457" table:number-columns-repeated="2"/>
          <table:table-cell table:number-columns-repeated="765"/>
          <table:table-cell table:style-name="ce328" table:number-columns-repeated="2"/>
          <table:table-cell/>
        </table:table-row>
        <table:table-row table:style-name="ro9">
          <table:covered-table-cell table:style-name="ce498"/>
          <table:covered-table-cell table:style-name="ce357"/>
          <table:table-cell table:style-name="ce442" office:value-type="string" calcext:value-type="string">
            <text:p>日付</text:p>
          </table:table-cell>
          <table:table-cell table:style-name="ce517" office:value-type="string" calcext:value-type="string">
            <text:p>ﾌﾟﾛﾌﾞﾚﾑ</text:p>
          </table:table-cell>
          <table:covered-table-cell table:style-name="ce529"/>
          <table:table-cell table:style-name="ce220" office:value-type="string" calcext:value-type="string">
            <text:p>00171075 患者　参 ｶﾝｼﾞｬ ｻﾝ</text:p>
          </table:table-cell>
          <table:covered-table-cell table:style-name="ce549"/>
          <table:covered-table-cell table:style-name="ce220"/>
          <table:covered-table-cell table:style-name="ce549"/>
          <table:table-cell table:style-name="ce357" table:number-columns-repeated="1014"/>
          <table:table-cell/>
        </table:table-row>
        <table:table-row table:style-name="ro10">
          <table:table-cell table:style-name="ce357"/>
          <table:table-cell table:style-name="ce357" office:value-type="string" calcext:value-type="string">
            <text:p>#</text:p>
          </table:table-cell>
          <table:table-cell table:style-name="ce631" office:value-type="date" office:date-value="2017-08-09" calcext:value-type="date">
            <text:p>2017/08/09</text:p>
          </table:table-cell>
          <table:table-cell table:style-name="ce518" office:value-type="string" calcext:value-type="string">
            <text:p>入院</text:p>
          </table:table-cell>
          <table:table-cell table:style-name="ce530"/>
          <table:table-cell table:style-name="ce538" office:value-type="string" calcext:value-type="string">
            <text:p>未</text:p>
          </table:table-cell>
          <table:table-cell table:style-name="ce550" office:value-type="string" calcext:value-type="string">
            <text:p>2018/5/25</text:p>
          </table:table-cell>
          <table:table-cell table:style-name="ce551"/>
          <table:table-cell table:style-name="ce220"/>
          <table:table-cell table:style-name="ce357"/>
          <table:table-cell table:style-name="ce561"/>
          <table:table-cell table:style-name="ce357" table:number-columns-repeated="1012"/>
          <table:table-cell/>
        </table:table-row>
        <table:table-row table:style-name="ro2">
          <table:table-cell/>
          <table:table-cell table:style-name="ce357" office:value-type="string" calcext:value-type="string">
            <text:p>#</text:p>
          </table:table-cell>
          <table:table-cell table:style-name="ce506"/>
          <table:table-cell table:style-name="ce519" office:value-type="string" calcext:value-type="string">
            <text:p>入院時ECG</text:p>
          </table:table-cell>
          <table:table-cell table:style-name="ce531"/>
          <table:table-cell table:style-name="ce539" office:value-type="string" calcext:value-type="string">
            <text:p>説明未</text:p>
          </table:table-cell>
          <table:table-cell table:style-name="ce550"/>
          <table:table-cell table:style-name="ce551"/>
          <table:table-cell table:style-name="ce328"/>
          <table:table-cell/>
          <table:table-cell table:style-name="ce433"/>
          <table:table-cell table:number-columns-repeated="1013"/>
        </table:table-row>
        <table:table-row table:style-name="ro2">
          <table:table-cell/>
          <table:table-cell table:style-name="ce617" office:value-type="string" calcext:value-type="string">
            <text:p>#</text:p>
          </table:table-cell>
          <table:table-cell table:style-name="ce506"/>
          <table:table-cell table:style-name="ce519" office:value-type="string" calcext:value-type="string">
            <text:p>面談記録</text:p>
          </table:table-cell>
          <table:table-cell table:style-name="ce531"/>
          <table:table-cell table:style-name="ce540" office:value-type="string" calcext:value-type="string">
            <text:p>未</text:p>
          </table:table-cell>
          <table:table-cell table:style-name="ce551" table:number-columns-repeated="2"/>
          <table:table-cell table:style-name="ce328"/>
          <table:table-cell table:style-name="ce433"/>
          <table:table-cell table:number-columns-repeated="1014"/>
        </table:table-row>
        <table:table-row table:style-name="ro2">
          <table:table-cell table:style-name="ce433"/>
          <table:table-cell table:style-name="ce619" office:value-type="string" calcext:value-type="string">
            <text:p>#</text:p>
          </table:table-cell>
          <table:table-cell table:style-name="ce507"/>
          <table:table-cell table:style-name="ce519" office:value-type="string" calcext:value-type="string">
            <text:p>心肺機能低下時</text:p>
          </table:table-cell>
          <table:table-cell table:style-name="ce519"/>
          <table:table-cell table:style-name="ce541" office:value-type="string" calcext:value-type="string">
            <text:p>説明未</text:p>
          </table:table-cell>
          <table:table-cell table:style-name="ce551" table:number-columns-repeated="2"/>
          <table:table-cell table:style-name="ce555"/>
          <table:table-cell table:style-name="ce433" table:number-columns-repeated="1014"/>
          <table:table-cell/>
        </table:table-row>
        <table:table-row table:style-name="ro2">
          <table:table-cell/>
          <table:table-cell table:style-name="ce617" office:value-type="string" calcext:value-type="string">
            <text:p>#</text:p>
          </table:table-cell>
          <table:table-cell table:style-name="ce509"/>
          <table:table-cell table:style-name="ce519" office:value-type="string" calcext:value-type="string">
            <text:p>4F転床説明</text:p>
          </table:table-cell>
          <table:table-cell table:style-name="ce531"/>
          <table:table-cell table:style-name="ce540" office:value-type="string" calcext:value-type="string">
            <text:p>未</text:p>
          </table:table-cell>
          <table:table-cell table:style-name="ce550"/>
          <table:table-cell table:style-name="ce551"/>
          <table:table-cell table:style-name="ce556"/>
          <table:table-cell table:style-name="ce433"/>
          <table:table-cell table:number-columns-repeated="1014"/>
        </table:table-row>
        <table:table-row table:style-name="ro2">
          <table:table-cell table:style-name="ce501"/>
          <table:table-cell table:style-name="ce620"/>
          <table:table-cell table:style-name="ce634" office:value-type="string" calcext:value-type="string">
            <text:p>本日の記事</text:p>
          </table:table-cell>
          <table:table-cell table:style-name="ce522"/>
          <table:table-cell table:style-name="ce534"/>
          <table:table-cell table:style-name="ce544"/>
          <table:table-cell table:style-name="ce552" table:number-columns-repeated="2"/>
          <table:table-cell table:style-name="ce544"/>
          <table:table-cell table:style-name="ce501" table:number-columns-repeated="1014"/>
          <table:table-cell/>
        </table:table-row>
        <table:table-row table:style-name="ro6" table:number-rows-repeated="7">
          <table:table-cell table:style-name="ce328"/>
          <table:table-cell table:style-name="ce621" table:number-columns-repeated="2"/>
          <table:table-cell table:style-name="ce735"/>
          <table:table-cell table:style-name="ce328"/>
          <table:table-cell table:style-name="ce551"/>
          <table:table-cell table:style-name="ce328" table:number-columns-repeated="1017"/>
          <table:table-cell/>
        </table:table-row>
        <table:table-row table:style-name="ro6">
          <table:table-cell table:style-name="ce328" table:number-columns-repeated="3"/>
          <table:table-cell table:style-name="ce551"/>
          <table:table-cell table:style-name="ce328"/>
          <table:table-cell table:style-name="ce551"/>
          <table:table-cell table:style-name="ce328" table:number-columns-repeated="1017"/>
          <table:table-cell/>
        </table:table-row>
        <table:table-row table:style-name="ro6" table:number-rows-repeated="13">
          <table:table-cell table:style-name="ce328"/>
          <table:table-cell table:style-name="ce621" table:number-columns-repeated="2"/>
          <table:table-cell table:style-name="ce735"/>
          <table:table-cell table:style-name="ce328"/>
          <table:table-cell table:style-name="ce551"/>
          <table:table-cell table:style-name="ce328" table:number-columns-repeated="1017"/>
          <table:table-cell/>
        </table:table-row>
        <table:table-row table:style-name="ro2">
          <table:table-cell table:style-name="ce502"/>
          <table:table-cell table:style-name="ce622"/>
          <table:table-cell table:style-name="ce641" office:value-type="string" calcext:value-type="string">
            <text:p>過去の問題ﾘｽﾄ</text:p>
          </table:table-cell>
          <table:table-cell table:style-name="ce524"/>
          <table:table-cell table:style-name="ce502"/>
          <table:table-cell table:style-name="ce546" table:number-columns-repeated="4"/>
          <table:table-cell table:style-name="ce502"/>
          <table:table-cell table:style-name="ce563"/>
          <table:table-cell table:style-name="ce502" table:number-columns-repeated="1012"/>
          <table:table-cell/>
        </table:table-row>
        <table:table-row table:style-name="ro2">
          <table:table-cell/>
          <table:table-cell table:style-name="ce624" office:value-type="string" calcext:value-type="string">
            <text:p>#</text:p>
          </table:table-cell>
          <table:table-cell table:style-name="ce515"/>
          <table:table-cell table:style-name="ce525" office:value-type="string" calcext:value-type="string">
            <text:p>ﾄﾗﾍﾙﾊﾟｰ確認</text:p>
          </table:table-cell>
          <table:table-cell table:style-name="ce531"/>
          <table:table-cell table:style-name="ce547" office:value-type="string" calcext:value-type="string">
            <text:p>未</text:p>
          </table:table-cell>
          <table:table-cell table:style-name="ce547" table:number-columns-repeated="2"/>
          <table:table-cell table:style-name="ce556"/>
          <table:table-cell/>
          <table:table-cell table:style-name="ce433"/>
          <table:table-cell table:number-columns-repeated="1013"/>
        </table:table-row>
        <table:table-row table:style-name="ro11">
          <table:table-cell/>
          <table:table-cell table:style-name="ce624" office:value-type="string" calcext:value-type="string">
            <text:p>#</text:p>
          </table:table-cell>
          <table:table-cell table:style-name="ce515"/>
          <table:table-cell table:style-name="ce526" office:value-type="string" calcext:value-type="string">
            <text:p>CVﾎﾟｰﾄ,胃瘻説明</text:p>
          </table:table-cell>
          <table:table-cell table:style-name="ce531"/>
          <table:table-cell table:style-name="ce547" office:value-type="string" calcext:value-type="string">
            <text:p>未</text:p>
          </table:table-cell>
          <table:table-cell table:style-name="ce547" table:number-columns-repeated="2"/>
          <table:table-cell table:style-name="ce556" office:value-type="string" calcext:value-type="string">
            <text:p>未</text:p>
          </table:table-cell>
          <table:table-cell/>
          <table:table-cell table:style-name="ce433"/>
          <table:table-cell table:number-columns-repeated="1013"/>
        </table:table-row>
        <table:table-row table:style-name="ro2">
          <table:table-cell table:style-name="ce452"/>
          <table:table-cell table:style-name="ce627"/>
          <table:table-cell table:style-name="ce733" office:value-type="string" calcext:value-type="string">
            <text:p>過去の記事</text:p>
          </table:table-cell>
          <table:table-cell table:style-name="ce527"/>
          <table:table-cell table:style-name="ce452"/>
          <table:table-cell table:style-name="ce553" office:value-type="string" calcext:value-type="string">
            <text:p>問題ﾘｽﾄへ変換</text:p>
          </table:table-cell>
          <table:table-cell table:style-name="ce553" table:number-columns-repeated="2"/>
          <table:table-cell table:style-name="ce557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17" table:number-columns-repeated="2"/>
          <table:table-cell table:number-columns-repeated="3"/>
          <table:table-cell table:style-name="ce551" table:number-columns-repeated="2"/>
          <table:table-cell table:style-name="ce328"/>
          <table:table-cell table:number-columns-repeated="1015"/>
        </table:table-row>
        <table:table-row table:style-name="ro2">
          <table:table-cell/>
          <table:table-cell table:style-name="ce617" table:number-columns-repeated="2"/>
          <table:table-cell table:number-columns-repeated="3"/>
          <table:table-cell table:style-name="ce554" table:number-columns-repeated="2"/>
          <table:table-cell table:style-name="ce328"/>
          <table:table-cell table:number-columns-repeated="1015"/>
        </table:table-row>
        <table:table-row table:style-name="ro2" table:number-rows-repeated="2">
          <table:table-cell/>
          <table:table-cell table:style-name="ce617" table:number-columns-repeated="2"/>
          <table:table-cell table:number-columns-repeated="3"/>
          <table:table-cell table:style-name="ce551" table:number-columns-repeated="2"/>
          <table:table-cell table:style-name="ce32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1" table:number-columns-repeated="2"/>
          <table:table-cell table:style-name="ce32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1" table:default-cell-style-name="ce432"/>
        <table:table-column table:style-name="co32" table:default-cell-style-name="ce432"/>
        <table:table-column table:style-name="co33" table:default-cell-style-name="ce432"/>
        <table:table-column table:style-name="co34" table:default-cell-style-name="ce523"/>
        <table:table-column table:style-name="co35" table:default-cell-style-name="ce432"/>
        <table:table-column table:style-name="co29" table:default-cell-style-name="ce545"/>
        <table:table-column table:style-name="co36" table:number-columns-repeated="3" table:default-cell-style-name="ce545"/>
        <table:table-column table:style-name="co37" table:default-cell-style-name="ce432"/>
        <table:table-column table:style-name="co38" table:default-cell-style-name="ce432"/>
        <table:table-column table:style-name="co39" table:default-cell-style-name="ce432"/>
        <table:table-column table:style-name="co40" table:default-cell-style-name="ce432"/>
        <table:table-column table:style-name="co13" table:number-columns-repeated="243" table:default-cell-style-name="ce432"/>
        <table:table-column table:style-name="co13" table:number-columns-repeated="767" table:default-cell-style-name="ce457"/>
        <table:table-column table:style-name="co13" table:default-cell-style-name="ce328"/>
        <table:table-row table:style-name="ro8">
          <table:table-cell table:style-name="ce497" office:value-type="string" calcext:value-type="string" table:number-columns-spanned="1" table:number-rows-spanned="2">
            <text:p>行追加</text:p>
          </table:table-cell>
          <table:table-cell table:style-name="ce497" office:value-type="string" calcext:value-type="string" table:number-columns-spanned="1" table:number-rows-spanned="2">
            <text:p>行区切</text:p>
          </table:table-cell>
          <table:table-cell table:style-name="ce504" office:value-type="string" calcext:value-type="string">
            <text:p>一覧へ</text:p>
          </table:table-cell>
          <table:table-cell table:style-name="ce517" office:value-type="string" calcext:value-type="string">
            <text:p>経過へ</text:p>
          </table:table-cell>
          <table:table-cell table:style-name="ce528" office:value-type="string" calcext:value-type="string" table:number-columns-spanned="1" table:number-rows-spanned="2">
            <text:p>定型句</text:p>
          </table:table-cell>
          <table:table-cell table:style-name="ce220"/>
          <table:table-cell table:style-name="ce548" office:value-type="string" calcext:value-type="string" table:number-columns-spanned="1" table:number-rows-spanned="2">
            <text:p>履歴</text:p>
          </table:table-cell>
          <table:table-cell table:style-name="ce548" office:value-type="string" calcext:value-type="string" table:number-columns-spanned="1" table:number-rows-spanned="2">
            <text:p>日付挿入</text:p>
          </table:table-cell>
          <table:table-cell table:style-name="ce548" office:value-type="string" calcext:value-type="string" table:number-columns-spanned="1" table:number-rows-spanned="2">
            <text:p>日付前へ</text:p>
          </table:table-cell>
          <table:table-cell table:style-name="ce558" office:value-type="string" calcext:value-type="string">
            <text:p>COPY</text:p>
          </table:table-cell>
          <table:table-cell table:style-name="ce560" office:value-type="string" calcext:value-type="string">
            <text:p>退院ｻﾏﾘ</text:p>
          </table:table-cell>
          <table:table-cell table:style-name="ce560" office:value-type="string" calcext:value-type="string">
            <text:p>#分離</text:p>
          </table:table-cell>
          <table:table-cell table:number-columns-repeated="242"/>
          <table:table-cell table:style-name="ce457" table:number-columns-repeated="2"/>
          <table:table-cell table:number-columns-repeated="765"/>
          <table:table-cell table:style-name="ce328" table:number-columns-repeated="2"/>
          <table:table-cell/>
        </table:table-row>
        <table:table-row table:style-name="ro9">
          <table:covered-table-cell table:style-name="ce498"/>
          <table:covered-table-cell table:style-name="ce357"/>
          <table:table-cell table:style-name="ce442" office:value-type="string" calcext:value-type="string">
            <text:p>日付</text:p>
          </table:table-cell>
          <table:table-cell table:style-name="ce517" office:value-type="string" calcext:value-type="string">
            <text:p>ﾌﾟﾛﾌﾞﾚﾑ</text:p>
          </table:table-cell>
          <table:covered-table-cell table:style-name="ce529"/>
          <table:table-cell table:style-name="ce220" office:value-type="string" calcext:value-type="string">
            <text:p>00171523 患者 弐 ｶﾝｼﾞｬ ﾆ</text:p>
          </table:table-cell>
          <table:covered-table-cell table:style-name="ce549"/>
          <table:covered-table-cell table:style-name="ce220"/>
          <table:covered-table-cell table:style-name="ce549"/>
          <table:table-cell table:style-name="ce357" table:number-columns-repeated="1014"/>
          <table:table-cell/>
        </table:table-row>
        <table:table-row table:style-name="ro10">
          <table:table-cell table:style-name="ce357"/>
          <table:table-cell table:style-name="ce357" office:value-type="string" calcext:value-type="string">
            <text:p>#</text:p>
          </table:table-cell>
          <table:table-cell table:style-name="ce631" office:value-type="date" office:date-value="2017-11-01" calcext:value-type="date">
            <text:p>2017/11/01</text:p>
          </table:table-cell>
          <table:table-cell table:style-name="ce518" office:value-type="string" calcext:value-type="string">
            <text:p>入院</text:p>
          </table:table-cell>
          <table:table-cell table:style-name="ce530"/>
          <table:table-cell table:style-name="ce538"/>
          <table:table-cell table:style-name="ce550" office:value-type="string" calcext:value-type="string">
            <text:p>2018/5/25</text:p>
          </table:table-cell>
          <table:table-cell table:style-name="ce551"/>
          <table:table-cell table:style-name="ce220"/>
          <table:table-cell table:style-name="ce357"/>
          <table:table-cell table:style-name="ce561"/>
          <table:table-cell table:style-name="ce357" table:number-columns-repeated="1012"/>
          <table:table-cell/>
        </table:table-row>
        <table:table-row table:style-name="ro2">
          <table:table-cell/>
          <table:table-cell table:style-name="ce357" office:value-type="string" calcext:value-type="string">
            <text:p>#</text:p>
          </table:table-cell>
          <table:table-cell table:style-name="ce506"/>
          <table:table-cell table:style-name="ce519" office:value-type="string" calcext:value-type="string">
            <text:p>入院時ECG</text:p>
          </table:table-cell>
          <table:table-cell table:style-name="ce531"/>
          <table:table-cell table:style-name="ce539"/>
          <table:table-cell table:style-name="ce550"/>
          <table:table-cell table:style-name="ce551"/>
          <table:table-cell table:style-name="ce328"/>
          <table:table-cell/>
          <table:table-cell table:style-name="ce43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06"/>
          <table:table-cell table:style-name="ce519" office:value-type="string" calcext:value-type="string">
            <text:p>面談記録</text:p>
          </table:table-cell>
          <table:table-cell table:style-name="ce531"/>
          <table:table-cell table:style-name="ce540" office:value-type="string" calcext:value-type="string">
            <text:p>未</text:p>
          </table:table-cell>
          <table:table-cell table:style-name="ce551" table:number-columns-repeated="2"/>
          <table:table-cell table:style-name="ce328"/>
          <table:table-cell table:style-name="ce433"/>
          <table:table-cell table:number-columns-repeated="1014"/>
        </table:table-row>
        <table:table-row table:style-name="ro2">
          <table:table-cell table:style-name="ce433"/>
          <table:table-cell table:style-name="ce433" office:value-type="string" calcext:value-type="string">
            <text:p>#</text:p>
          </table:table-cell>
          <table:table-cell table:style-name="ce507"/>
          <table:table-cell table:style-name="ce519" office:value-type="string" calcext:value-type="string">
            <text:p>心肺機能低下時</text:p>
          </table:table-cell>
          <table:table-cell table:style-name="ce519"/>
          <table:table-cell table:style-name="ce541" office:value-type="string" calcext:value-type="string">
            <text:p>説明未</text:p>
          </table:table-cell>
          <table:table-cell table:style-name="ce551" table:number-columns-repeated="2"/>
          <table:table-cell table:style-name="ce555"/>
          <table:table-cell table:style-name="ce433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09"/>
          <table:table-cell table:style-name="ce519" office:value-type="string" calcext:value-type="string">
            <text:p>4F転床説明</text:p>
          </table:table-cell>
          <table:table-cell table:style-name="ce531"/>
          <table:table-cell table:style-name="ce540" office:value-type="string" calcext:value-type="string">
            <text:p>未</text:p>
          </table:table-cell>
          <table:table-cell table:style-name="ce550"/>
          <table:table-cell table:style-name="ce551"/>
          <table:table-cell table:style-name="ce556"/>
          <table:table-cell table:style-name="ce433"/>
          <table:table-cell table:number-columns-repeated="1014"/>
        </table:table-row>
        <table:table-row table:style-name="ro2">
          <table:table-cell table:number-columns-repeated="2"/>
          <table:table-cell table:style-name="ce509"/>
          <table:table-cell table:style-name="ce519"/>
          <table:table-cell table:style-name="ce531"/>
          <table:table-cell table:style-name="ce540"/>
          <table:table-cell table:style-name="ce328" table:number-columns-repeated="3"/>
          <table:table-cell/>
          <table:table-cell table:style-name="ce433"/>
          <table:table-cell table:number-columns-repeated="1013"/>
        </table:table-row>
        <table:table-row table:style-name="ro2">
          <table:table-cell table:number-columns-repeated="2"/>
          <table:table-cell table:style-name="ce509"/>
          <table:table-cell table:style-name="ce519"/>
          <table:table-cell table:style-name="ce531"/>
          <table:table-cell table:style-name="ce540"/>
          <table:table-cell table:style-name="ce551" table:number-columns-repeated="2"/>
          <table:table-cell table:style-name="ce556"/>
          <table:table-cell/>
          <table:table-cell table:style-name="ce433"/>
          <table:table-cell table:number-columns-repeated="1013"/>
        </table:table-row>
        <table:table-row table:style-name="ro2">
          <table:table-cell table:number-columns-repeated="2"/>
          <table:table-cell table:style-name="ce509"/>
          <table:table-cell table:style-name="ce519"/>
          <table:table-cell table:style-name="ce531"/>
          <table:table-cell table:style-name="ce540"/>
          <table:table-cell table:style-name="ce551" table:number-columns-repeated="2"/>
          <table:table-cell table:style-name="ce328"/>
          <table:table-cell/>
          <table:table-cell table:style-name="ce433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09"/>
          <table:table-cell table:style-name="ce519"/>
          <table:table-cell table:style-name="ce531"/>
          <table:table-cell table:style-name="ce540"/>
          <table:table-cell table:style-name="ce328" table:number-columns-repeated="3"/>
          <table:table-cell/>
          <table:table-cell table:style-name="ce433"/>
          <table:table-cell table:number-columns-repeated="1013"/>
        </table:table-row>
        <table:table-row table:style-name="ro2">
          <table:table-cell table:style-name="ce501" table:number-columns-repeated="2"/>
          <table:table-cell table:style-name="ce511" office:value-type="string" calcext:value-type="string">
            <text:p>本日の記事</text:p>
          </table:table-cell>
          <table:table-cell table:style-name="ce522"/>
          <table:table-cell table:style-name="ce534"/>
          <table:table-cell table:style-name="ce544"/>
          <table:table-cell table:style-name="ce552" table:number-columns-repeated="2"/>
          <table:table-cell table:style-name="ce544"/>
          <table:table-cell table:style-name="ce501" table:number-columns-repeated="1014"/>
          <table:table-cell/>
        </table:table-row>
        <table:table-row table:style-name="ro2">
          <table:table-cell table:number-columns-repeated="2"/>
          <table:table-cell table:style-name="ce512"/>
          <table:table-cell/>
          <table:table-cell table:style-name="ce535"/>
          <table:table-cell/>
          <table:table-cell table:style-name="ce32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13"/>
          <table:table-cell/>
          <table:table-cell table:style-name="ce535"/>
          <table:table-cell/>
          <table:table-cell table:style-name="ce32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13"/>
          <table:table-cell table:number-columns-repeated="3"/>
          <table:table-cell table:style-name="ce32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28" table:number-columns-repeated="3"/>
          <table:table-cell table:style-name="ce357"/>
          <table:table-cell/>
          <table:table-cell table:style-name="ce433" table:number-columns-repeated="2"/>
          <table:table-cell table:number-columns-repeated="1011"/>
        </table:table-row>
        <table:table-row table:style-name="ro2">
          <table:table-cell table:style-name="ce502" table:number-columns-repeated="2"/>
          <table:table-cell table:style-name="ce514" office:value-type="string" calcext:value-type="string">
            <text:p>過去の問題ﾘｽﾄ</text:p>
          </table:table-cell>
          <table:table-cell table:style-name="ce524"/>
          <table:table-cell table:style-name="ce502"/>
          <table:table-cell table:style-name="ce546" table:number-columns-repeated="4"/>
          <table:table-cell table:style-name="ce502"/>
          <table:table-cell table:style-name="ce563"/>
          <table:table-cell table:style-name="ce502" table:number-columns-repeated="1012"/>
          <table:table-cell/>
        </table:table-row>
        <table:table-row table:style-name="ro2">
          <table:table-cell/>
          <table:table-cell table:style-name="ce503" office:value-type="string" calcext:value-type="string">
            <text:p>#</text:p>
          </table:table-cell>
          <table:table-cell table:style-name="ce515"/>
          <table:table-cell table:style-name="ce525" office:value-type="string" calcext:value-type="string">
            <text:p>ﾄﾗﾍﾙﾊﾟｰ確認</text:p>
          </table:table-cell>
          <table:table-cell table:style-name="ce531"/>
          <table:table-cell table:style-name="ce547" office:value-type="string" calcext:value-type="string">
            <text:p>未</text:p>
          </table:table-cell>
          <table:table-cell table:style-name="ce547" table:number-columns-repeated="2"/>
          <table:table-cell table:style-name="ce556"/>
          <table:table-cell/>
          <table:table-cell table:style-name="ce433"/>
          <table:table-cell table:number-columns-repeated="1013"/>
        </table:table-row>
        <table:table-row table:style-name="ro11">
          <table:table-cell/>
          <table:table-cell table:style-name="ce503" office:value-type="string" calcext:value-type="string">
            <text:p>#</text:p>
          </table:table-cell>
          <table:table-cell table:style-name="ce515"/>
          <table:table-cell table:style-name="ce526" office:value-type="string" calcext:value-type="string">
            <text:p>CVﾎﾟｰﾄ,胃瘻説明</text:p>
          </table:table-cell>
          <table:table-cell table:style-name="ce531"/>
          <table:table-cell table:style-name="ce547" office:value-type="string" calcext:value-type="string">
            <text:p>未</text:p>
          </table:table-cell>
          <table:table-cell table:style-name="ce547" table:number-columns-repeated="2"/>
          <table:table-cell table:style-name="ce556" office:value-type="string" calcext:value-type="string">
            <text:p>未</text:p>
          </table:table-cell>
          <table:table-cell/>
          <table:table-cell table:style-name="ce433"/>
          <table:table-cell table:number-columns-repeated="1013"/>
        </table:table-row>
        <table:table-row table:style-name="ro2">
          <table:table-cell table:style-name="ce452" table:number-columns-repeated="2"/>
          <table:table-cell table:style-name="ce516" office:value-type="string" calcext:value-type="string">
            <text:p>過去の記事</text:p>
          </table:table-cell>
          <table:table-cell table:style-name="ce527"/>
          <table:table-cell table:style-name="ce452"/>
          <table:table-cell table:style-name="ce516" office:value-type="string" calcext:value-type="string">
            <text:p>問題ﾘｽﾄへ変換</text:p>
          </table:table-cell>
          <table:table-cell table:style-name="ce553" table:number-columns-repeated="2"/>
          <table:table-cell table:style-name="ce557"/>
          <table:table-cell table:style-name="ce452" table:number-columns-repeated="1014"/>
          <table:table-cell/>
        </table:table-row>
        <table:table-row table:style-name="ro2">
          <table:table-cell table:number-columns-repeated="6"/>
          <table:table-cell table:style-name="ce551" table:number-columns-repeated="2"/>
          <table:table-cell table:style-name="ce328"/>
          <table:table-cell table:number-columns-repeated="1015"/>
        </table:table-row>
        <table:table-row table:style-name="ro2">
          <table:table-cell table:number-columns-repeated="6"/>
          <table:table-cell table:style-name="ce554" table:number-columns-repeated="2"/>
          <table:table-cell table:style-name="ce32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1" table:number-columns-repeated="2"/>
          <table:table-cell table:style-name="ce32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570"/>
        <table:table-column table:style-name="co41" table:default-cell-style-name="ce579"/>
        <table:table-column table:style-name="co42" table:default-cell-style-name="ce570"/>
        <table:table-column table:style-name="co26" table:default-cell-style-name="ce599"/>
        <table:table-column table:style-name="co47" table:default-cell-style-name="ce570"/>
        <table:table-column table:style-name="co18" table:number-columns-repeated="111" table:default-cell-style-name="ce579"/>
        <table:table-column table:style-name="co18" table:default-cell-style-name="ce837"/>
        <table:table-column table:style-name="co18" table:number-columns-repeated="137" table:default-cell-style-name="ce579"/>
        <table:table-column table:style-name="co18" table:number-columns-repeated="766" table:default-cell-style-name="ce851"/>
        <table:table-row table:style-name="ro12">
          <table:table-cell table:style-name="ce771" office:value-type="string" calcext:value-type="string" table:number-columns-spanned="5" table:number-rows-spanned="1">
            <text:p>履歴</text:p>
          </table:table-cell>
          <table:covered-table-cell table:number-columns-repeated="4" table:style-name="ce251"/>
          <table:table-cell table:style-name="ce574" office:value-type="string" calcext:value-type="string">
            <text:p>一覧へ</text:p>
          </table:table-cell>
          <table:table-cell table:style-name="ce58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23" office:value-type="string" calcext:value-type="string">
            <text:p>6月</text:p>
          </table:table-cell>
          <table:table-cell table:style-name="ce823" table:number-columns-repeated="29"/>
          <table:table-cell table:style-name="ce823" office:value-type="string" calcext:value-type="string">
            <text:p>7月</text:p>
          </table:table-cell>
          <table:table-cell table:style-name="ce823" table:number-columns-repeated="26"/>
          <table:table-cell table:style-name="ce849"/>
          <table:table-cell table:style-name="ce823" table:number-columns-repeated="3"/>
          <table:table-cell table:style-name="ce823" office:value-type="string" calcext:value-type="string">
            <text:p>8月</text:p>
          </table:table-cell>
          <table:table-cell table:style-name="ce823" table:number-columns-repeated="30"/>
          <table:table-cell table:style-name="ce823" office:value-type="string" calcext:value-type="string">
            <text:p>9月</text:p>
          </table:table-cell>
          <table:table-cell table:style-name="ce823" table:number-columns-repeated="922"/>
        </table:table-row>
        <table:table-row table:style-name="ro12">
          <table:table-cell table:style-name="ce251" office:value-type="string" calcext:value-type="string" table:number-columns-spanned="1" table:number-rows-spanned="3">
            <text:p>点滴</text:p>
          </table:table-cell>
          <table:table-cell table:style-name="ce251" office:value-type="string" calcext:value-type="string" table:number-columns-spanned="1" table:number-rows-spanned="3">
            <text:p>内服</text:p>
          </table:table-cell>
          <table:table-cell table:style-name="ce251" office:value-type="string" calcext:value-type="string" table:number-columns-spanned="1" table:number-rows-spanned="3">
            <text:p>その他</text:p>
          </table:table-cell>
          <table:table-cell table:style-name="ce251" office:value-type="string" calcext:value-type="string" table:number-columns-spanned="1" table:number-rows-spanned="3">
            <text:p>検査値</text:p>
          </table:table-cell>
          <table:table-cell table:style-name="ce251" office:value-type="string" calcext:value-type="string" table:number-columns-spanned="1" table:number-rows-spanned="3">
            <text:p>採用外</text:p>
          </table:table-cell>
          <table:table-cell table:style-name="ce575" office:value-type="string" calcext:value-type="string">
            <text:p>00054500 明石家 さんま ｱｶｼｱ ｻﾝﾏ</text:p>
          </table:table-cell>
          <table:table-cell table:style-name="ce582" office:value-type="string" calcext:value-type="string">
            <text:p>用法</text:p>
          </table:table-cell>
          <table:table-cell table:style-name="ce854" office:value-type="string" calcext:value-type="string">
            <text:p>回数</text:p>
          </table:table-cell>
          <table:table-cell table:style-name="ce585" office:value-type="string" calcext:value-type="string">
            <text:p>限定</text:p>
          </table:table-cell>
          <table:table-cell table:style-name="ce386" office:value-type="date" office:date-value="2018-06-01" calcext:value-type="date">
            <text:p>1</text:p>
          </table:table-cell>
          <table:table-cell table:style-name="ce372" office:value-type="date" office:date-value="2018-06-02" calcext:value-type="date">
            <text:p>2</text:p>
          </table:table-cell>
          <table:table-cell table:style-name="ce379" office:value-type="date" office:date-value="2018-06-03" calcext:value-type="date">
            <text:p>3</text:p>
          </table:table-cell>
          <table:table-cell table:style-name="ce386" office:value-type="date" office:date-value="2018-06-04" calcext:value-type="date">
            <text:p>4</text:p>
          </table:table-cell>
          <table:table-cell table:style-name="ce386" office:value-type="date" office:date-value="2018-06-05" calcext:value-type="date">
            <text:p>5</text:p>
          </table:table-cell>
          <table:table-cell table:style-name="ce386" office:value-type="date" office:date-value="2018-06-06" calcext:value-type="date">
            <text:p>6</text:p>
          </table:table-cell>
          <table:table-cell table:style-name="ce386" office:value-type="date" office:date-value="2018-06-07" calcext:value-type="date">
            <text:p>7</text:p>
          </table:table-cell>
          <table:table-cell table:style-name="ce386" office:value-type="date" office:date-value="2018-06-08" calcext:value-type="date">
            <text:p>8</text:p>
          </table:table-cell>
          <table:table-cell table:style-name="ce372" office:value-type="date" office:date-value="2018-06-09" calcext:value-type="date">
            <text:p>9</text:p>
          </table:table-cell>
          <table:table-cell table:style-name="ce379" office:value-type="date" office:date-value="2018-06-10" calcext:value-type="date">
            <text:p>10</text:p>
          </table:table-cell>
          <table:table-cell table:style-name="ce386" office:value-type="date" office:date-value="2018-06-11" calcext:value-type="date">
            <text:p>11</text:p>
          </table:table-cell>
          <table:table-cell table:style-name="ce386" office:value-type="date" office:date-value="2018-06-12" calcext:value-type="date">
            <text:p>12</text:p>
          </table:table-cell>
          <table:table-cell table:style-name="ce386" office:value-type="date" office:date-value="2018-06-13" calcext:value-type="date">
            <text:p>13</text:p>
          </table:table-cell>
          <table:table-cell table:style-name="ce386" office:value-type="date" office:date-value="2018-06-14" calcext:value-type="date">
            <text:p>14</text:p>
          </table:table-cell>
          <table:table-cell table:style-name="ce386" office:value-type="date" office:date-value="2018-06-15" calcext:value-type="date">
            <text:p>15</text:p>
          </table:table-cell>
          <table:table-cell table:style-name="ce372" office:value-type="date" office:date-value="2018-06-16" calcext:value-type="date">
            <text:p>16</text:p>
          </table:table-cell>
          <table:table-cell table:style-name="ce379" office:value-type="date" office:date-value="2018-06-17" calcext:value-type="date">
            <text:p>17</text:p>
          </table:table-cell>
          <table:table-cell table:style-name="ce386" office:value-type="date" office:date-value="2018-06-18" calcext:value-type="date">
            <text:p>18</text:p>
          </table:table-cell>
          <table:table-cell table:style-name="ce386" office:value-type="date" office:date-value="2018-06-19" calcext:value-type="date">
            <text:p>19</text:p>
          </table:table-cell>
          <table:table-cell table:style-name="ce386" office:value-type="date" office:date-value="2018-06-20" calcext:value-type="date">
            <text:p>20</text:p>
          </table:table-cell>
          <table:table-cell table:style-name="ce386" office:value-type="date" office:date-value="2018-06-21" calcext:value-type="date">
            <text:p>21</text:p>
          </table:table-cell>
          <table:table-cell table:style-name="ce386" office:value-type="date" office:date-value="2018-06-22" calcext:value-type="date">
            <text:p>22</text:p>
          </table:table-cell>
          <table:table-cell table:style-name="ce372" office:value-type="date" office:date-value="2018-06-23" calcext:value-type="date">
            <text:p>23</text:p>
          </table:table-cell>
          <table:table-cell table:style-name="ce379" office:value-type="date" office:date-value="2018-06-24" calcext:value-type="date">
            <text:p>24</text:p>
          </table:table-cell>
          <table:table-cell table:style-name="ce386" office:value-type="date" office:date-value="2018-06-25" calcext:value-type="date">
            <text:p>25</text:p>
          </table:table-cell>
          <table:table-cell table:style-name="ce386" office:value-type="date" office:date-value="2018-06-26" calcext:value-type="date">
            <text:p>26</text:p>
          </table:table-cell>
          <table:table-cell table:style-name="ce386" office:value-type="date" office:date-value="2018-06-27" calcext:value-type="date">
            <text:p>27</text:p>
          </table:table-cell>
          <table:table-cell table:style-name="ce386" office:value-type="date" office:date-value="2018-06-28" calcext:value-type="date">
            <text:p>28</text:p>
          </table:table-cell>
          <table:table-cell table:style-name="ce386" office:value-type="date" office:date-value="2018-06-29" calcext:value-type="date">
            <text:p>29</text:p>
          </table:table-cell>
          <table:table-cell table:style-name="ce372" office:value-type="date" office:date-value="2018-06-30" calcext:value-type="date">
            <text:p>30</text:p>
          </table:table-cell>
          <table:table-cell table:style-name="ce379" office:value-type="date" office:date-value="2018-07-01" calcext:value-type="date">
            <text:p>1</text:p>
          </table:table-cell>
          <table:table-cell table:style-name="ce386" office:value-type="date" office:date-value="2018-07-02" calcext:value-type="date">
            <text:p>2</text:p>
          </table:table-cell>
          <table:table-cell table:style-name="ce386" office:value-type="date" office:date-value="2018-07-03" calcext:value-type="date">
            <text:p>3</text:p>
          </table:table-cell>
          <table:table-cell table:style-name="ce386" office:value-type="date" office:date-value="2018-07-04" calcext:value-type="date">
            <text:p>4</text:p>
          </table:table-cell>
          <table:table-cell table:style-name="ce386" office:value-type="date" office:date-value="2018-07-05" calcext:value-type="date">
            <text:p>5</text:p>
          </table:table-cell>
          <table:table-cell table:style-name="ce386" office:value-type="date" office:date-value="2018-07-06" calcext:value-type="date">
            <text:p>6</text:p>
          </table:table-cell>
          <table:table-cell table:style-name="ce372" office:value-type="date" office:date-value="2018-07-07" calcext:value-type="date">
            <text:p>7</text:p>
          </table:table-cell>
          <table:table-cell table:style-name="ce379" office:value-type="date" office:date-value="2018-07-08" calcext:value-type="date">
            <text:p>8</text:p>
          </table:table-cell>
          <table:table-cell table:style-name="ce386" office:value-type="date" office:date-value="2018-07-09" calcext:value-type="date">
            <text:p>9</text:p>
          </table:table-cell>
          <table:table-cell table:style-name="ce386" office:value-type="date" office:date-value="2018-07-10" calcext:value-type="date">
            <text:p>10</text:p>
          </table:table-cell>
          <table:table-cell table:style-name="ce386" office:value-type="date" office:date-value="2018-07-11" calcext:value-type="date">
            <text:p>11</text:p>
          </table:table-cell>
          <table:table-cell table:style-name="ce386" office:value-type="date" office:date-value="2018-07-12" calcext:value-type="date">
            <text:p>12</text:p>
          </table:table-cell>
          <table:table-cell table:style-name="ce386" office:value-type="date" office:date-value="2018-07-13" calcext:value-type="date">
            <text:p>13</text:p>
          </table:table-cell>
          <table:table-cell table:style-name="ce372" office:value-type="date" office:date-value="2018-07-14" calcext:value-type="date">
            <text:p>14</text:p>
          </table:table-cell>
          <table:table-cell table:style-name="ce379" office:value-type="date" office:date-value="2018-07-15" calcext:value-type="date">
            <text:p>15</text:p>
          </table:table-cell>
          <table:table-cell table:style-name="ce843" office:value-type="date" office:date-value="2018-07-16" calcext:value-type="date">
            <text:p>16</text:p>
          </table:table-cell>
          <table:table-cell table:style-name="ce386" office:value-type="date" office:date-value="2018-07-17" calcext:value-type="date">
            <text:p>17</text:p>
          </table:table-cell>
          <table:table-cell table:style-name="ce386" office:value-type="date" office:date-value="2018-07-18" calcext:value-type="date">
            <text:p>18</text:p>
          </table:table-cell>
          <table:table-cell table:style-name="ce386" office:value-type="date" office:date-value="2018-07-19" calcext:value-type="date">
            <text:p>19</text:p>
          </table:table-cell>
          <table:table-cell table:style-name="ce386" office:value-type="date" office:date-value="2018-07-20" calcext:value-type="date">
            <text:p>20</text:p>
          </table:table-cell>
          <table:table-cell table:style-name="ce372" office:value-type="date" office:date-value="2018-07-21" calcext:value-type="date">
            <text:p>21</text:p>
          </table:table-cell>
          <table:table-cell table:style-name="ce379" office:value-type="date" office:date-value="2018-07-22" calcext:value-type="date">
            <text:p>22</text:p>
          </table:table-cell>
          <table:table-cell table:style-name="ce386" office:value-type="date" office:date-value="2018-07-23" calcext:value-type="date">
            <text:p>23</text:p>
          </table:table-cell>
          <table:table-cell table:style-name="ce386" office:value-type="date" office:date-value="2018-07-24" calcext:value-type="date">
            <text:p>24</text:p>
          </table:table-cell>
          <table:table-cell table:style-name="ce386" office:value-type="date" office:date-value="2018-07-25" calcext:value-type="date">
            <text:p>25</text:p>
          </table:table-cell>
          <table:table-cell table:style-name="ce386" office:value-type="date" office:date-value="2018-07-26" calcext:value-type="date">
            <text:p>26</text:p>
          </table:table-cell>
          <table:table-cell table:style-name="ce386" office:value-type="date" office:date-value="2018-07-27" calcext:value-type="date">
            <text:p>27</text:p>
          </table:table-cell>
          <table:table-cell table:style-name="ce372" office:value-type="date" office:date-value="2018-07-28" calcext:value-type="date">
            <text:p>28</text:p>
          </table:table-cell>
          <table:table-cell table:style-name="ce379" office:value-type="date" office:date-value="2018-07-29" calcext:value-type="date">
            <text:p>29</text:p>
          </table:table-cell>
          <table:table-cell table:style-name="ce386" office:value-type="date" office:date-value="2018-07-30" calcext:value-type="date">
            <text:p>30</text:p>
          </table:table-cell>
          <table:table-cell table:style-name="ce386" office:value-type="date" office:date-value="2018-07-31" calcext:value-type="date">
            <text:p>31</text:p>
          </table:table-cell>
          <table:table-cell table:style-name="ce386" office:value-type="date" office:date-value="2018-08-01" calcext:value-type="date">
            <text:p>1</text:p>
          </table:table-cell>
          <table:table-cell table:style-name="ce386" office:value-type="date" office:date-value="2018-08-02" calcext:value-type="date">
            <text:p>2</text:p>
          </table:table-cell>
          <table:table-cell table:style-name="ce386" office:value-type="date" office:date-value="2018-08-03" calcext:value-type="date">
            <text:p>3</text:p>
          </table:table-cell>
          <table:table-cell table:style-name="ce372" office:value-type="date" office:date-value="2018-08-04" calcext:value-type="date">
            <text:p>4</text:p>
          </table:table-cell>
          <table:table-cell table:style-name="ce379" office:value-type="date" office:date-value="2018-08-05" calcext:value-type="date">
            <text:p>5</text:p>
          </table:table-cell>
          <table:table-cell table:style-name="ce386" office:value-type="date" office:date-value="2018-08-06" calcext:value-type="date">
            <text:p>6</text:p>
          </table:table-cell>
          <table:table-cell table:style-name="ce386" office:value-type="date" office:date-value="2018-08-07" calcext:value-type="date">
            <text:p>7</text:p>
          </table:table-cell>
          <table:table-cell table:style-name="ce386" office:value-type="date" office:date-value="2018-08-08" calcext:value-type="date">
            <text:p>8</text:p>
          </table:table-cell>
          <table:table-cell table:style-name="ce386" office:value-type="date" office:date-value="2018-08-09" calcext:value-type="date">
            <text:p>9</text:p>
          </table:table-cell>
          <table:table-cell table:style-name="ce386" office:value-type="date" office:date-value="2018-08-10" calcext:value-type="date">
            <text:p>10</text:p>
          </table:table-cell>
          <table:table-cell table:style-name="ce406" office:value-type="date" office:date-value="2018-08-11" calcext:value-type="date">
            <text:p>11</text:p>
          </table:table-cell>
          <table:table-cell table:style-name="ce379" office:value-type="date" office:date-value="2018-08-12" calcext:value-type="date">
            <text:p>12</text:p>
          </table:table-cell>
          <table:table-cell table:style-name="ce386" office:value-type="date" office:date-value="2018-08-13" calcext:value-type="date">
            <text:p>13</text:p>
          </table:table-cell>
          <table:table-cell table:style-name="ce386" office:value-type="date" office:date-value="2018-08-14" calcext:value-type="date">
            <text:p>14</text:p>
          </table:table-cell>
          <table:table-cell table:style-name="ce386" office:value-type="date" office:date-value="2018-08-15" calcext:value-type="date">
            <text:p>15</text:p>
          </table:table-cell>
          <table:table-cell table:style-name="ce386" office:value-type="date" office:date-value="2018-08-16" calcext:value-type="date">
            <text:p>16</text:p>
          </table:table-cell>
          <table:table-cell table:style-name="ce386" office:value-type="date" office:date-value="2018-08-17" calcext:value-type="date">
            <text:p>17</text:p>
          </table:table-cell>
          <table:table-cell table:style-name="ce372" office:value-type="date" office:date-value="2018-08-18" calcext:value-type="date">
            <text:p>18</text:p>
          </table:table-cell>
          <table:table-cell table:style-name="ce379" office:value-type="date" office:date-value="2018-08-19" calcext:value-type="date">
            <text:p>19</text:p>
          </table:table-cell>
          <table:table-cell table:style-name="ce386" office:value-type="date" office:date-value="2018-08-20" calcext:value-type="date">
            <text:p>20</text:p>
          </table:table-cell>
          <table:table-cell table:style-name="ce386" office:value-type="date" office:date-value="2018-08-21" calcext:value-type="date">
            <text:p>21</text:p>
          </table:table-cell>
          <table:table-cell table:style-name="ce386" office:value-type="date" office:date-value="2018-08-22" calcext:value-type="date">
            <text:p>22</text:p>
          </table:table-cell>
          <table:table-cell table:style-name="ce386" office:value-type="date" office:date-value="2018-08-23" calcext:value-type="date">
            <text:p>23</text:p>
          </table:table-cell>
          <table:table-cell table:style-name="ce386" office:value-type="date" office:date-value="2018-08-24" calcext:value-type="date">
            <text:p>24</text:p>
          </table:table-cell>
          <table:table-cell table:style-name="ce372" office:value-type="date" office:date-value="2018-08-25" calcext:value-type="date">
            <text:p>25</text:p>
          </table:table-cell>
          <table:table-cell table:style-name="ce379" office:value-type="date" office:date-value="2018-08-26" calcext:value-type="date">
            <text:p>26</text:p>
          </table:table-cell>
          <table:table-cell table:style-name="ce386" office:value-type="date" office:date-value="2018-08-27" calcext:value-type="date">
            <text:p>27</text:p>
          </table:table-cell>
          <table:table-cell table:style-name="ce386" office:value-type="date" office:date-value="2018-08-28" calcext:value-type="date">
            <text:p>28</text:p>
          </table:table-cell>
          <table:table-cell table:style-name="ce386" office:value-type="date" office:date-value="2018-08-29" calcext:value-type="date">
            <text:p>29</text:p>
          </table:table-cell>
          <table:table-cell table:style-name="ce386" office:value-type="date" office:date-value="2018-08-30" calcext:value-type="date">
            <text:p>30</text:p>
          </table:table-cell>
          <table:table-cell table:style-name="ce386" office:value-type="date" office:date-value="2018-08-31" calcext:value-type="date">
            <text:p>31</text:p>
          </table:table-cell>
          <table:table-cell table:style-name="ce372" office:value-type="date" office:date-value="2018-09-01" calcext:value-type="date">
            <text:p>1</text:p>
          </table:table-cell>
          <table:table-cell table:style-name="ce379" office:value-type="date" office:date-value="2018-09-02" calcext:value-type="date">
            <text:p>2</text:p>
          </table:table-cell>
          <table:table-cell table:style-name="ce386" office:value-type="date" office:date-value="2018-09-03" calcext:value-type="date">
            <text:p>3</text:p>
          </table:table-cell>
          <table:table-cell table:style-name="ce386" office:value-type="date" office:date-value="2018-09-04" calcext:value-type="date">
            <text:p>4</text:p>
          </table:table-cell>
          <table:table-cell table:style-name="ce386" office:value-type="date" office:date-value="2018-09-05" calcext:value-type="date">
            <text:p>5</text:p>
          </table:table-cell>
          <table:table-cell table:style-name="ce386" office:value-type="date" office:date-value="2018-09-06" calcext:value-type="date">
            <text:p>6</text:p>
          </table:table-cell>
          <table:table-cell table:style-name="ce386" office:value-type="date" office:date-value="2018-09-07" calcext:value-type="date">
            <text:p>7</text:p>
          </table:table-cell>
          <table:table-cell table:style-name="ce372" office:value-type="date" office:date-value="2018-09-08" calcext:value-type="date">
            <text:p>8</text:p>
          </table:table-cell>
          <table:table-cell table:style-name="ce379" office:value-type="date" office:date-value="2018-09-09" calcext:value-type="date">
            <text:p>9</text:p>
          </table:table-cell>
          <table:table-cell table:style-name="ce328" table:number-columns-repeated="914"/>
        </table:table-row>
        <table:table-row table:style-name="ro12">
          <table:covered-table-cell table:number-columns-repeated="5" table:style-name="ce251"/>
          <table:table-cell table:style-name="ce258" office:value-type="string" calcext:value-type="string">
            <text:p>薬品整理</text:p>
          </table:table-cell>
          <table:table-cell table:style-name="ce259" office:value-type="string" calcext:value-type="string" table:number-columns-spanned="2" table:number-rows-spanned="1">
            <text:p>検血</text:p>
          </table:table-cell>
          <table:covered-table-cell table:style-name="ce855"/>
          <table:table-cell table:style-name="ce859" office:value-type="string" calcext:value-type="string">
            <text:p>透析</text:p>
          </table:table-cell>
          <table:table-cell table:style-name="ce590" office:value-type="string" calcext:value-type="string">
            <text:p>○</text:p>
          </table:table-cell>
          <table:table-cell table:style-name="ce593" table:number-columns-repeated="2"/>
          <table:table-cell table:style-name="ce585"/>
          <table:table-cell table:style-name="ce593" table:number-columns-repeated="3"/>
          <table:table-cell table:style-name="ce585"/>
          <table:table-cell table:style-name="ce593" table:number-columns-repeated="103"/>
          <table:table-cell table:style-name="ce585"/>
          <table:table-cell table:style-name="ce593" table:number-columns-repeated="903"/>
        </table:table-row>
        <table:table-row table:style-name="ro12">
          <table:covered-table-cell table:number-columns-repeated="5" table:style-name="ce251"/>
          <table:table-cell table:style-name="ce259" office:value-type="string" calcext:value-type="string">
            <text:p>薬品名抽出</text:p>
          </table:table-cell>
          <table:table-cell table:style-name="ce258" office:value-type="string" calcext:value-type="string" table:number-columns-spanned="2" table:number-rows-spanned="1">
            <text:p>画像・処置</text:p>
          </table:table-cell>
          <table:covered-table-cell table:style-name="ce856"/>
          <table:table-cell table:style-name="ce860" office:value-type="string" calcext:value-type="string">
            <text:p>火木土</text:p>
          </table:table-cell>
          <table:table-cell table:style-name="ce824" office:value-type="string" calcext:value-type="string">
            <text:p>胸Xp</text:p>
          </table:table-cell>
          <table:table-cell table:style-name="ce830" table:number-columns-repeated="2"/>
          <table:table-cell table:style-name="ce833"/>
          <table:table-cell table:style-name="ce830" table:number-columns-repeated="5"/>
          <table:table-cell table:style-name="ce841"/>
          <table:table-cell table:style-name="ce842" table:number-columns-repeated="2"/>
          <table:table-cell table:style-name="ce830"/>
          <table:table-cell table:style-name="ce841"/>
          <table:table-cell table:style-name="ce842"/>
          <table:table-cell table:style-name="ce841" table:number-columns-repeated="96"/>
          <table:table-cell table:style-name="ce848"/>
          <table:table-cell table:style-name="ce841" table:number-columns-repeated="105"/>
          <table:table-cell table:style-name="ce830" table:number-columns-repeated="15"/>
          <table:table-cell table:style-name="ce841" table:number-columns-repeated="783"/>
        </table:table-row>
        <table:table-row table:style-name="ro12">
          <table:table-cell table:style-name="ce569" table:number-columns-repeated="5"/>
          <table:table-cell table:style-name="ce578" office:value-type="string" calcext:value-type="string">
            <text:p>黒</text:p>
          </table:table-cell>
          <table:table-cell table:style-name="ce583"/>
          <table:table-cell table:style-name="ce857"/>
          <table:table-cell table:style-name="ce583"/>
          <table:table-cell table:style-name="ce825" table:number-columns-repeated="1015"/>
        </table:table-row>
        <table:table-row table:style-name="ro12">
          <table:table-cell table:style-name="ce571" table:number-columns-repeated="5"/>
          <table:table-cell table:style-name="ce580"/>
          <table:table-cell table:style-name="ce571"/>
          <table:table-cell table:style-name="ce604"/>
          <table:table-cell table:style-name="ce571"/>
          <table:table-cell table:style-name="ce580" table:number-columns-repeated="111"/>
          <table:table-cell table:style-name="ce861"/>
          <table:table-cell table:style-name="ce580" table:number-columns-repeated="137"/>
          <table:table-cell table:style-name="ce862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579" table:number-columns-repeated="766"/>
        </table:table-row>
        <table:table-row table:style-name="ro12">
          <table:table-cell table:number-columns-repeated="13"/>
          <table:table-cell table:style-name="ce837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00/00/00</text:date>, <text:time style:data-style-name="N2" text:time-value="13:31:37.49775743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29T13:47:25.328135259</dc:date>
    <meta:editing-duration>P8DT17H45M31S</meta:editing-duration>
    <meta:editing-cycles>1035</meta:editing-cycles>
    <meta:generator>LibreOffice/5.4.1.2$Linux_x86 LibreOffice_project/ea7cb86e6eeb2bf3a5af73a8f7777ac570321527</meta:generator>
    <meta:document-statistic meta:table-count="13" meta:cell-count="1967" meta:object-count="0"/>
  </office:meta>
</office:document-meta>
</file>